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loext:contextual-spacing="false" fo:margin-top="0in" fo:margin-bottom="0in" fo:orphans="2" fo:widows="2"/>
    </style:style>
    <style:style style:name="P2" style:family="paragraph" style:parent-style-name="code">
      <style:paragraph-properties fo:orphans="2" fo:widows="2"/>
    </style:style>
    <style:style style:name="P3" style:family="paragraph" style:parent-style-name="code">
      <style:text-properties style:font-name="Courier New1" fo:font-size="8.5pt" style:font-size-asian="8.5pt" style:font-size-complex="8.5pt"/>
    </style:style>
    <style:style style:name="P4" style:family="paragraph" style:parent-style-name="body">
      <style:paragraph-properties fo:orphans="2" fo:widows="2"/>
    </style:style>
    <style:style style:name="P5" style:family="paragraph" style:parent-style-name="body">
      <style:paragraph-properties loext:contextual-spacing="false" fo:margin-top="0in" fo:margin-bottom="0.0417in" style:line-height-at-least="0.1528in" fo:orphans="2" fo:widows="2"/>
      <style:text-properties style:font-name="Courier New" fo:font-size="9pt" style:font-size-asian="9pt" style:font-name-complex="Courier New2" style:font-size-complex="9pt"/>
    </style:style>
    <style:style style:name="P6" style:family="paragraph" style:parent-style-name="body">
      <style:paragraph-properties loext:contextual-spacing="false" fo:margin-top="0in" fo:margin-bottom="0.0417in" style:line-height-at-least="0.1528in" fo:orphans="2" fo:widows="2"/>
    </style:style>
    <style:style style:name="P7"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9" style:family="paragraph" style:parent-style-name="CellBody">
      <style:paragraph-properties loext:contextual-spacing="false"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10" style:family="paragraph" style:parent-style-name="CellBody">
      <style:paragraph-properties loext:contextual-spacing="false"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loext:contextual-spacing="false" fo:margin-top="0in" fo:margin-bottom="0.0693in" fo:orphans="2" fo:widows="2"/>
    </style:style>
    <style:style style:name="P19" style:family="paragraph" style:parent-style-name="sectionheading">
      <style:paragraph-properties loext:contextual-spacing="false" fo:margin-top="0.028in" fo:margin-bottom="0.0555in" fo:orphans="2" fo:widows="2"/>
    </style:style>
    <style:style style:name="P20" style:family="paragraph" style:parent-style-name="sectionheading">
      <style:paragraph-properties loext:contextual-spacing="false" fo:margin-top="0.0417in" fo:margin-bottom="0.0555in" fo:orphans="2" fo:widows="2"/>
    </style:style>
    <style:style style:name="P21" style:family="paragraph" style:parent-style-name="Text_20_body">
      <style:paragraph-properties loext:contextual-spacing="false" fo:margin-left="0.748in" fo:margin-right="0in" fo:margin-top="0in" fo:margin-bottom="0.0835in" style:line-height-at-least="0.1665in" fo:orphans="2" fo:widows="2" fo:text-indent="0in" style:auto-text-indent="false" fo:background-color="transparent" style:writing-mode="lr-tb">
        <style:background-image/>
      </style:paragraph-properties>
      <style:text-properties style:font-name="Courier New1" fo:font-size="8.5pt" style:font-size-asian="8.5pt" style:font-size-complex="8.5pt"/>
    </style:style>
    <style:style style:name="P22" style:family="paragraph" style:parent-style-name="Text_20_body">
      <style:paragraph-properties loext:contextual-spacing="false" fo:margin-left="0.748in" fo:margin-right="0in" fo:margin-top="0in" fo:margin-bottom="0.0835in" style:line-height-at-least="0.1665in" fo:orphans="2" fo:widows="2" fo:text-indent="0in" style:auto-text-indent="false" fo:background-color="transparent" style:writing-mode="lr-tb">
        <style:background-image/>
      </style:paragraph-properties>
      <style:text-properties fo:color="#000000" style:font-name="Courier New1" fo:font-size="8.5pt" style:font-size-asian="8.5pt" style:font-size-complex="8.5pt"/>
    </style:style>
    <style:style style:name="P23"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fo:background-color="transparent" style:writing-mode="lr-tb">
        <style:background-image/>
      </style:paragraph-properties>
      <style:text-properties style:font-name="Courier New1" fo:font-size="8.5pt" style:font-size-asian="8.5pt" style:font-size-complex="8.5pt"/>
    </style:style>
    <style:style style:name="P24" style:family="paragraph" style:parent-style-name="Text_20_body" style:master-page-name="">
      <style:paragraph-properties loext:contextual-spacing="false" fo:margin-left="0.748in" fo:margin-right="0in" fo:margin-top="0in" fo:margin-bottom="0.0835in" style:line-height-at-least="0.1665in" fo:orphans="2" fo:widows="2" fo:text-indent="0in" style:auto-text-indent="false" style:page-number="auto" fo:background-color="transparent" style:writing-mode="lr-tb">
        <style:background-image/>
      </style:paragraph-properties>
      <style:text-properties fo:color="#000000" style:font-name="Courier New1" fo:font-size="8.5pt" style:font-size-asian="8.5pt" style:font-size-complex="8.5pt"/>
    </style:style>
    <style:style style:name="P25" style:family="paragraph" style:parent-style-name="Heading_20_2">
      <style:paragraph-properties loext:contextual-spacing="false" fo:margin-top="0in" fo:margin-bottom="0.0555in" fo:orphans="2" fo:widows="2"/>
    </style:style>
    <style:style style:name="P26" style:family="paragraph" style:parent-style-name="Heading_20_3">
      <style:paragraph-properties fo:orphans="2" fo:widows="2"/>
    </style:style>
    <style:style style:name="P27" style:family="paragraph" style:parent-style-name="Heading_20_3">
      <style:paragraph-properties fo:orphans="2" fo:widows="2"/>
      <style:text-properties fo:color="#000000"/>
    </style:style>
    <style:style style:name="P28" style:family="paragraph" style:parent-style-name="Heading_20_3">
      <style:paragraph-properties loext:contextual-spacing="false" fo:margin-top="0.0417in" fo:margin-bottom="0.0693in" fo:orphans="2" fo:widows="2"/>
    </style:style>
    <style:style style:name="P29" style:family="paragraph" style:parent-style-name="Heading_20_3">
      <style:paragraph-properties loext:contextual-spacing="false" fo:margin-top="0.0555in" fo:margin-bottom="0.0693in" fo:orphans="2" fo:widows="2"/>
    </style:style>
    <style:style style:name="P30"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1" style:family="paragraph" style:parent-style-name="Heading_20_1" style:master-page-name="Standard">
      <style:paragraph-properties loext:contextual-spacing="false" fo:margin-top="0in" fo:margin-bottom="0in" fo:orphans="2" fo:widows="2" style:page-number="auto"/>
    </style:style>
    <style:style style:name="P32"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9pt" style:font-size-asian="9pt" style:font-name-complex="Courier New2" style:font-size-complex="9pt"/>
    </style:style>
    <style:style style:name="T3" style:family="text">
      <style:text-properties style:use-window-font-color="true"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9000025F9000000C9A96828DD27FE8892.wmf" xlink:type="simple" xlink:show="embed" xlink:actuate="onLoad">
          <text:p/>
        </draw:image>
      </draw:frame>
      <draw:frame text:anchor-type="page" text:anchor-page-number="1" draw:z-index="2" draw:name="Picture 6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5" draw:name="Picture 69"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0"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1"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32"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32" svg:width="2.7913in" svg:height="0.135in" svg:x="-2.3752in" svg:y="0in">
        <draw:image xlink:href="Pictures/2000000900000FB5000000C9E5A4A80D23E7850E.wmf" xlink:type="simple" xlink:show="embed" xlink:actuate="onLoad">
          <text:p/>
        </draw:image>
      </draw:frame>
      <text:p text:style-name="P31"><text:alphabetical-index-mark-start text:id="IMark4831883344" text:main-entry="true"/>Annotations<text:alphabetical-index-mark-end text:id="IMark4831883344"/> and <text:alphabetical-index-mark-start text:id="IMark4860567080" text:main-entry="true"/>Metadata API<text:alphabetical-index-mark-end text:id="IMark4860567080"/></text:p>
      <text:p text:style-name="P14"><draw:frame draw:style-name="fr1" draw:name="graphics1" text:anchor-type="as-char" svg:width="6.5in" svg:height="0.1346in" draw:z-index="16"><draw:image xlink:href="Pictures/20000009000025F9000000C9A96828DD27FE8892.wmf" xlink:type="simple" xlink:show="embed" xlink:actuate="onLoad"/></draw:frame></text:p>
      <text:p text:style-name="P4">This chapter specifies the <text:alphabetical-index-mark-start text:id="IMark4860567080" text:main-entry="true"/><text:alphabetical-index-mark-start text:id="IMark4831883344"/>annotations<text:alphabetical-index-mark-end text:id="IMark4831883344"/><text:alphabetical-index-mark-end text:id="IMark4860567080"/> that describe a persistence-capable class or interface, optionally including its mapping to a relational database; and an API to dynamically access and create metadata. The <text:alphabetical-index-mark-start text:id="IMark4831883632" text:main-entry="true"/>annotations<text:alphabetical-index-mark-end text:id="IMark4831883632"/>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831883728" text:main-entry="true"/>annotations<text:alphabetical-index-mark-end text:id="IMark4831883728"/>, xml, or API, the metadata can be obtained at runtime via the API.</text:p>
      <text:p text:style-name="P4">The <text:alphabetical-index-mark-start text:id="IMark4831883728" text:main-entry="true"/>annotations<text:alphabetical-index-mark-end text:id="IMark4831883728"/> described herein support the entire range of metadata that can be expressed using the xml format. <text:alphabetical-index-mark-start text:id="IMark4831883632" text:main-entry="true"/>Annotations<text:alphabetical-index-mark-end text:id="IMark4831883632"/> have identical semantics to the corresponding xml metadata. </text:p>
      <text:p text:style-name="P4">All <text:alphabetical-index-mark-start text:id="IMark4831883632" text:main-entry="true"/>annotations<text:alphabetical-index-mark-end text:id="IMark4831883632"/> are defined in the package javax.jdo.<text:alphabetical-index-mark-start text:id="IMark4831883728" text:main-entry="true"/>annotations<text:alphabetical-index-mark-end text:id="IMark4831883728"/>. <text:alphabetical-index-mark-start text:id="IMark4860567080" text:main-entry="true"/>Annotations<text:alphabetical-index-mark-end text:id="IMark4860567080"/> apply to classes, fields, or methods, depending on their purpose. If xml metadata is defined for annotated classes, fields, or methods, xml metadata overrides the annotation.</text:p>
      <text:p text:style-name="P4"><text:alphabetical-index-mark-start text:id="IMark4860567080" text:main-entry="true"/>Annotations<text:alphabetical-index-mark-end text:id="IMark4860567080"/> can be applied to classes and interfaces; and within classes and interfaces, to fields and methods. <text:alphabetical-index-mark-start text:id="IMark4831883728" text:main-entry="true"/>Annotations<text:alphabetical-index-mark-end text:id="IMark4831883728"/>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4">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831883728" text:key1="annotation"/>element<text:alphabetical-index-mark-end text:id="IMark4831883728"/> names follow the Java field naming convention: lower case the first character and camel case compound words.</text:p>
      <text:p text:style-name="P4"><text:alphabetical-index-mark-start text:id="IMark4831883728" text:main-entry="true"/>Annotations<text:alphabetical-index-mark-end text:id="IMark4831883728"/> differ from xml metadata in the richness of usage. The differences become significant in several areas:</text:p>
      <text:p text:style-name="P18">•<text:tab/>Multiple <text:alphabetical-index-mark-start text:id="IMark4831883728" text:main-entry="true"/>annotations<text:alphabetical-index-mark-end text:id="IMark4831883728"/>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860567080" text:key1="annotation"/><text:span text:style-name="T1">Index</text:span><text:alphabetical-index-mark-end text:id="IMark4860567080"/> can appear only once so there is an <text:span text:style-name="T1">@</text:span><text:alphabetical-index-mark-start text:id="IMark4831883632" text:key1="annotation"/><text:span text:style-name="T1">Indices</text:span><text:alphabetical-index-mark-end text:id="IMark4831883632"/> that contains an array of <text:span text:style-name="T1">@</text:span><text:alphabetical-index-mark-start text:id="IMark4831883344" text:key1="annotation"/><text:span text:style-name="T1">Index</text:span><text:alphabetical-index-mark-end text:id="IMark4831883344"/> <text:alphabetical-index-mark-start text:id="IMark4831883824" text:main-entry="true"/>annotations<text:alphabetical-index-mark-end text:id="IMark4831883824"/>.</text:p>
      <text:p text:style-name="P18">•<text:tab/><text:alphabetical-index-mark-start text:id="IMark4831883824" text:main-entry="true"/>Annotations<text:alphabetical-index-mark-end text:id="IMark4831883824"/> cannot have null defaults. Therefore, <text:span text:style-name="T1">boolean</text:span> <text:alphabetical-index-mark-start text:id="IMark4831883344" text:key1="annotation"/>element<text:alphabetical-index-mark-end text:id="IMark4831883344"/>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831883632" text:main-entry="true"/>annotations<text:alphabetical-index-mark-end text:id="IMark4831883632"/>. For example, <text:span text:style-name="T1">@</text:span><text:alphabetical-index-mark-start text:id="IMark4860567080" text:key1="enum"/><text:span text:style-name="T1">Persistent</text:span><text:alphabetical-index-mark-end text:id="IMark4860567080"/> has an <text:alphabetical-index-mark-start text:id="IMark4831883728" text:key1="annotation"/>element<text:alphabetical-index-mark-end text:id="IMark4831883728"/> <text:alphabetical-index-mark-start text:id="IMark4831883920" text:key1="annotation"/><text:span text:style-name="T1">primaryKey</text:span><text:alphabetical-index-mark-end text:id="IMark4831883920"/><text:span text:style-name="T1">()</text:span> which defaults to the empty String, and if unspecified, defaults to <text:span text:style-name="T1">true</text:span> if the <text:span text:style-name="T1">@</text:span><text:alphabetical-index-mark-start text:id="IMark4831884016" text:key1="annotation"/><text:span text:style-name="T1">PrimaryKey</text:span><text:alphabetical-index-mark-end text:id="IMark4831884016"/>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4831884016" text:main-entry="true"/>annotations<text:alphabetical-index-mark-end text:id="IMark4831884016"/>, where annotation elements would need to be of an annotation type, the <text:alphabetical-index-mark-start text:id="IMark4831883920" text:key1="annotation"/>element<text:alphabetical-index-mark-end text:id="IMark4831883920"/> is instead promoted to directly annotate the class, interface, field, or method. For example, xml <text:alphabetical-index-mark-start text:id="IMark4831883728" text:key1="annotation"/>element<text:alphabetical-index-mark-end text:id="IMark4831883728"/> <text:alphabetical-index-mark-start text:id="IMark4860567080" text:key1="annotation"/><text:span text:style-name="T1">key</text:span><text:alphabetical-index-mark-end text:id="IMark4860567080"/> is a contained <text:alphabetical-index-mark-start text:id="IMark4831883632" text:key1="annotation"/>element<text:alphabetical-index-mark-end text:id="IMark4831883632"/> of xml <text:alphabetical-index-mark-start text:id="IMark4831883344" text:key1="annotation"/>element<text:alphabetical-index-mark-end text:id="IMark4831883344"/> <text:span text:style-name="T1">field</text:span> but in <text:alphabetical-index-mark-start text:id="IMark4831883824" text:main-entry="true"/>annotations<text:alphabetical-index-mark-end text:id="IMark4831883824"/> it is a separate <text:span text:style-name="T1">@</text:span><text:alphabetical-index-mark-start text:id="IMark4831884112" text:key1="annotation"/><text:span text:style-name="T1">Key</text:span><text:alphabetical-index-mark-end text:id="IMark4831884112"/> annotation applied to the field or property directly.</text:p>
      <text:p text:style-name="P19"><text:tab/><text:tab/>Java Persistence API <text:alphabetical-index-mark-start text:id="IMark4831884112" text:main-entry="true"/>Annotations<text:alphabetical-index-mark-end text:id="IMark4831884112"/></text:p>
      <text:p text:style-name="P4">A JDO implementation that supports jdo <text:alphabetical-index-mark-start text:id="IMark4831884112" text:main-entry="true"/>annotations<text:alphabetical-index-mark-end text:id="IMark4831884112"/> must also support Java Persistence API <text:alphabetical-index-mark-start text:id="IMark4831883824" text:main-entry="true"/>annotations<text:alphabetical-index-mark-end text:id="IMark4831883824"/>. </text:p>
      <text:p text:style-name="P20"><text:tab/><text:tab/>Overrides</text:p>
      <text:p text:style-name="P4">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831883824" text:main-entry="true"/>annotations<text:alphabetical-index-mark-end text:id="IMark4831883824"/>, which override metadata specified in Java Persistence API <text:alphabetical-index-mark-start text:id="IMark4831884112" text:main-entry="true"/>annotations<text:alphabetical-index-mark-end text:id="IMark4831884112"/>. ]</text:p>
      <text:p text:style-name="P15"><draw:frame draw:style-name="fr1" draw:name="1" text:anchor-type="as-char" svg:width="2.7917in" svg:height="0.1346in" draw:z-index="4"><draw:image xlink:href="Pictures/2000000900000FB5000000C9E5A4A80D23E7850E.wmf" xlink:type="simple" xlink:show="embed" xlink:actuate="onLoad"/></draw:frame></text:p>
      <text:h text:style-name="P25" text:outline-level="2"><text:alphabetical-index-mark-start text:id="IMark4831884112" text:main-entry="true"/>Metadata <text:alphabetical-index-mark-start text:id="IMark4831883824" text:main-entry="true"/>Annotations<text:alphabetical-index-mark-end text:id="IMark4831883824"/><text:alphabetical-index-mark-end text:id="IMark4831884112"/></text:h>
      <text:p text:style-name="P4">The following describes each jdo annotation, in alphabetical <text:alphabetical-index-mark-start text:id="IMark4831884112" text:key1="annotation"/>order<text:alphabetical-index-mark-end text:id="IMark4831884112"/>.</text:p>
      <text:h text:style-name="P28" text:outline-level="3"><text:alphabetical-index-mark-start text:id="IMark4831884112" text:key1="annotation"/>Cacheable<text:alphabetical-index-mark-end text:id="IMark4831884112"/> Annotation</text:h>
      <text:p text:style-name="P2">@Target({ElementType.TYPE, ElementType.FIELD, ElementType.METHOD}) </text:p>
      <text:p text:style-name="P2">@Retention(RetentionPolicy.RUNTIME)</text:p>
      <text:p text:style-name="P2">public @interface <text:alphabetical-index-mark-start text:id="IMark4831884112" text:key1="annotation"/>Cacheable<text:alphabetical-index-mark-end text:id="IMark4831884112"/></text:p>
      <text:p text:style-name="P2">{</text:p>
      <text:p text:style-name="P2"><text:tab/>String <text:alphabetical-index-mark-start text:id="IMark4831884112" text:key1="annotation"/>value<text:alphabetical-index-mark-end text:id="IMark4831884112"/>() default “true”;</text:p>
      <text:p text:style-name="P2">}</text:p>
      <text:p text:style-name="P2"/>
      <text:h text:style-name="P26" text:outline-level="3"><text:alphabetical-index-mark-start text:id="IMark4831884112" text:key1="annotation"/>Column<text:alphabetical-index-mark-end text:id="IMark4831884112"/> Annotation</text:h>
      <text:p text:style-name="P2">@Target({ElementType.FIELD, ElementType.METHOD, ElementType.TYPE}) </text:p>
      <text:p text:style-name="P2">@Retention(RetentionPolicy.RUNTIME)</text:p>
      <text:p text:style-name="P2">@Repeatable(Columns.class)</text:p>
      <text:p text:style-name="P2">public @interface <text:alphabetical-index-mark-start text:id="IMark4831884112" text:key1="annotation"/>Column<text:alphabetical-index-mark-end text:id="IMark4831884112"/></text:p>
      <text:p text:style-name="P2">{</text:p>
      <text:p text:style-name="P2"><text:s text:c="4"/>/**</text:p>
      <text:p text:style-name="P2"><text:s text:c="5"/>* Name of the <text:alphabetical-index-mark-start text:id="IMark4831884112" text:key1="annotation"/>column<text:alphabetical-index-mark-end text:id="IMark4831884112"/>.</text:p>
      <text:p text:style-name="P2"><text:s text:c="5"/>* @return the name of the <text:alphabetical-index-mark-start text:id="IMark4831884112" text:key1="annotation"/>column<text:alphabetical-index-mark-end text:id="IMark4831884112"/></text:p>
      <text:p text:style-name="P2"><text:s text:c="5"/>*/</text:p>
      <text:p text:style-name="P2"><text:s text:c="4"/>String name() default ““;</text:p>
      <text:p text:style-name="P2"/>
      <text:p text:style-name="P2"><text:s text:c="4"/>/**</text:p>
      <text:p text:style-name="P2"><text:s text:c="5"/>* Target <text:alphabetical-index-mark-start text:id="IMark4831884112" text:key1="annotation"/>column<text:alphabetical-index-mark-end text:id="IMark4831884112"/> for this <text:alphabetical-index-mark-start text:id="IMark4831883824" text:key1="annotation"/>column<text:alphabetical-index-mark-end text:id="IMark4831883824"/> in the other table when part of a </text:p>
      <text:p text:style-name="P2"><text:s text:c="5"/>* foreign <text:alphabetical-index-mark-start text:id="IMark4831883824" text:key1="annotation"/>key<text:alphabetical-index-mark-end text:id="IMark4831883824"/> relation.</text:p>
      <text:p text:style-name="P2"><text:s text:c="5"/>* @return the target <text:alphabetical-index-mark-start text:id="IMark4831883824" text:key1="annotation"/>column<text:alphabetical-index-mark-end text:id="IMark4831883824"/> in the other table for this <text:alphabetical-index-mark-start text:id="IMark4831884112" text:key1="annotation"/>column<text:alphabetical-index-mark-end text:id="IMark4831884112"/> </text:p>
      <text:p text:style-name="P2"><text:s text:c="5"/>* when part of a foreign <text:alphabetical-index-mark-start text:id="IMark4831884112" text:key1="annotation"/>key<text:alphabetical-index-mark-end text:id="IMark4831884112"/> relation.</text:p>
      <text:p text:style-name="P2"><text:s text:c="5"/>*/</text:p>
      <text:p text:style-name="P2"><text:s text:c="4"/>String target() default ““;</text:p>
      <text:p text:style-name="P2"><text:soft-page-break/></text:p>
      <text:p text:style-name="P2"><text:s text:c="4"/>/**</text:p>
      <text:p text:style-name="P2"><text:s text:c="5"/>* Target member in the other class or interface for this <text:alphabetical-index-mark-start text:id="IMark4831884112" text:key1="annotation"/>column<text:alphabetical-index-mark-end text:id="IMark4831884112"/> </text:p>
      <text:p text:style-name="P2"><text:s text:c="5"/>* when part of a bidirectional relation.</text:p>
      <text:p text:style-name="P2"><text:s text:c="5"/>* @return the target member for this <text:alphabetical-index-mark-start text:id="IMark4831884112" text:key1="annotation"/>column<text:alphabetical-index-mark-end text:id="IMark483188411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831884112" text:key1="annotation"/>column<text:alphabetical-index-mark-end text:id="IMark4831884112"/>.</text:p>
      <text:p text:style-name="P2"><text:s text:c="5"/>* @return JDBC type for this <text:alphabetical-index-mark-start text:id="IMark4831884112" text:key1="annotation"/>column<text:alphabetical-index-mark-end text:id="IMark4831884112"/></text:p>
      <text:p text:style-name="P2"><text:s text:c="5"/>*/</text:p>
      <text:p text:style-name="P2"><text:s text:c="4"/>String jdbcType() default ““;</text:p>
      <text:p text:style-name="P2"/>
      <text:p text:style-name="P2"><text:s text:c="4"/>/**</text:p>
      <text:p text:style-name="P2"><text:s text:c="5"/>* SQL Type for this <text:alphabetical-index-mark-start text:id="IMark4831884112" text:key1="annotation"/>column<text:alphabetical-index-mark-end text:id="IMark4831884112"/>.</text:p>
      <text:p text:style-name="P2"><text:s text:c="5"/>* @return SQL type for this <text:alphabetical-index-mark-start text:id="IMark4831884112" text:key1="annotation"/>column<text:alphabetical-index-mark-end text:id="IMark483188411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831884112" text:key1="annotation"/>column<text:alphabetical-index-mark-end text:id="IMark4831884112"/>.</text:p>
      <text:p text:style-name="P2"><text:s text:c="5"/>* @return the maximum length of data stored in this <text:alphabetical-index-mark-start text:id="IMark4831884112" text:key1="annotation"/>column<text:alphabetical-index-mark-end text:id="IMark4831884112"/></text:p>
      <text:p text:style-name="P2"><text:s text:c="5"/>*/</text:p>
      <text:p text:style-name="P2"><text:s text:c="4"/>int length() default -1;</text:p>
      <text:p text:style-name="P2"/>
      <text:p text:style-name="P2"><text:s text:c="4"/>/**</text:p>
      <text:p text:style-name="P2"><text:s text:c="5"/>* Scale for the <text:alphabetical-index-mark-start text:id="IMark4831884112" text:key1="annotation"/>column<text:alphabetical-index-mark-end text:id="IMark4831884112"/> when handling floating point values.</text:p>
      <text:p text:style-name="P2"><text:s text:c="5"/>* @return the scale for the <text:alphabetical-index-mark-start text:id="IMark4831884112" text:key1="annotation"/>column<text:alphabetical-index-mark-end text:id="IMark4831884112"/>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831884112" text:key1="annotation"/>column<text:alphabetical-index-mark-end text:id="IMark4831884112"/> allows null values to be inserted.</text:p>
      <text:p text:style-name="P2"><text:s text:c="5"/>* @return whether the <text:alphabetical-index-mark-start text:id="IMark4831884112" text:key1="annotation"/>column<text:alphabetical-index-mark-end text:id="IMark4831884112"/>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831884112" text:key1="annotation"/>value<text:alphabetical-index-mark-end text:id="IMark4831884112"/> for this <text:alphabetical-index-mark-start text:id="IMark4831883824" text:key1="annotation"/>column<text:alphabetical-index-mark-end text:id="IMark4831883824"/>.</text:p>
      <text:p text:style-name="P2"><text:s text:c="5"/>* @return the default <text:alphabetical-index-mark-start text:id="IMark4831883824" text:key1="annotation"/>value<text:alphabetical-index-mark-end text:id="IMark4831883824"/> for this <text:alphabetical-index-mark-start text:id="IMark4831884112" text:key1="annotation"/>column<text:alphabetical-index-mark-end text:id="IMark4831884112"/></text:p>
      <text:p text:style-name="P2"><text:s text:c="5"/>*/</text:p>
      <text:p text:style-name="P2"><text:s text:c="4"/>String defaultValue() default ““;</text:p>
      <text:p text:style-name="P2"/>
      <text:p text:style-name="P2"><text:s text:c="4"/>/**</text:p>
      <text:p text:style-name="P2"><text:s text:c="5"/>* <text:alphabetical-index-mark-start text:id="IMark4831884112" text:key1="annotation"/>Value<text:alphabetical-index-mark-end text:id="IMark4831884112"/> to be inserted when this is an “unmapped” <text:alphabetical-index-mark-start text:id="IMark4831883824" text:key1="annotation"/>column<text:alphabetical-index-mark-end text:id="IMark4831883824"/></text:p>
      <text:p text:style-name="P2"><text:s text:c="5"/>* @return the <text:alphabetical-index-mark-start text:id="IMark4831883824" text:key1="annotation"/>value<text:alphabetical-index-mark-end text:id="IMark4831883824"/> to be inserted when this is an “unmapped” <text:alphabetical-index-mark-start text:id="IMark4831884112" text:key1="annotation"/>column<text:alphabetical-index-mark-end text:id="IMark4831884112"/></text:p>
      <text:p text:style-name="P2"><text:s text:c="5"/>*/</text:p>
      <text:p text:style-name="P2"><text:s text:c="4"/>String insertValue() default ““;</text:p>
      <text:p text:style-name="P2"/>
      <text:p text:style-name="P2"><text:s text:c="4"/>/** Vendor <text:alphabetical-index-mark-start text:id="IMark4831884112" text:key1="annotation"/>extensions<text:alphabetical-index-mark-end text:id="IMark4831884112"/>.</text:p>
      <text:p text:style-name="P2"><text:s text:c="5"/>* @return the vendor <text:alphabetical-index-mark-start text:id="IMark4831884112" text:key1="annotation"/>extensions<text:alphabetical-index-mark-end text:id="IMark4831884112"/></text:p>
      <text:p text:style-name="P2"><text:s text:c="5"/>*/</text:p>
      <text:p text:style-name="P2"><text:s text:c="4"/><text:alphabetical-index-mark-start text:id="IMark4831884112" text:key1="annotation"/>Extension<text:alphabetical-index-mark-end text:id="IMark4831884112"/>[] <text:alphabetical-index-mark-start text:id="IMark4831883824" text:key1="annotation"/>extensions<text:alphabetical-index-mark-end text:id="IMark4831883824"/>() default {};</text:p>
      <text:p text:style-name="P2"/>
      <text:p text:style-name="P2"><text:soft-page-break/></text:p>
      <text:p text:style-name="code"><text:s text:c="4"/>/**</text:p>
      <text:p text:style-name="code"><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p>
      <text:p text:style-name="P2"/>
      <text:h text:style-name="P26" text:outline-level="3"><text:alphabetical-index-mark-start text:id="IMark4831883824" text:key1="annotation"/>Columns<text:alphabetical-index-mark-end text:id="IMark4831883824"/> Annotation</text:h>
      <text:p text:style-name="P2">@Target({ElementType.FIELD, ElementType.METHOD, ElementType.TYPE}) </text:p>
      <text:p text:style-name="P2">@Retention(RetentionPolicy.RUNTIME)</text:p>
      <text:p text:style-name="P2">public @interface <text:alphabetical-index-mark-start text:id="IMark4831883824" text:key1="annotation"/>Columns<text:alphabetical-index-mark-end text:id="IMark4831883824"/></text:p>
      <text:p text:style-name="P2">{</text:p>
      <text:p text:style-name="P2"><text:s text:c="4"/>/** The <text:alphabetical-index-mark-start text:id="IMark4831883824" text:key1="annotation"/>columns<text:alphabetical-index-mark-end text:id="IMark4831883824"/> annotation information.</text:p>
      <text:p text:style-name="P2"><text:s text:c="5"/>* @return the <text:alphabetical-index-mark-start text:id="IMark4831883824" text:key1="annotation"/>columns<text:alphabetical-index-mark-end text:id="IMark4831883824"/></text:p>
      <text:p text:style-name="P2"><text:s text:c="5"/>*/</text:p>
      <text:p text:style-name="P2"><text:s text:c="4"/><text:alphabetical-index-mark-start text:id="IMark4831883824" text:key1="annotation"/>Column<text:alphabetical-index-mark-end text:id="IMark4831883824"/>[] <text:alphabetical-index-mark-start text:id="IMark4831884112" text:key1="annotation"/>value<text:alphabetical-index-mark-end text:id="IMark4831884112"/>();</text:p>
      <text:p text:style-name="P2">}</text:p>
      <text:p text:style-name="P2"/>
      <text:h text:style-name="P26" text:outline-level="3"><text:alphabetical-index-mark-start text:id="IMark4831884112" text:key1="annotation"/>DatastoreIdentity<text:alphabetical-index-mark-end text:id="IMark4831884112"/> Annotation</text:h>
      <text:p text:style-name="P2">@Target(ElementType.TYPE) </text:p>
      <text:p text:style-name="P2">@Retention(RetentionPolicy.RUNTIME)</text:p>
      <text:p text:style-name="P2">public @interface <text:alphabetical-index-mark-start text:id="IMark4831884112" text:key1="annotation"/>DatastoreIdentity<text:alphabetical-index-mark-end text:id="IMark483188411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831884112" text:key1="annotation"/>IdGeneratorStrategy<text:alphabetical-index-mark-end text:id="IMark4831884112"/> strategy() default <text:alphabetical-index-mark-start text:id="IMark4831883824" text:key1="annotation"/>IdGeneratorStrategy<text:alphabetical-index-mark-end text:id="IMark4831883824"/>.UNSPECIFIED;</text:p>
      <text:p text:style-name="P2"/>
      <text:p text:style-name="P2"><text:s text:c="4"/>/** Custom strategy to use to generate the <text:alphabetical-index-mark-start text:id="IMark4831883824" text:key1="annotation"/>value<text:alphabetical-index-mark-end text:id="IMark4831883824"/>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831883824" text:key1="annotation"/>sequence<text:alphabetical-index-mark-end text:id="IMark4831883824"/> to use when the strategy involves sequences</text:p>
      <text:p text:style-name="P2"><text:s text:c="5"/>* @return Name of <text:alphabetical-index-mark-start text:id="IMark4831883824" text:key1="annotation"/>sequence<text:alphabetical-index-mark-end text:id="IMark4831883824"/> to use when the strategy involves sequences</text:p>
      <text:p text:style-name="P2"><text:s text:c="5"/>*/</text:p>
      <text:p text:style-name="P2"><text:s text:c="4"/>String <text:alphabetical-index-mark-start text:id="IMark4831883824" text:key1="annotation"/>sequence<text:alphabetical-index-mark-end text:id="IMark4831883824"/>() default ““;</text:p>
      <text:p text:style-name="P2"/>
      <text:p text:style-name="P2"><text:s text:c="4"/>/**</text:p>
      <text:p text:style-name="P2"><text:s text:c="5"/>* Name of the <text:alphabetical-index-mark-start text:id="IMark4831883824" text:key1="annotation"/>column<text:alphabetical-index-mark-end text:id="IMark4831883824"/> for the datastore identity</text:p>
      <text:p text:style-name="P2"><text:s text:c="5"/>* @return Name of the <text:alphabetical-index-mark-start text:id="IMark4831883824" text:key1="annotation"/>column<text:alphabetical-index-mark-end text:id="IMark4831883824"/> for the datastore identity</text:p>
      <text:p text:style-name="P2"><text:s text:c="5"/>*/</text:p>
      <text:p text:style-name="P2"><text:s text:c="4"/>String <text:alphabetical-index-mark-start text:id="IMark4831883824" text:key1="annotation"/>column<text:alphabetical-index-mark-end text:id="IMark4831883824"/>() default ““;</text:p>
      <text:p text:style-name="P2"/>
      <text:p text:style-name="P2"><text:s text:c="4"/>/**</text:p>
      <text:p text:style-name="P2"><text:s text:c="5"/>* The <text:alphabetical-index-mark-start text:id="IMark4831883824" text:key1="annotation"/>column<text:alphabetical-index-mark-end text:id="IMark4831883824"/>(s) making up the datastore identity.</text:p>
      <text:p text:style-name="P2"><text:s text:c="5"/>* @return The <text:alphabetical-index-mark-start text:id="IMark4831883824" text:key1="annotation"/>column<text:alphabetical-index-mark-end text:id="IMark4831883824"/>(s) making up the datastore identity.</text:p>
      <text:p text:style-name="P2"><text:s text:c="5"/>*/</text:p>
      <text:p text:style-name="P2"><text:soft-page-break/><text:s text:c="4"/><text:alphabetical-index-mark-start text:id="IMark4831883824" text:key1="annotation"/>Column<text:alphabetical-index-mark-end text:id="IMark4831883824"/>[] <text:alphabetical-index-mark-start text:id="IMark4831884112" text:key1="annotation"/>columns<text:alphabetical-index-mark-end text:id="IMark4831884112"/>() default {};</text:p>
      <text:p text:style-name="P2"/>
      <text:p text:style-name="P2"><text:s text:c="4"/>/** Vendor <text:alphabetical-index-mark-start text:id="IMark4831884112" text:key1="annotation"/>extensions<text:alphabetical-index-mark-end text:id="IMark4831884112"/>. </text:p>
      <text:p text:style-name="P2"><text:s text:c="5"/>* @return the vendor <text:alphabetical-index-mark-start text:id="IMark4831884112" text:key1="annotation"/>extensions<text:alphabetical-index-mark-end text:id="IMark4831884112"/></text:p>
      <text:p text:style-name="P2"><text:s text:c="5"/>*/</text:p>
      <text:p text:style-name="P2"><text:s text:c="4"/><text:alphabetical-index-mark-start text:id="IMark4831884112" text:key1="annotation"/>Extension<text:alphabetical-index-mark-end text:id="IMark4831884112"/>[] <text:alphabetical-index-mark-start text:id="IMark4831883824" text:key1="annotation"/>extensions<text:alphabetical-index-mark-end text:id="IMark4831883824"/>() default {};</text:p>
      <text:p text:style-name="P2">}</text:p>
      <text:p text:style-name="P2"/>
      <text:h text:style-name="P26" text:outline-level="3"><text:alphabetical-index-mark-start text:id="IMark4831883824" text:key1="annotation"/>Discriminator<text:alphabetical-index-mark-end text:id="IMark4831883824"/> Annotation</text:h>
      <text:p text:style-name="P2">@Target(ElementType.TYPE) </text:p>
      <text:p text:style-name="P2">@Retention(RetentionPolicy.RUNTIME)</text:p>
      <text:p text:style-name="P2">public @interface <text:alphabetical-index-mark-start text:id="IMark4831883824" text:key1="annotation"/>Discriminator<text:alphabetical-index-mark-end text:id="IMark4831883824"/></text:p>
      <text:p text:style-name="P2">{</text:p>
      <text:p text:style-name="P2"><text:s text:c="4"/>/**</text:p>
      <text:p text:style-name="P2"><text:s text:c="5"/>* Strategy to use for the <text:alphabetical-index-mark-start text:id="IMark4831883824" text:key1="annotation"/>discriminator<text:alphabetical-index-mark-end text:id="IMark4831883824"/>. The <text:alphabetical-index-mark-start text:id="IMark4831884112" text:key1="annotation"/>discriminator<text:alphabetical-index-mark-end text:id="IMark4831884112"/> determines</text:p>
      <text:p text:style-name="P2"><text:s text:c="5"/>* the class associated with a row in the datastore.</text:p>
      <text:p text:style-name="P2"><text:s text:c="5"/>* @return the strategy to use for the <text:alphabetical-index-mark-start text:id="IMark4831884112" text:key1="annotation"/>discriminator<text:alphabetical-index-mark-end text:id="IMark4831884112"/></text:p>
      <text:p text:style-name="P2"><text:s text:c="5"/>*/</text:p>
      <text:p text:style-name="P2"><text:s text:c="4"/><text:alphabetical-index-mark-start text:id="IMark4831884112" text:key1="annotation"/>DiscriminatorStrategy<text:alphabetical-index-mark-end text:id="IMark4831884112"/> strategy() </text:p>
      <text:p text:style-name="P2"><text:s text:c="8"/>default <text:alphabetical-index-mark-start text:id="IMark4831884112" text:key1="annotation"/>DiscriminatorStrategy<text:alphabetical-index-mark-end text:id="IMark4831884112"/>.UNSPECIFIED;</text:p>
      <text:p text:style-name="P2"/>
      <text:p text:style-name="P2"><text:s text:c="4"/>/** Custom strategy to use for the <text:alphabetical-index-mark-start text:id="IMark4831884112" text:key1="annotation"/>discriminator<text:alphabetical-index-mark-end text:id="IMark483188411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831884112" text:key1="annotation"/>discriminator<text:alphabetical-index-mark-end text:id="IMark4831884112"/> is indexed.</text:p>
      <text:p text:style-name="P2"><text:s text:c="5"/>* @return whether the <text:alphabetical-index-mark-start text:id="IMark4831884112" text:key1="annotation"/>discriminator<text:alphabetical-index-mark-end text:id="IMark4831884112"/> is indexed</text:p>
      <text:p text:style-name="P2"><text:s text:c="5"/>*/</text:p>
      <text:p text:style-name="P2"><text:s text:c="4"/>String indexed() default ““;</text:p>
      <text:p text:style-name="P2"/>
      <text:p text:style-name="P2"><text:s text:c="4"/>/**</text:p>
      <text:p text:style-name="P2"><text:s text:c="5"/>* Name of the <text:alphabetical-index-mark-start text:id="IMark4831884112" text:key1="annotation"/>column<text:alphabetical-index-mark-end text:id="IMark4831884112"/> for the <text:alphabetical-index-mark-start text:id="IMark4831883824" text:key1="annotation"/>discriminator<text:alphabetical-index-mark-end text:id="IMark4831883824"/></text:p>
      <text:p text:style-name="P2"><text:s text:c="5"/>* @return the name of the <text:alphabetical-index-mark-start text:id="IMark4831883824" text:key1="annotation"/>column<text:alphabetical-index-mark-end text:id="IMark4831883824"/> for the <text:alphabetical-index-mark-start text:id="IMark4831884112" text:key1="annotation"/>discriminator<text:alphabetical-index-mark-end text:id="IMark4831884112"/></text:p>
      <text:p text:style-name="P2"><text:s text:c="5"/>*/</text:p>
      <text:p text:style-name="P2"><text:s text:c="4"/>String <text:alphabetical-index-mark-start text:id="IMark4831884112" text:key1="annotation"/>column<text:alphabetical-index-mark-end text:id="IMark4831884112"/>() default ““;</text:p>
      <text:p text:style-name="P2"/>
      <text:p text:style-name="P2"><text:s text:c="4"/>/**</text:p>
      <text:p text:style-name="P2"><text:s text:c="5"/>* The <text:alphabetical-index-mark-start text:id="IMark4831884112" text:key1="annotation"/>value<text:alphabetical-index-mark-end text:id="IMark4831884112"/> for the <text:alphabetical-index-mark-start text:id="IMark4831883824" text:key1="annotation"/>discriminator<text:alphabetical-index-mark-end text:id="IMark4831883824"/> for objects of this class </text:p>
      <text:p text:style-name="P2"><text:s text:c="5"/>* when using “<text:alphabetical-index-mark-start text:id="IMark4831883824" text:key1="annotation"/>value<text:alphabetical-index-mark-end text:id="IMark4831883824"/>-map” strategy.</text:p>
      <text:p text:style-name="P2"><text:s text:c="5"/>* @return The <text:alphabetical-index-mark-start text:id="IMark4831883824" text:key1="annotation"/>value<text:alphabetical-index-mark-end text:id="IMark4831883824"/> for the <text:alphabetical-index-mark-start text:id="IMark4831884112" text:key1="annotation"/>discriminator<text:alphabetical-index-mark-end text:id="IMark4831884112"/> for objects of this class </text:p>
      <text:p text:style-name="P2"><text:s text:c="5"/>* when using “<text:alphabetical-index-mark-start text:id="IMark4831884112" text:key1="annotation"/>value<text:alphabetical-index-mark-end text:id="IMark4831884112"/>-map” strategy</text:p>
      <text:p text:style-name="P2"><text:s text:c="5"/>*/</text:p>
      <text:p text:style-name="P2"><text:s text:c="4"/>String <text:alphabetical-index-mark-start text:id="IMark4831884112" text:key1="annotation"/>value<text:alphabetical-index-mark-end text:id="IMark4831884112"/>() default ““;</text:p>
      <text:p text:style-name="P2"/>
      <text:p text:style-name="P2"><text:s text:c="4"/>/**</text:p>
      <text:p text:style-name="P2"><text:s text:c="5"/>* The <text:alphabetical-index-mark-start text:id="IMark4831884112" text:key1="annotation"/>column<text:alphabetical-index-mark-end text:id="IMark4831884112"/>(s) making up the <text:alphabetical-index-mark-start text:id="IMark4831883824" text:key1="annotation"/>discriminator<text:alphabetical-index-mark-end text:id="IMark4831883824"/>.</text:p>
      <text:p text:style-name="P2"><text:s text:c="5"/>* @return the <text:alphabetical-index-mark-start text:id="IMark4831883824" text:key1="annotation"/>column<text:alphabetical-index-mark-end text:id="IMark4831883824"/>(s) making up the <text:alphabetical-index-mark-start text:id="IMark4831884112" text:key1="annotation"/>discriminator<text:alphabetical-index-mark-end text:id="IMark4831884112"/></text:p>
      <text:p text:style-name="P2"><text:s text:c="5"/>*/</text:p>
      <text:p text:style-name="P2"><text:s text:c="4"/><text:alphabetical-index-mark-start text:id="IMark4831884112" text:key1="annotation"/>Column<text:alphabetical-index-mark-end text:id="IMark4831884112"/>[] <text:alphabetical-index-mark-start text:id="IMark4831883824" text:key1="annotation"/>columns<text:alphabetical-index-mark-end text:id="IMark4831883824"/>() default {};</text:p>
      <text:p text:style-name="P2">}</text:p>
      <text:p text:style-name="P2"/>
      <text:h text:style-name="P26" text:outline-level="3"><text:soft-page-break/><text:alphabetical-index-mark-start text:id="IMark4831883824" text:key1="annotation"/>DiscriminatorStrategy<text:alphabetical-index-mark-end text:id="IMark4831883824"/> Enum</text:h>
      <text:p text:style-name="P2"/>
      <text:p text:style-name="P2">public enum <text:alphabetical-index-mark-start text:id="IMark4831883824" text:key1="annotation"/>DiscriminatorStrategy<text:alphabetical-index-mark-end text:id="IMark4831883824"/></text:p>
      <text:p text:style-name="P2">{</text:p>
      <text:p text:style-name="P2"><text:s text:c="4"/>UNSPECIFIED,</text:p>
      <text:p text:style-name="P2"><text:s text:c="4"/>NONE,</text:p>
      <text:p text:style-name="P2"><text:s text:c="4"/><text:alphabetical-index-mark-start text:id="IMark4831883824" text:key1="annotation"/>VALUE<text:alphabetical-index-mark-end text:id="IMark4831883824"/>_MAP,</text:p>
      <text:p text:style-name="P2"><text:s text:c="4"/>CLASS_NAME</text:p>
      <text:p text:style-name="P2">}</text:p>
      <text:p text:style-name="P2"/>
      <text:h text:style-name="P26" text:outline-level="3"><text:alphabetical-index-mark-start text:id="IMark4831883824" text:key1="annotation"/>Element<text:alphabetical-index-mark-end text:id="IMark4831883824"/> Annotation</text:h>
      <text:p text:style-name="P2">@Target({ElementType.FIELD, ElementType.METHOD}) </text:p>
      <text:p text:style-name="P2">@Retention(RetentionPolicy.RUNTIME)</text:p>
      <text:p text:style-name="P2">public @interface <text:alphabetical-index-mark-start text:id="IMark4831883824" text:key1="annotation"/>Element<text:alphabetical-index-mark-end text:id="IMark4831883824"/></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831883824" text:key1="annotation"/>element<text:alphabetical-index-mark-end text:id="IMark4831883824"/> is to be stored <text:alphabetical-index-mark-start text:id="IMark4831884112" text:key1="annotation"/>serialized<text:alphabetical-index-mark-end text:id="IMark4831884112"/> (into a <text:alphabetical-index-mark-start text:id="IMark4831883344" text:key1="annotation"/>join<text:alphabetical-index-mark-end text:id="IMark4831883344"/> table)</text:p>
      <text:p text:style-name="P2"><text:s text:c="5"/>* @return whether the <text:alphabetical-index-mark-start text:id="IMark4831883344" text:key1="annotation"/>element<text:alphabetical-index-mark-end text:id="IMark4831883344"/> is to be stored <text:alphabetical-index-mark-start text:id="IMark4831884112" text:key1="annotation"/>serialized<text:alphabetical-index-mark-end text:id="IMark4831884112"/> </text:p>
      <text:p text:style-name="P2"><text:s text:c="5"/>* (into a <text:alphabetical-index-mark-start text:id="IMark4831884112" text:key1="annotation"/>join<text:alphabetical-index-mark-end text:id="IMark4831884112"/> table)</text:p>
      <text:p text:style-name="P2"><text:s text:c="5"/>*/</text:p>
      <text:p text:style-name="P2"><text:s text:c="4"/>String <text:alphabetical-index-mark-start text:id="IMark4831884112" text:key1="annotation"/>serialized<text:alphabetical-index-mark-end text:id="IMark4831884112"/>() default ““;</text:p>
      <text:p text:style-name="P2"/>
      <text:p text:style-name="P2"><text:s text:c="4"/>/** Whether this <text:alphabetical-index-mark-start text:id="IMark4831884112" text:key1="annotation"/>element<text:alphabetical-index-mark-end text:id="IMark4831884112"/> is <text:alphabetical-index-mark-start text:id="IMark4831883344" text:key1="annotation"/>embedded<text:alphabetical-index-mark-end text:id="IMark4831883344"/>. </text:p>
      <text:p text:style-name="P2"><text:s text:c="5"/>* @return whether this <text:alphabetical-index-mark-start text:id="IMark4831883344" text:key1="annotation"/>element<text:alphabetical-index-mark-end text:id="IMark4831883344"/> is <text:alphabetical-index-mark-start text:id="IMark4831884112" text:key1="annotation"/>embedded<text:alphabetical-index-mark-end text:id="IMark4831884112"/></text:p>
      <text:p text:style-name="P2"><text:s text:c="5"/>*/</text:p>
      <text:p text:style-name="P2"><text:s text:c="4"/>String <text:alphabetical-index-mark-start text:id="IMark4831884112" text:key1="annotation"/>embedded<text:alphabetical-index-mark-end text:id="IMark4831884112"/>() default ““;</text:p>
      <text:p text:style-name="P2"/>
      <text:p text:style-name="P2"><text:s text:c="4"/>/**</text:p>
      <text:p text:style-name="P2"><text:s text:c="5"/>* The <text:alphabetical-index-mark-start text:id="IMark4831884112" text:key1="annotation"/>embedded<text:alphabetical-index-mark-end text:id="IMark4831884112"/> mapping for the <text:alphabetical-index-mark-start text:id="IMark4831883344" text:key1="annotation"/>element<text:alphabetical-index-mark-end text:id="IMark4831883344"/>.</text:p>
      <text:p text:style-name="P2"><text:s text:c="5"/>* @return the <text:alphabetical-index-mark-start text:id="IMark4831883344" text:key1="annotation"/>embedded<text:alphabetical-index-mark-end text:id="IMark4831883344"/> mapping for the <text:alphabetical-index-mark-start text:id="IMark4831884112" text:key1="annotation"/>element<text:alphabetical-index-mark-end text:id="IMark4831884112"/></text:p>
      <text:p text:style-name="P2"><text:s text:c="5"/>*/</text:p>
      <text:p text:style-name="P2"><text:s text:c="4"/><text:alphabetical-index-mark-start text:id="IMark4831884112" text:key1="annotation"/>Embedded<text:alphabetical-index-mark-end text:id="IMark4831884112"/>[] embeddedMapping() default {};</text:p>
      <text:p text:style-name="P2"/>
      <text:p text:style-name="P2"><text:s text:c="4"/>/**</text:p>
      <text:p text:style-name="P2"><text:s text:c="5"/>* Whether the <text:alphabetical-index-mark-start text:id="IMark4831884112" text:key1="annotation"/>element<text:alphabetical-index-mark-end text:id="IMark4831884112"/> is dependent on the owner, and will be deleted </text:p>
      <text:p text:style-name="P2"><text:s text:c="5"/>* when the owner is deleted.</text:p>
      <text:p text:style-name="P2"><text:s text:c="5"/>* @return whether the <text:alphabetical-index-mark-start text:id="IMark4831884112" text:key1="annotation"/>element<text:alphabetical-index-mark-end text:id="IMark483188411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831884112" text:key1="annotation"/>element<text:alphabetical-index-mark-end text:id="IMark4831884112"/>.</text:p>
      <text:p text:style-name="P2"><text:s text:c="5"/>* @return name of the table for the <text:alphabetical-index-mark-start text:id="IMark4831884112" text:key1="annotation"/>element<text:alphabetical-index-mark-end text:id="IMark4831884112"/></text:p>
      <text:p text:style-name="P2"><text:s text:c="5"/>*/</text:p>
      <text:p text:style-name="P2"><text:s text:c="4"/>String table() default ““;</text:p>
      <text:p text:style-name="P2"><text:soft-page-break/></text:p>
      <text:p text:style-name="P2"><text:s text:c="4"/>/**</text:p>
      <text:p text:style-name="P2"><text:s text:c="5"/>* Name of the <text:alphabetical-index-mark-start text:id="IMark4831884112" text:key1="annotation"/>column<text:alphabetical-index-mark-end text:id="IMark4831884112"/> to store the <text:alphabetical-index-mark-start text:id="IMark4831883344" text:key1="annotation"/>element<text:alphabetical-index-mark-end text:id="IMark4831883344"/> in.</text:p>
      <text:p text:style-name="P2"><text:s text:c="5"/>* @return name of the <text:alphabetical-index-mark-start text:id="IMark4831883344" text:key1="annotation"/>column<text:alphabetical-index-mark-end text:id="IMark4831883344"/> to store the <text:alphabetical-index-mark-start text:id="IMark4831884112" text:key1="annotation"/>element<text:alphabetical-index-mark-end text:id="IMark4831884112"/> in</text:p>
      <text:p text:style-name="P2"><text:s text:c="5"/>*/</text:p>
      <text:p text:style-name="P2"><text:s text:c="4"/>String <text:alphabetical-index-mark-start text:id="IMark4831884112" text:key1="annotation"/>column<text:alphabetical-index-mark-end text:id="IMark4831884112"/>() default ““;</text:p>
      <text:p text:style-name="P2"/>
      <text:p text:style-name="P2"><text:s text:c="4"/>/**</text:p>
      <text:p text:style-name="P2"><text:s text:c="5"/>* Delete action to apply to any foreign <text:alphabetical-index-mark-start text:id="IMark4831884112" text:key1="annotation"/>key<text:alphabetical-index-mark-end text:id="IMark4831884112"/> for the <text:alphabetical-index-mark-start text:id="IMark4831883344" text:key1="annotation"/>element<text:alphabetical-index-mark-end text:id="IMark4831883344"/>.</text:p>
      <text:p text:style-name="P2"><text:s text:c="5"/>* @return delete action to apply to any foreign <text:alphabetical-index-mark-start text:id="IMark4831883344" text:key1="annotation"/>key<text:alphabetical-index-mark-end text:id="IMark4831883344"/> for the <text:alphabetical-index-mark-start text:id="IMark4831884112" text:key1="annotation"/>element<text:alphabetical-index-mark-end text:id="IMark4831884112"/></text:p>
      <text:p text:style-name="P2"><text:s text:c="5"/>*/</text:p>
      <text:p text:style-name="P2"><text:s text:c="4"/><text:alphabetical-index-mark-start text:id="IMark4831884112" text:key1="annotation"/>ForeignKeyAction<text:alphabetical-index-mark-end text:id="IMark4831884112"/> deleteAction() default <text:alphabetical-index-mark-start text:id="IMark4831883344" text:key1="annotation"/>ForeignKeyAction<text:alphabetical-index-mark-end text:id="IMark4831883344"/>.UNSPECIFIED;</text:p>
      <text:p text:style-name="P2"/>
      <text:p text:style-name="P2"><text:s text:c="4"/>/**</text:p>
      <text:p text:style-name="P2"><text:s text:c="5"/>* Update action to apply to any foreign <text:alphabetical-index-mark-start text:id="IMark4831883344" text:key1="annotation"/>key<text:alphabetical-index-mark-end text:id="IMark4831883344"/> for the <text:alphabetical-index-mark-start text:id="IMark4831884112" text:key1="annotation"/>element<text:alphabetical-index-mark-end text:id="IMark4831884112"/></text:p>
      <text:p text:style-name="P2"><text:s text:c="5"/>* @return update action to apply to any foreign <text:alphabetical-index-mark-start text:id="IMark4831884112" text:key1="annotation"/>key<text:alphabetical-index-mark-end text:id="IMark4831884112"/> for the <text:alphabetical-index-mark-start text:id="IMark4831883344" text:key1="annotation"/>element<text:alphabetical-index-mark-end text:id="IMark4831883344"/></text:p>
      <text:p text:style-name="P2"><text:s text:c="5"/>*/</text:p>
      <text:p text:style-name="P2"><text:s text:c="4"/><text:alphabetical-index-mark-start text:id="IMark4831883344" text:key1="annotation"/>ForeignKeyAction<text:alphabetical-index-mark-end text:id="IMark4831883344"/> updateAction() default <text:alphabetical-index-mark-start text:id="IMark4831884112" text:key1="annotation"/>ForeignKeyAction<text:alphabetical-index-mark-end text:id="IMark4831884112"/>.UNSPECIFIED;</text:p>
      <text:p text:style-name="P2"/>
      <text:p text:style-name="P2"><text:s text:c="4"/>/**</text:p>
      <text:p text:style-name="P2"><text:s text:c="5"/>* Whether the <text:alphabetical-index-mark-start text:id="IMark4831884112" text:key1="annotation"/>value<text:alphabetical-index-mark-end text:id="IMark4831884112"/> <text:alphabetical-index-mark-start text:id="IMark4831883344" text:key1="annotation"/>column<text:alphabetical-index-mark-end text:id="IMark4831883344"/>(s) should be indexed.</text:p>
      <text:p text:style-name="P2"><text:s text:c="5"/>* @return whether the <text:alphabetical-index-mark-start text:id="IMark4831883344" text:key1="annotation"/>value<text:alphabetical-index-mark-end text:id="IMark4831883344"/> <text:alphabetical-index-mark-start text:id="IMark4831884112" text:key1="annotation"/>column<text:alphabetical-index-mark-end text:id="IMark4831884112"/>(s) should be indexed.</text:p>
      <text:p text:style-name="P2"><text:s text:c="5"/>*/</text:p>
      <text:p text:style-name="P2"><text:s text:c="4"/>String indexed() default ““;</text:p>
      <text:p text:style-name="P2"/>
      <text:p text:style-name="P2"><text:s text:c="4"/>/** The name of the <text:alphabetical-index-mark-start text:id="IMark4831884112" text:key1="annotation"/>index<text:alphabetical-index-mark-end text:id="IMark4831884112"/> to generate. </text:p>
      <text:p text:style-name="P2"><text:s text:c="5"/>* @return the name of the <text:alphabetical-index-mark-start text:id="IMark4831884112" text:key1="annotation"/>index<text:alphabetical-index-mark-end text:id="IMark4831884112"/></text:p>
      <text:p text:style-name="P2"><text:s text:c="5"/>*/</text:p>
      <text:p text:style-name="P2"><text:s text:c="4"/>String <text:alphabetical-index-mark-start text:id="IMark4831884112" text:key1="annotation"/>index<text:alphabetical-index-mark-end text:id="IMark4831884112"/>() default ““;</text:p>
      <text:p text:style-name="P2"/>
      <text:p text:style-name="P2"><text:s text:c="4"/>/**</text:p>
      <text:p text:style-name="P2"><text:s text:c="5"/>* Whether a <text:alphabetical-index-mark-start text:id="IMark4831884112" text:key1="annotation"/>unique<text:alphabetical-index-mark-end text:id="IMark4831884112"/> constraint should be generated or assumed.</text:p>
      <text:p text:style-name="P2"><text:s text:c="5"/>* @return whether a <text:alphabetical-index-mark-start text:id="IMark4831884112" text:key1="annotation"/>unique<text:alphabetical-index-mark-end text:id="IMark4831884112"/> constraint should be generated or assumed</text:p>
      <text:p text:style-name="P2"><text:s text:c="5"/>*/</text:p>
      <text:p text:style-name="P2"><text:s text:c="4"/>String <text:alphabetical-index-mark-start text:id="IMark4831884112" text:key1="annotation"/>unique<text:alphabetical-index-mark-end text:id="IMark4831884112"/>() default ““;</text:p>
      <text:p text:style-name="P2"/>
      <text:p text:style-name="P2"><text:s text:c="4"/>/**</text:p>
      <text:p text:style-name="P2"><text:s text:c="5"/>* The name of the <text:alphabetical-index-mark-start text:id="IMark4831884112" text:key1="annotation"/>unique<text:alphabetical-index-mark-end text:id="IMark4831884112"/> <text:alphabetical-index-mark-start text:id="IMark4831883344" text:key1="annotation"/>key<text:alphabetical-index-mark-end text:id="IMark4831883344"/> constraint to generate.</text:p>
      <text:p text:style-name="P2"><text:s text:c="5"/>* @return the name of the <text:alphabetical-index-mark-start text:id="IMark4831883344" text:key1="annotation"/>unique<text:alphabetical-index-mark-end text:id="IMark4831883344"/> <text:alphabetical-index-mark-start text:id="IMark4831884112" text:key1="annotation"/>key<text:alphabetical-index-mark-end text:id="IMark483188411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831884112" text:key1="annotation"/>column<text:alphabetical-index-mark-end text:id="IMark4831884112"/>(s) for the <text:alphabetical-index-mark-start text:id="IMark4831883344" text:key1="annotation"/>element<text:alphabetical-index-mark-end text:id="IMark4831883344"/>.</text:p>
      <text:p text:style-name="P2"><text:s text:c="5"/>* @return the <text:alphabetical-index-mark-start text:id="IMark4831883344" text:key1="annotation"/>column<text:alphabetical-index-mark-end text:id="IMark4831883344"/>(s) for the <text:alphabetical-index-mark-start text:id="IMark4831884112" text:key1="annotation"/>element<text:alphabetical-index-mark-end text:id="IMark4831884112"/></text:p>
      <text:p text:style-name="P2"><text:s text:c="5"/>*/</text:p>
      <text:p text:style-name="P2"><text:s text:c="4"/><text:alphabetical-index-mark-start text:id="IMark4831884112" text:key1="annotation"/>Column<text:alphabetical-index-mark-end text:id="IMark4831884112"/>[] <text:alphabetical-index-mark-start text:id="IMark4831883344" text:key1="annotation"/>columns<text:alphabetical-index-mark-end text:id="IMark4831883344"/>() default {};</text:p>
      <text:p text:style-name="P2"/>
      <text:p text:style-name="P2"><text:soft-page-break/><text:s text:c="4"/>/** Generate or assume a foreign <text:alphabetical-index-mark-start text:id="IMark4831883344" text:key1="annotation"/>key<text:alphabetical-index-mark-end text:id="IMark4831883344"/> constraint exists on the <text:alphabetical-index-mark-start text:id="IMark4831884112" text:key1="annotation"/>column<text:alphabetical-index-mark-end text:id="IMark4831884112"/></text:p>
      <text:p text:style-name="P2"><text:s text:c="5"/>* or <text:alphabetical-index-mark-start text:id="IMark4831884112" text:key1="annotation"/>columns<text:alphabetical-index-mark-end text:id="IMark4831884112"/> associated with this <text:alphabetical-index-mark-start text:id="IMark4831883344" text:key1="annotation"/>join<text:alphabetical-index-mark-end text:id="IMark4831883344"/>. Specify “true” or “false”.</text:p>
      <text:p text:style-name="P2"><text:s text:c="5"/>* @return whether to generate or assume a primary <text:alphabetical-index-mark-start text:id="IMark4831883344" text:key1="annotation"/>key<text:alphabetical-index-mark-end text:id="IMark4831883344"/> constraint</text:p>
      <text:p text:style-name="P2"><text:s text:c="5"/>*/</text:p>
      <text:p text:style-name="P2"><text:s text:c="4"/>String generateForeignKey() default ““;</text:p>
      <text:p text:style-name="P2"/>
      <text:p text:style-name="P2"><text:s text:c="4"/>/** Name for a generated foreign <text:alphabetical-index-mark-start text:id="IMark4831883344" text:key1="annotation"/>key<text:alphabetical-index-mark-end text:id="IMark4831883344"/> constraint.</text:p>
      <text:p text:style-name="P2"><text:s text:c="5"/>* @return the name of the generated foreign <text:alphabetical-index-mark-start text:id="IMark4831883344" text:key1="annotation"/>key<text:alphabetical-index-mark-end text:id="IMark4831883344"/> constraint</text:p>
      <text:p text:style-name="P2"><text:s text:c="5"/>*/</text:p>
      <text:p text:style-name="P2"><text:s text:c="4"/>String <text:alphabetical-index-mark-start text:id="IMark4831883344" text:key1="annotation"/>foreignKey<text:alphabetical-index-mark-end text:id="IMark4831883344"/>() default ““;</text:p>
      <text:p text:style-name="P2"/>
      <text:p text:style-name="P2"><text:s text:c="4"/>/** Vendor <text:alphabetical-index-mark-start text:id="IMark4831883344" text:key1="annotation"/>extensions<text:alphabetical-index-mark-end text:id="IMark4831883344"/>.</text:p>
      <text:p text:style-name="P2"><text:s text:c="5"/>* @return the vendor <text:alphabetical-index-mark-start text:id="IMark4831883344" text:key1="annotation"/>extensions<text:alphabetical-index-mark-end text:id="IMark4831883344"/></text:p>
      <text:p text:style-name="P2"><text:s text:c="5"/>*/</text:p>
      <text:p text:style-name="P2"><text:s text:c="4"/><text:alphabetical-index-mark-start text:id="IMark4831883344" text:key1="annotation"/>Extension<text:alphabetical-index-mark-end text:id="IMark4831883344"/>[] <text:alphabetical-index-mark-start text:id="IMark4831884112" text:key1="annotation"/>extensions<text:alphabetical-index-mark-end text:id="IMark4831884112"/>() default {};</text:p>
      <text:p text:style-name="P2">}</text:p>
      <text:p text:style-name="P2"/>
      <text:h text:style-name="P27" text:outline-level="3"><text:alphabetical-index-mark-start text:id="IMark4831884112" text:key1="annotation"/>Convert Annotation<text:alphabetical-index-mark-end text:id="IMark4831884112"/></text:h>
      <text:p text:style-name="P24"><text:alphabetical-index-mark-start text:id="IMark4831884112" text:key1="annotation"/>@Retention(RetentionPolicy.RUNTIME)<text:alphabetical-index-mark-end text:id="IMark4831884112"/></text:p>
      <text:p text:style-name="P22"><text:alphabetical-index-mark-start text:id="IMark4831884112" text:key1="annotation"/>@Target({ElementType.TYPE, ElementType.METHOD, ElementType.FIELD})<text:alphabetical-index-mark-end text:id="IMark4831884112"/></text:p>
      <text:p text:style-name="P22"><text:alphabetical-index-mark-start text:id="IMark4831884112" text:key1="annotation"/>@Repeatable(Converts.class)<text:alphabetical-index-mark-end text:id="IMark4831884112"/></text:p>
      <text:p text:style-name="P22"><text:alphabetical-index-mark-start text:id="IMark4831884112" text:key1="annotation"/>public @interface Convert {<text:alphabetical-index-mark-end text:id="IMark4831884112"/></text:p>
      <text:p text:style-name="P22"><text:alphabetical-index-mark-start text:id="IMark4831884112" text:key1="annotation"/><text:s text:c="8"/>/**<text:alphabetical-index-mark-end text:id="IMark4831884112"/></text:p>
      <text:p text:style-name="P22"><text:alphabetical-index-mark-start text:id="IMark4831884112" text:key1="annotation"/><text:s text:c="9"/>* The {@link AttributeConverter} to use for conversion.<text:alphabetical-index-mark-end text:id="IMark4831884112"/></text:p>
      <text:p text:style-name="P22"><text:alphabetical-index-mark-start text:id="IMark4831884112" text:key1="annotation"/><text:s text:c="9"/>* @return Converter class to use<text:alphabetical-index-mark-end text:id="IMark4831884112"/></text:p>
      <text:p text:style-name="P22"><text:alphabetical-index-mark-start text:id="IMark4831884112" text:key1="annotation"/><text:s text:c="9"/>*/<text:alphabetical-index-mark-end text:id="IMark4831884112"/></text:p>
      <text:p text:style-name="P22"><text:alphabetical-index-mark-start text:id="IMark4831884112" text:key1="annotation"/><text:s text:c="8"/>@SuppressWarnings("rawtypes")<text:alphabetical-index-mark-end text:id="IMark4831884112"/></text:p>
      <text:p text:style-name="P22"><text:alphabetical-index-mark-start text:id="IMark4831884112" text:key1="annotation"/><text:s text:c="8"/>Class&lt;? extends AttributeConverter&gt; value();<text:alphabetical-index-mark-end text:id="IMark4831884112"/></text:p>
      <text:p text:style-name="P22"><text:alphabetical-index-mark text:string-value=" " text:key1="annotation"/></text:p>
      <text:p text:style-name="P22"><text:alphabetical-index-mark-start text:id="IMark4831884112" text:key1="annotation"/><text:s text:c="8"/>/**<text:alphabetical-index-mark-end text:id="IMark4831884112"/></text:p>
      <text:p text:style-name="P22"><text:alphabetical-index-mark-start text:id="IMark4831884112" text:key1="annotation"/><text:s text:c="9"/>* Whether this conversion is enabled. True by default.<text:alphabetical-index-mark-end text:id="IMark4831884112"/></text:p>
      <text:p text:style-name="P22"><text:alphabetical-index-mark-start text:id="IMark4831884112" text:key1="annotation"/><text:s text:c="9"/>* Setting this to false allows disabling conversion that was specified at PMF level.<text:alphabetical-index-mark-end text:id="IMark4831884112"/></text:p>
      <text:p text:style-name="P22"><text:alphabetical-index-mark-start text:id="IMark4831884112" text:key1="annotation"/><text:s text:c="9"/>* @return Whether the PMF default converter is enabled<text:alphabetical-index-mark-end text:id="IMark4831884112"/></text:p>
      <text:p text:style-name="P22"><text:alphabetical-index-mark-start text:id="IMark4831884112" text:key1="annotation"/><text:s text:c="9"/>*/<text:alphabetical-index-mark-end text:id="IMark4831884112"/></text:p>
      <text:p text:style-name="P22"><text:alphabetical-index-mark-start text:id="IMark4831884112" text:key1="annotation"/><text:s text:c="8"/>boolean enabled() default true;<text:alphabetical-index-mark-end text:id="IMark4831884112"/></text:p>
      <text:p text:style-name="P22"><text:alphabetical-index-mark-start text:id="IMark4831884112" text:key1="annotation"/>}<text:alphabetical-index-mark-end text:id="IMark4831884112"/></text:p>
      <text:h text:style-name="P26" text:outline-level="3"><text:alphabetical-index-mark-start text:id="IMark4831884112" text:key1="annotation"/>Converts Annotation<text:alphabetical-index-mark-end text:id="IMark4831884112"/></text:h>
      <text:p text:style-name="P23"><text:alphabetical-index-mark-start text:id="IMark4831884112" text:key1="annotation"/>@Retention(RetentionPolicy.RUNTIME)<text:alphabetical-index-mark-end text:id="IMark4831884112"/></text:p>
      <text:p text:style-name="P21"><text:alphabetical-index-mark-start text:id="IMark4831884112" text:key1="annotation"/>@Target({ElementType.TYPE, ElementType.METHOD, ElementType.FIELD})<text:alphabetical-index-mark-end text:id="IMark4831884112"/></text:p>
      <text:p text:style-name="P21"><text:soft-page-break/><text:alphabetical-index-mark-start text:id="IMark4831884112" text:key1="annotation"/>public @interface Converts {<text:alphabetical-index-mark-end text:id="IMark4831884112"/></text:p>
      <text:p text:style-name="P21"><text:alphabetical-index-mark-start text:id="IMark4831884112" text:key1="annotation"/><text:s text:c="8"/>/**<text:alphabetical-index-mark-end text:id="IMark4831884112"/></text:p>
      <text:p text:style-name="P21"><text:alphabetical-index-mark-start text:id="IMark4831884112" text:key1="annotation"/><text:s text:c="9"/>* The conversion specifications to be configured.<text:alphabetical-index-mark-end text:id="IMark4831884112"/></text:p>
      <text:p text:style-name="P21"><text:alphabetical-index-mark-start text:id="IMark4831884112" text:key1="annotation"/><text:s text:c="9"/>* @return Array of converters<text:alphabetical-index-mark-end text:id="IMark4831884112"/></text:p>
      <text:p text:style-name="P21"><text:alphabetical-index-mark-start text:id="IMark4831884112" text:key1="annotation"/><text:s text:c="9"/>*/<text:alphabetical-index-mark-end text:id="IMark4831884112"/></text:p>
      <text:p text:style-name="P21"><text:alphabetical-index-mark-start text:id="IMark4831884112" text:key1="annotation"/><text:s text:c="8"/>Convert[] value();<text:alphabetical-index-mark-end text:id="IMark4831884112"/></text:p>
      <text:p text:style-name="P21"><text:alphabetical-index-mark-start text:id="IMark4831884112" text:key1="annotation"/>}<text:alphabetical-index-mark-end text:id="IMark4831884112"/></text:p>
      <text:h text:style-name="P26" text:outline-level="3"><text:alphabetical-index-mark-start text:id="IMark4831884112" text:key1="annotation"/>Embedded<text:alphabetical-index-mark-end text:id="IMark4831884112"/> Annotation</text:h>
      <text:p text:style-name="P2">@Target({ElementType.FIELD, ElementType.METHOD}) </text:p>
      <text:p text:style-name="P2">@Retention(RetentionPolicy.RUNTIME)</text:p>
      <text:p text:style-name="P2">public @interface <text:alphabetical-index-mark-start text:id="IMark4831884112" text:key1="annotation"/>Embedded<text:alphabetical-index-mark-end text:id="IMark4831884112"/></text:p>
      <text:p text:style-name="P2">{</text:p>
      <text:p text:style-name="P2"><text:s text:c="4"/>/** The member in the <text:alphabetical-index-mark-start text:id="IMark4831884112" text:key1="annotation"/>embedded<text:alphabetical-index-mark-end text:id="IMark483188411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831884112" text:key1="annotation"/>column<text:alphabetical-index-mark-end text:id="IMark4831884112"/> in the <text:alphabetical-index-mark-start text:id="IMark4831883344" text:key1="annotation"/>embedded<text:alphabetical-index-mark-end text:id="IMark4831883344"/> object used to judge if the <text:alphabetical-index-mark-start text:id="IMark4831883824" text:key1="annotation"/>embedded<text:alphabetical-index-mark-end text:id="IMark4831883824"/> object</text:p>
      <text:p text:style-name="P2"><text:s text:c="5"/>* is null. </text:p>
      <text:p text:style-name="P2"><text:s text:c="5"/>* @return the null indicator <text:alphabetical-index-mark-start text:id="IMark4831883824" text:key1="annotation"/>column<text:alphabetical-index-mark-end text:id="IMark4831883824"/></text:p>
      <text:p text:style-name="P2"><text:s text:c="5"/>*/</text:p>
      <text:p text:style-name="P2"><text:s text:c="4"/>String nullIndicatorColumn() default ““;</text:p>
      <text:p text:style-name="P2"/>
      <text:p text:style-name="P2"><text:s text:c="4"/>/** The <text:alphabetical-index-mark-start text:id="IMark4831883824" text:key1="annotation"/>value<text:alphabetical-index-mark-end text:id="IMark4831883824"/> in the null <text:alphabetical-index-mark-start text:id="IMark4831883344" text:key1="annotation"/>column<text:alphabetical-index-mark-end text:id="IMark4831883344"/> to interpret the object as being null.</text:p>
      <text:p text:style-name="P2"><text:s text:c="5"/>* @return the null indicator <text:alphabetical-index-mark-start text:id="IMark4831883344" text:key1="annotation"/>value<text:alphabetical-index-mark-end text:id="IMark4831883344"/></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831883344" text:key1="annotation"/>embedded<text:alphabetical-index-mark-end text:id="IMark4831883344"/> in the field or property being annotated</text:p>
      <text:p text:style-name="P2"><text:s text:c="5"/>*/</text:p>
      <text:p text:style-name="P2"><text:s text:c="4"/><text:alphabetical-index-mark-start text:id="IMark4831883344" text:key1="enum"/>Persistent<text:alphabetical-index-mark-end text:id="IMark4831883344"/>[] members() default {};</text:p>
      <text:p text:style-name="P2">}</text:p>
      <text:p text:style-name="P2"/>
      <text:h text:style-name="P26" text:outline-level="3"><text:alphabetical-index-mark-start text:id="IMark4831883344" text:key1="annotation"/>EmbeddedOnly<text:alphabetical-index-mark-end text:id="IMark4831883344"/> Annotation</text:h>
      <text:p text:style-name="P2">@Target(ElementType.TYPE) </text:p>
      <text:p text:style-name="P2">@Retention(RetentionPolicy.RUNTIME)</text:p>
      <text:p text:style-name="P2">public @interface <text:alphabetical-index-mark-start text:id="IMark4831883344" text:key1="annotation"/>EmbeddedOnly<text:alphabetical-index-mark-end text:id="IMark4831883344"/></text:p>
      <text:p text:style-name="P2">{</text:p>
      <text:p text:style-name="P2">}</text:p>
      <text:p text:style-name="P2"/>
      <text:h text:style-name="P26" text:outline-level="3"><text:alphabetical-index-mark-start text:id="IMark4831883344" text:key1="annotation"/>Extension<text:alphabetical-index-mark-end text:id="IMark4831883344"/> Annotation</text:h>
      <text:p text:style-name="P2">@Target({ElementType.TYPE, ElementType.FIELD, ElementType.METHOD}) </text:p>
      <text:p text:style-name="P2">@Retention(RetentionPolicy.RUNTIME)</text:p>
      <text:p text:style-name="P2">@Repeatable(Extensions.class)</text:p>
      <text:p text:style-name="P2">public @interface <text:alphabetical-index-mark-start text:id="IMark4831883344" text:key1="annotation"/>Extension<text:alphabetical-index-mark-end text:id="IMark4831883344"/></text:p>
      <text:p text:style-name="P2"><text:soft-page-break/>{</text:p>
      <text:p text:style-name="P2"><text:s text:c="4"/>/** Vendor that the <text:alphabetical-index-mark-start text:id="IMark4831883344" text:key1="annotation"/>extension<text:alphabetical-index-mark-end text:id="IMark4831883344"/>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831883344" text:key1="annotation"/>key<text:alphabetical-index-mark-end text:id="IMark4831883344"/> for the <text:alphabetical-index-mark-start text:id="IMark4831883824" text:key1="annotation"/>extension<text:alphabetical-index-mark-end text:id="IMark4831883824"/> (required). </text:p>
      <text:p text:style-name="P2"><text:s text:c="5"/>* @return the <text:alphabetical-index-mark-start text:id="IMark4831883824" text:key1="annotation"/>key<text:alphabetical-index-mark-end text:id="IMark4831883824"/></text:p>
      <text:p text:style-name="P2"><text:s text:c="5"/>*/</text:p>
      <text:p text:style-name="P2"><text:s text:c="4"/>String <text:alphabetical-index-mark-start text:id="IMark4831883824" text:key1="annotation"/>key<text:alphabetical-index-mark-end text:id="IMark4831883824"/>();</text:p>
      <text:p text:style-name="P2"/>
      <text:p text:style-name="P2"><text:s text:c="4"/>/** The <text:alphabetical-index-mark-start text:id="IMark4831883824" text:key1="annotation"/>value<text:alphabetical-index-mark-end text:id="IMark4831883824"/> for the <text:alphabetical-index-mark-start text:id="IMark4831883344" text:key1="annotation"/>extension<text:alphabetical-index-mark-end text:id="IMark4831883344"/> (required). </text:p>
      <text:p text:style-name="P2"><text:s text:c="5"/>* @return the <text:alphabetical-index-mark-start text:id="IMark4831883344" text:key1="annotation"/>value<text:alphabetical-index-mark-end text:id="IMark4831883344"/></text:p>
      <text:p text:style-name="P2"><text:s text:c="5"/>*/</text:p>
      <text:p text:style-name="P2"><text:s text:c="4"/>String <text:alphabetical-index-mark-start text:id="IMark4831883344" text:key1="annotation"/>value<text:alphabetical-index-mark-end text:id="IMark4831883344"/>();</text:p>
      <text:p text:style-name="P2">}</text:p>
      <text:p text:style-name="P2"/>
      <text:h text:style-name="P26" text:outline-level="3"><text:alphabetical-index-mark-start text:id="IMark4831883344" text:key1="annotation"/>Extensions<text:alphabetical-index-mark-end text:id="IMark4831883344"/> Annotation</text:h>
      <text:p text:style-name="P2">@Target({ElementType.TYPE, ElementType.FIELD, ElementType.METHOD}) </text:p>
      <text:p text:style-name="P2">@Retention(RetentionPolicy.RUNTIME)</text:p>
      <text:p text:style-name="P2">public @interface <text:alphabetical-index-mark-start text:id="IMark4831883344" text:key1="annotation"/>Extensions<text:alphabetical-index-mark-end text:id="IMark4831883344"/></text:p>
      <text:p text:style-name="P2">{</text:p>
      <text:p text:style-name="P2"><text:s text:c="4"/>/**</text:p>
      <text:p text:style-name="P2"><text:s text:c="5"/>* The <text:alphabetical-index-mark-start text:id="IMark4831883344" text:key1="annotation"/>extensions<text:alphabetical-index-mark-end text:id="IMark4831883344"/>.</text:p>
      <text:p text:style-name="P2"><text:s text:c="5"/>* @return the <text:alphabetical-index-mark-start text:id="IMark4831883344" text:key1="annotation"/>extensions<text:alphabetical-index-mark-end text:id="IMark4831883344"/></text:p>
      <text:p text:style-name="P2"><text:s text:c="5"/>*/</text:p>
      <text:p text:style-name="P2"><text:s text:c="4"/><text:alphabetical-index-mark-start text:id="IMark4831883344" text:key1="annotation"/>Extension<text:alphabetical-index-mark-end text:id="IMark4831883344"/>[] <text:alphabetical-index-mark-start text:id="IMark4831883824" text:key1="annotation"/>value<text:alphabetical-index-mark-end text:id="IMark4831883824"/>();</text:p>
      <text:p text:style-name="P2">}</text:p>
      <text:p text:style-name="P2"/>
      <text:h text:style-name="P26" text:outline-level="3"><text:alphabetical-index-mark-start text:id="IMark4831883824" text:key1="annotation"/>FetchGroup<text:alphabetical-index-mark-end text:id="IMark4831883824"/> Annotation</text:h>
      <text:p text:style-name="P2">@Target(ElementType.TYPE) </text:p>
      <text:p text:style-name="P2">@Retention(RetentionPolicy.RUNTIME)</text:p>
      <text:p text:style-name="P2">@Repeatable(FetchGroups.class)</text:p>
      <text:p text:style-name="P2">public @interface <text:alphabetical-index-mark-start text:id="IMark4831883824" text:key1="annotation"/>FetchGroup<text:alphabetical-index-mark-end text:id="IMark4831883824"/></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oft-page-break/><text:s text:c="4"/><text:alphabetical-index-mark-start text:id="IMark4831883824" text:key1="enum"/>Persistent<text:alphabetical-index-mark-end text:id="IMark4831883824"/>[]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831883824" text:key1="annotation"/>fetchGroups<text:alphabetical-index-mark-end text:id="IMark4831883824"/>() default {};</text:p>
      <text:p text:style-name="P2">}</text:p>
      <text:p text:style-name="P2"/>
      <text:h text:style-name="P26" text:outline-level="3"><text:alphabetical-index-mark-start text:id="IMark4831883824" text:key1="annotation"/>FetchGroups<text:alphabetical-index-mark-end text:id="IMark4831883824"/> Annotation</text:h>
      <text:p text:style-name="P2">@Target(ElementType.TYPE) </text:p>
      <text:p text:style-name="P2">@Retention(RetentionPolicy.RUNTIME)</text:p>
      <text:p text:style-name="P2">public @interface <text:alphabetical-index-mark-start text:id="IMark4831883824" text:key1="annotation"/>FetchGroups<text:alphabetical-index-mark-end text:id="IMark4831883824"/></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831883824" text:key1="annotation"/>FetchGroup<text:alphabetical-index-mark-end text:id="IMark4831883824"/>[] <text:alphabetical-index-mark-start text:id="IMark4831883344" text:key1="annotation"/>value<text:alphabetical-index-mark-end text:id="IMark4831883344"/>();</text:p>
      <text:p text:style-name="P2">}</text:p>
      <text:p text:style-name="P2"/>
      <text:h text:style-name="P26" text:outline-level="3"><text:alphabetical-index-mark-start text:id="IMark4831883344" text:key1="annotation"/>FetchPlan<text:alphabetical-index-mark-end text:id="IMark4831883344"/> Annotation</text:h>
      <text:p text:style-name="P2">@Target(ElementType.TYPE) </text:p>
      <text:p text:style-name="P2">@Retention(RetentionPolicy.RUNTIME)</text:p>
      <text:p text:style-name="P2">@Repeatable(FetchPlans.class)</text:p>
      <text:p text:style-name="P2">public @interface <text:alphabetical-index-mark-start text:id="IMark4831883344" text:key1="annotation"/>FetchPlan<text:alphabetical-index-mark-end text:id="IMark4831883344"/></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831883344" text:key1="annotation"/>fetchGroups<text:alphabetical-index-mark-end text:id="IMark4831883344"/>()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4831883344" text:key1="annotation"/>queries<text:alphabetical-index-mark-end text:id="IMark4831883344"/>.</text:p>
      <text:p text:style-name="P2"><text:s text:c="5"/>* @return the fetch size</text:p>
      <text:p text:style-name="P2"><text:s text:c="5"/>*/</text:p>
      <text:p text:style-name="P2"><text:s text:c="4"/>int fetchSize() default 0;</text:p>
      <text:p text:style-name="P2">}</text:p>
      <text:p text:style-name="P2"/>
      <text:h text:style-name="P26" text:outline-level="3"><text:soft-page-break/><text:alphabetical-index-mark-start text:id="IMark4831883344" text:key1="annotation"/>FetchPlans<text:alphabetical-index-mark-end text:id="IMark4831883344"/> Annotation</text:h>
      <text:p text:style-name="P2">@Target(ElementType.TYPE) </text:p>
      <text:p text:style-name="P2">@Retention(RetentionPolicy.RUNTIME)</text:p>
      <text:p text:style-name="P2">public @interface <text:alphabetical-index-mark-start text:id="IMark4831883344" text:key1="annotation"/>FetchPlans<text:alphabetical-index-mark-end text:id="IMark4831883344"/></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831883344" text:key1="annotation"/>FetchPlan<text:alphabetical-index-mark-end text:id="IMark4831883344"/>[] <text:alphabetical-index-mark-start text:id="IMark4831883824" text:key1="annotation"/>value<text:alphabetical-index-mark-end text:id="IMark4831883824"/>();</text:p>
      <text:p text:style-name="P2">}</text:p>
      <text:p text:style-name="P2"/>
      <text:h text:style-name="P26" text:outline-level="3"><text:alphabetical-index-mark-start text:id="IMark4831883824" text:key1="annotation"/>ForeignKey<text:alphabetical-index-mark-end text:id="IMark4831883824"/> Annotation</text:h>
      <text:p text:style-name="P2">@Target({ElementType.TYPE, ElementType.FIELD, ElementType.METHOD}) </text:p>
      <text:p text:style-name="P2">@Retention(RetentionPolicy.RUNTIME)</text:p>
      <text:p text:style-name="P2">@Repeatable(ForeignKeys.class)</text:p>
      <text:p text:style-name="P2">public @interface <text:alphabetical-index-mark-start text:id="IMark4831883824" text:key1="annotation"/>ForeignKey<text:alphabetical-index-mark-end text:id="IMark4831883824"/></text:p>
      <text:p text:style-name="P2">{</text:p>
      <text:p text:style-name="P2"><text:s text:c="4"/>/** Name of the foreign <text:alphabetical-index-mark-start text:id="IMark4831883824" text:key1="annotation"/>key<text:alphabetical-index-mark-end text:id="IMark4831883824"/>.</text:p>
      <text:p text:style-name="P2"><text:s text:c="5"/>* @return the name of the foreign <text:alphabetical-index-mark-start text:id="IMark4831883824" text:key1="annotation"/>key<text:alphabetical-index-mark-end text:id="IMark4831883824"/></text:p>
      <text:p text:style-name="P2"><text:s text:c="5"/>*/</text:p>
      <text:p text:style-name="P2"><text:s text:c="4"/>String name() default ““;</text:p>
      <text:p text:style-name="P2"/>
      <text:p text:style-name="P2"><text:s text:c="4"/>/** Table for the foreign <text:alphabetical-index-mark-start text:id="IMark4831883824" text:key1="annotation"/>key<text:alphabetical-index-mark-end text:id="IMark4831883824"/>. This is needed iff annotating a type where</text:p>
      <text:p text:style-name="P2"><text:s text:c="5"/>* the foreign <text:alphabetical-index-mark-start text:id="IMark4831883824" text:key1="annotation"/>key<text:alphabetical-index-mark-end text:id="IMark4831883824"/> is not defined on the primary table for the type.</text:p>
      <text:p text:style-name="P2"><text:s text:c="5"/>* @return the table on which the foreign <text:alphabetical-index-mark-start text:id="IMark4831883824" text:key1="annotation"/>key<text:alphabetical-index-mark-end text:id="IMark4831883824"/> is defined</text:p>
      <text:p text:style-name="P2"><text:s text:c="5"/>*/</text:p>
      <text:p text:style-name="P2"><text:s text:c="4"/>String table() default ““;</text:p>
      <text:p text:style-name="P2"/>
      <text:p text:style-name="P2"><text:s text:c="4"/>/** Whether this foreign <text:alphabetical-index-mark-start text:id="IMark4831883824" text:key1="annotation"/>key<text:alphabetical-index-mark-end text:id="IMark4831883824"/> is deferred </text:p>
      <text:p text:style-name="P2"><text:s text:c="5"/>* (constraint is checked only at commit).</text:p>
      <text:p text:style-name="P2"><text:s text:c="5"/>* @return whether this foreign <text:alphabetical-index-mark-start text:id="IMark4831883824" text:key1="annotation"/>key<text:alphabetical-index-mark-end text:id="IMark4831883824"/> is deferred</text:p>
      <text:p text:style-name="P2"><text:s text:c="5"/>*/</text:p>
      <text:p text:style-name="P2"><text:s text:c="4"/>String deferred() default ““;</text:p>
      <text:p text:style-name="P2"/>
      <text:p text:style-name="P2"><text:s text:c="4"/>/** Whether this foreign <text:alphabetical-index-mark-start text:id="IMark4831883824" text:key1="annotation"/>key<text:alphabetical-index-mark-end text:id="IMark4831883824"/> is <text:alphabetical-index-mark-start text:id="IMark4831883344" text:key1="annotation"/>unique<text:alphabetical-index-mark-end text:id="IMark4831883344"/>.</text:p>
      <text:p text:style-name="P2"><text:s text:c="5"/>* @return whether this foreign <text:alphabetical-index-mark-start text:id="IMark4831883344" text:key1="annotation"/>key<text:alphabetical-index-mark-end text:id="IMark4831883344"/> is <text:alphabetical-index-mark-start text:id="IMark4831883824" text:key1="annotation"/>unique<text:alphabetical-index-mark-end text:id="IMark4831883824"/></text:p>
      <text:p text:style-name="P2"><text:s text:c="5"/>*/</text:p>
      <text:p text:style-name="P2"><text:s text:c="4"/>String <text:alphabetical-index-mark-start text:id="IMark4831883824" text:key1="annotation"/>unique<text:alphabetical-index-mark-end text:id="IMark4831883824"/>() default ““;</text:p>
      <text:p text:style-name="P2"/>
      <text:p text:style-name="P2"><text:s text:c="4"/>/** The delete action of this foreign <text:alphabetical-index-mark-start text:id="IMark4831883824" text:key1="annotation"/>key<text:alphabetical-index-mark-end text:id="IMark4831883824"/>.</text:p>
      <text:p text:style-name="P2"><text:s text:c="5"/>* @return the delete action of this foreign <text:alphabetical-index-mark-start text:id="IMark4831883824" text:key1="annotation"/>key<text:alphabetical-index-mark-end text:id="IMark4831883824"/></text:p>
      <text:p text:style-name="P2"><text:s text:c="5"/>*/</text:p>
      <text:p text:style-name="P2"><text:s text:c="4"/><text:alphabetical-index-mark-start text:id="IMark4831883824" text:key1="annotation"/>ForeignKeyAction<text:alphabetical-index-mark-end text:id="IMark4831883824"/> deleteAction() default <text:alphabetical-index-mark-start text:id="IMark4831883344" text:key1="annotation"/>ForeignKeyAction<text:alphabetical-index-mark-end text:id="IMark4831883344"/>.RESTRICT;</text:p>
      <text:p text:style-name="P2"/>
      <text:p text:style-name="P2"><text:s text:c="4"/>/** The update action of this foreign <text:alphabetical-index-mark-start text:id="IMark4831883344" text:key1="annotation"/>key<text:alphabetical-index-mark-end text:id="IMark4831883344"/>.</text:p>
      <text:p text:style-name="P2"><text:s text:c="5"/>* @return the update action of this foreign <text:alphabetical-index-mark-start text:id="IMark4831883344" text:key1="annotation"/>key<text:alphabetical-index-mark-end text:id="IMark4831883344"/></text:p>
      <text:p text:style-name="P2"><text:s text:c="5"/>*/</text:p>
      <text:p text:style-name="P2"><text:s text:c="4"/><text:alphabetical-index-mark-start text:id="IMark4831883344" text:key1="annotation"/>ForeignKeyAction<text:alphabetical-index-mark-end text:id="IMark4831883344"/> updateAction() default <text:alphabetical-index-mark-start text:id="IMark4831883824" text:key1="annotation"/>ForeignKeyAction<text:alphabetical-index-mark-end text:id="IMark4831883824"/>.RESTRICT;</text:p>
      <text:p text:style-name="P2"/>
      <text:p text:style-name="P2"><text:s text:c="4"/>/** Member (field and property) names that compose this foreign <text:alphabetical-index-mark-start text:id="IMark4831883824" text:key1="annotation"/>key<text:alphabetical-index-mark-end text:id="IMark4831883824"/>.</text:p>
      <text:p text:style-name="P2"><text:s text:c="5"/>* @return the member names that compose this foreign <text:alphabetical-index-mark-start text:id="IMark4831883824" text:key1="annotation"/>key<text:alphabetical-index-mark-end text:id="IMark4831883824"/></text:p>
      <text:p text:style-name="P2"><text:s text:c="5"/>*/</text:p>
      <text:p text:style-name="P2"><text:s text:c="4"/>String[] members() default {};</text:p>
      <text:p text:style-name="P2"><text:soft-page-break/></text:p>
      <text:p text:style-name="P2"><text:s text:c="4"/>/** <text:alphabetical-index-mark-start text:id="IMark4831883824" text:key1="annotation"/>Columns<text:alphabetical-index-mark-end text:id="IMark4831883824"/> that compose this foreign <text:alphabetical-index-mark-start text:id="IMark4831883344" text:key1="annotation"/>key<text:alphabetical-index-mark-end text:id="IMark4831883344"/>.</text:p>
      <text:p text:style-name="P2"><text:s text:c="5"/>* @return the <text:alphabetical-index-mark-start text:id="IMark4831883344" text:key1="annotation"/>columns<text:alphabetical-index-mark-end text:id="IMark4831883344"/> that compose this foreign <text:alphabetical-index-mark-start text:id="IMark4831883824" text:key1="annotation"/>key<text:alphabetical-index-mark-end text:id="IMark4831883824"/></text:p>
      <text:p text:style-name="P2"><text:s text:c="5"/>*/</text:p>
      <text:p text:style-name="P2"><text:s text:c="4"/><text:alphabetical-index-mark-start text:id="IMark4831883824" text:key1="annotation"/>Column<text:alphabetical-index-mark-end text:id="IMark4831883824"/>[] <text:alphabetical-index-mark-start text:id="IMark4831883344" text:key1="annotation"/>columns<text:alphabetical-index-mark-end text:id="IMark4831883344"/>() default {};</text:p>
      <text:p text:style-name="P2"/>
      <text:p text:style-name="P2"><text:s text:c="4"/>/** Vendor <text:alphabetical-index-mark-start text:id="IMark4831883344" text:key1="annotation"/>extensions<text:alphabetical-index-mark-end text:id="IMark4831883344"/>.</text:p>
      <text:p text:style-name="P2"><text:s text:c="5"/>* @return the vendor <text:alphabetical-index-mark-start text:id="IMark4831883344" text:key1="annotation"/>extensions<text:alphabetical-index-mark-end text:id="IMark4831883344"/></text:p>
      <text:p text:style-name="P2"><text:s text:c="5"/>*/</text:p>
      <text:p text:style-name="P2"><text:s text:c="4"/><text:alphabetical-index-mark-start text:id="IMark4831883344" text:key1="annotation"/>Extension<text:alphabetical-index-mark-end text:id="IMark4831883344"/>[] <text:alphabetical-index-mark-start text:id="IMark4831883824" text:key1="annotation"/>extensions<text:alphabetical-index-mark-end text:id="IMark4831883824"/>() default {};</text:p>
      <text:p text:style-name="P2">}</text:p>
      <text:p text:style-name="P2"/>
      <text:h text:style-name="P26" text:outline-level="3"><text:alphabetical-index-mark-start text:id="IMark4831883824" text:key1="annotation"/>ForeignKeyAction<text:alphabetical-index-mark-end text:id="IMark4831883824"/> Enum</text:h>
      <text:p text:style-name="P2"/>
      <text:p text:style-name="P2">public enum <text:alphabetical-index-mark-start text:id="IMark4831883824" text:key1="annotation"/>ForeignKeyAction<text:alphabetical-index-mark-end text:id="IMark4831883824"/></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6" text:outline-level="3"><text:alphabetical-index-mark-start text:id="IMark4831883824" text:key1="annotation"/>ForeignKeys<text:alphabetical-index-mark-end text:id="IMark4831883824"/> Annotation</text:h>
      <text:p text:style-name="P2">@Target(ElementType.TYPE) </text:p>
      <text:p text:style-name="P2">@Retention(RetentionPolicy.RUNTIME)</text:p>
      <text:p text:style-name="P2">public @interface <text:alphabetical-index-mark-start text:id="IMark4831883824" text:key1="annotation"/>ForeignKeys<text:alphabetical-index-mark-end text:id="IMark4831883824"/></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831883824" text:key1="annotation"/>ForeignKey<text:alphabetical-index-mark-end text:id="IMark4831883824"/>[] <text:alphabetical-index-mark-start text:id="IMark4831883344" text:key1="annotation"/>value<text:alphabetical-index-mark-end text:id="IMark4831883344"/>();</text:p>
      <text:p text:style-name="P2">}</text:p>
      <text:p text:style-name="P2"/>
      <text:h text:style-name="P26" text:outline-level="3"><text:alphabetical-index-mark-start text:id="IMark4831883344" text:key1="annotation"/>IdGeneratorStrategy<text:alphabetical-index-mark-end text:id="IMark4831883344"/> Enum</text:h>
      <text:p text:style-name="P2"/>
      <text:p text:style-name="P2">public enum <text:alphabetical-index-mark-start text:id="IMark4831883344" text:key1="annotation"/>IdGeneratorStrategy<text:alphabetical-index-mark-end text:id="IMark4831883344"/></text:p>
      <text:p text:style-name="P2">{</text:p>
      <text:p text:style-name="P2"><text:s text:c="4"/>UNSPECIFIED,</text:p>
      <text:p text:style-name="P2"><text:s text:c="4"/>NATIVE,</text:p>
      <text:p text:style-name="P2"><text:s text:c="4"/><text:alphabetical-index-mark-start text:id="IMark4831883344" text:key1="annotation"/>SEQUENCE<text:alphabetical-index-mark-end text:id="IMark4831883344"/>,</text:p>
      <text:p text:style-name="P2"><text:s text:c="4"/>IDENTITY,</text:p>
      <text:p text:style-name="P2"><text:s text:c="4"/>INCREMENT,</text:p>
      <text:p text:style-name="P2"><text:s text:c="4"/>UUIDSTRING,</text:p>
      <text:p text:style-name="P2"><text:s text:c="4"/>UUIDHEX</text:p>
      <text:p text:style-name="P2">}</text:p>
      <text:p text:style-name="P2"/>
      <text:h text:style-name="P26" text:outline-level="3"><text:soft-page-break/><text:alphabetical-index-mark-start text:id="IMark4831883344" text:key1="annotation"/>IdentityType<text:alphabetical-index-mark-end text:id="IMark4831883344"/> Enum</text:h>
      <text:p text:style-name="P2"/>
      <text:p text:style-name="P2">public enum <text:alphabetical-index-mark-start text:id="IMark4831883344" text:key1="annotation"/>IdentityType<text:alphabetical-index-mark-end text:id="IMark4831883344"/></text:p>
      <text:p text:style-name="P2">{</text:p>
      <text:p text:style-name="P2"><text:s text:c="4"/>UNSPECIFIED,</text:p>
      <text:p text:style-name="P2"><text:s text:c="4"/>APPLICATION,</text:p>
      <text:p text:style-name="P2"><text:s text:c="4"/>DATASTORE,</text:p>
      <text:p text:style-name="P2"><text:s text:c="4"/>NONDURABLE</text:p>
      <text:p text:style-name="P2">}</text:p>
      <text:p text:style-name="P2"/>
      <text:h text:style-name="P26" text:outline-level="3"><text:alphabetical-index-mark-start text:id="IMark4831883344" text:key1="annotation"/>Index<text:alphabetical-index-mark-end text:id="IMark4831883344"/> Annotation</text:h>
      <text:p text:style-name="P2">@Target({ElementType.TYPE, ElementType.FIELD, ElementType.METHOD}) </text:p>
      <text:p text:style-name="P2">@Retention(RetentionPolicy.RUNTIME)</text:p>
      <text:p text:style-name="P2">@Repeatable(Indices.class)</text:p>
      <text:p text:style-name="P2">public @interface <text:alphabetical-index-mark-start text:id="IMark4831883344" text:key1="annotation"/>Index<text:alphabetical-index-mark-end text:id="IMark4831883344"/></text:p>
      <text:p text:style-name="P2">{</text:p>
      <text:p text:style-name="P2"><text:s text:c="4"/>/** Name of the <text:alphabetical-index-mark-start text:id="IMark4831883344" text:key1="annotation"/>index<text:alphabetical-index-mark-end text:id="IMark4831883344"/></text:p>
      <text:p text:style-name="P2"><text:s text:c="5"/>* @return the name of the <text:alphabetical-index-mark-start text:id="IMark4831883344" text:key1="annotation"/>index<text:alphabetical-index-mark-end text:id="IMark4831883344"/></text:p>
      <text:p text:style-name="P2"><text:s text:c="5"/>*/</text:p>
      <text:p text:style-name="P2"><text:s text:c="4"/>String name() default ““;</text:p>
      <text:p text:style-name="P2"/>
      <text:p text:style-name="P2"><text:s text:c="4"/>/** Table for the <text:alphabetical-index-mark-start text:id="IMark4831883344" text:key1="annotation"/>index<text:alphabetical-index-mark-end text:id="IMark4831883344"/>. This is needed iff annotating a type where</text:p>
      <text:p text:style-name="P2"><text:s text:c="5"/>* the <text:alphabetical-index-mark-start text:id="IMark4831883344" text:key1="annotation"/>index<text:alphabetical-index-mark-end text:id="IMark4831883344"/> is not defined on the primary table for the type.</text:p>
      <text:p text:style-name="P2"><text:s text:c="5"/>* @return the table on which the <text:alphabetical-index-mark-start text:id="IMark4831883344" text:key1="annotation"/>index<text:alphabetical-index-mark-end text:id="IMark4831883344"/> is defined</text:p>
      <text:p text:style-name="P2"><text:s text:c="5"/>*/</text:p>
      <text:p text:style-name="P2"><text:s text:c="4"/>String table() default ““;</text:p>
      <text:p text:style-name="P2"/>
      <text:p text:style-name="P2"><text:s text:c="4"/>/** Whether this <text:alphabetical-index-mark-start text:id="IMark4831883344" text:key1="annotation"/>index<text:alphabetical-index-mark-end text:id="IMark4831883344"/> is <text:alphabetical-index-mark-start text:id="IMark4831883824" text:key1="annotation"/>unique<text:alphabetical-index-mark-end text:id="IMark4831883824"/></text:p>
      <text:p text:style-name="P2"><text:s text:c="5"/>* @return whether this <text:alphabetical-index-mark-start text:id="IMark4831883824" text:key1="annotation"/>index<text:alphabetical-index-mark-end text:id="IMark4831883824"/> is <text:alphabetical-index-mark-start text:id="IMark4831883344" text:key1="annotation"/>unique<text:alphabetical-index-mark-end text:id="IMark4831883344"/></text:p>
      <text:p text:style-name="P2"><text:s text:c="5"/>*/</text:p>
      <text:p text:style-name="P2"><text:s text:c="4"/>String <text:alphabetical-index-mark-start text:id="IMark4831883344" text:key1="annotation"/>unique<text:alphabetical-index-mark-end text:id="IMark4831883344"/>() default ““;</text:p>
      <text:p text:style-name="P2"/>
      <text:p text:style-name="P2"><text:s text:c="4"/>/** Member (field and property) names that compose this <text:alphabetical-index-mark-start text:id="IMark4831883344" text:key1="annotation"/>index<text:alphabetical-index-mark-end text:id="IMark4831883344"/>.</text:p>
      <text:p text:style-name="P2"><text:s text:c="5"/>* @return member names that compose this <text:alphabetical-index-mark-start text:id="IMark4831883344" text:key1="annotation"/>index<text:alphabetical-index-mark-end text:id="IMark4831883344"/></text:p>
      <text:p text:style-name="P2"><text:s text:c="5"/>*/</text:p>
      <text:p text:style-name="P2"><text:s text:c="4"/>String[] members() default {};</text:p>
      <text:p text:style-name="P2"/>
      <text:p text:style-name="P2"><text:s text:c="4"/>/** <text:alphabetical-index-mark-start text:id="IMark4831883344" text:key1="annotation"/>Columns<text:alphabetical-index-mark-end text:id="IMark4831883344"/> that compose this <text:alphabetical-index-mark-start text:id="IMark4831883824" text:key1="annotation"/>index<text:alphabetical-index-mark-end text:id="IMark4831883824"/>.</text:p>
      <text:p text:style-name="P2"><text:s text:c="5"/>* @return <text:alphabetical-index-mark-start text:id="IMark4831883824" text:key1="annotation"/>columns<text:alphabetical-index-mark-end text:id="IMark4831883824"/> that compose this <text:alphabetical-index-mark-start text:id="IMark4831883344" text:key1="annotation"/>index<text:alphabetical-index-mark-end text:id="IMark4831883344"/></text:p>
      <text:p text:style-name="P2"><text:s text:c="5"/>*/</text:p>
      <text:p text:style-name="P2"><text:s text:c="4"/><text:alphabetical-index-mark-start text:id="IMark4831883344" text:key1="annotation"/>Column<text:alphabetical-index-mark-end text:id="IMark4831883344"/>[] <text:alphabetical-index-mark-start text:id="IMark4831883824" text:key1="annotation"/>columns<text:alphabetical-index-mark-end text:id="IMark4831883824"/>() default {};</text:p>
      <text:p text:style-name="P2"/>
      <text:p text:style-name="P2"><text:s text:c="4"/>/** Vendor <text:alphabetical-index-mark-start text:id="IMark4831883824" text:key1="annotation"/>extensions<text:alphabetical-index-mark-end text:id="IMark4831883824"/>.</text:p>
      <text:p text:style-name="P2"><text:s text:c="5"/>* @return the vendor <text:alphabetical-index-mark-start text:id="IMark4831883824" text:key1="annotation"/>extensions<text:alphabetical-index-mark-end text:id="IMark4831883824"/></text:p>
      <text:p text:style-name="P2"><text:s text:c="5"/>*/</text:p>
      <text:p text:style-name="P2"><text:s text:c="4"/><text:alphabetical-index-mark-start text:id="IMark4831883824" text:key1="annotation"/>Extension<text:alphabetical-index-mark-end text:id="IMark4831883824"/>[] <text:alphabetical-index-mark-start text:id="IMark4831883344" text:key1="annotation"/>extensions<text:alphabetical-index-mark-end text:id="IMark4831883344"/>() default {};</text:p>
      <text:p text:style-name="P2">}</text:p>
      <text:p text:style-name="P2"/>
      <text:h text:style-name="P26" text:outline-level="3"><text:alphabetical-index-mark-start text:id="IMark4831883344" text:key1="annotation"/>Indices<text:alphabetical-index-mark-end text:id="IMark4831883344"/> Annotation</text:h>
      <text:p text:style-name="P2">@Target(ElementType.TYPE) </text:p>
      <text:p text:style-name="P2">@Retention(RetentionPolicy.RUNTIME)</text:p>
      <text:p text:style-name="P2">public @interface <text:alphabetical-index-mark-start text:id="IMark4831883344" text:key1="annotation"/>Indices<text:alphabetical-index-mark-end text:id="IMark4831883344"/></text:p>
      <text:p text:style-name="P2"><text:soft-page-break/>{</text:p>
      <text:p text:style-name="P2"><text:s text:c="4"/>/**</text:p>
      <text:p text:style-name="P2"><text:s text:c="5"/>* The <text:alphabetical-index-mark-start text:id="IMark4831883344" text:key1="annotation"/>indices<text:alphabetical-index-mark-end text:id="IMark4831883344"/></text:p>
      <text:p text:style-name="P2"><text:s text:c="5"/>* @return The <text:alphabetical-index-mark-start text:id="IMark4831883344" text:key1="annotation"/>indices<text:alphabetical-index-mark-end text:id="IMark4831883344"/></text:p>
      <text:p text:style-name="P2"><text:s text:c="5"/>*/</text:p>
      <text:p text:style-name="P2"><text:s text:c="4"/><text:alphabetical-index-mark-start text:id="IMark4831883344" text:key1="annotation"/>Index<text:alphabetical-index-mark-end text:id="IMark4831883344"/>[] <text:alphabetical-index-mark-start text:id="IMark4831883824" text:key1="annotation"/>value<text:alphabetical-index-mark-end text:id="IMark4831883824"/>();</text:p>
      <text:p text:style-name="P2">}</text:p>
      <text:p text:style-name="P2"/>
      <text:h text:style-name="P26" text:outline-level="3"><text:alphabetical-index-mark-start text:id="IMark4831883824" text:key1="annotation"/>Inheritance<text:alphabetical-index-mark-end text:id="IMark4831883824"/> Annotation</text:h>
      <text:p text:style-name="P2">@Target(ElementType.TYPE) </text:p>
      <text:p text:style-name="P2">@Retention(RetentionPolicy.RUNTIME)</text:p>
      <text:p text:style-name="P2">public @interface <text:alphabetical-index-mark-start text:id="IMark4831883824" text:key1="annotation"/>Inheritance<text:alphabetical-index-mark-end text:id="IMark4831883824"/></text:p>
      <text:p text:style-name="P2">{</text:p>
      <text:p text:style-name="P2"><text:s text:c="4"/>/** Strategy to use for <text:alphabetical-index-mark-start text:id="IMark4831883824" text:key1="annotation"/>inheritance<text:alphabetical-index-mark-end text:id="IMark4831883824"/>. Specifies in which table(s)</text:p>
      <text:p text:style-name="P2"><text:s text:c="5"/>* the members for the class are stored. </text:p>
      <text:p text:style-name="P2"><text:s text:c="5"/>* @return the <text:alphabetical-index-mark-start text:id="IMark4831883824" text:key1="annotation"/>inheritance<text:alphabetical-index-mark-end text:id="IMark4831883824"/> strategy</text:p>
      <text:p text:style-name="P2"><text:s text:c="5"/>*/</text:p>
      <text:p text:style-name="P2"><text:s text:c="4"/><text:alphabetical-index-mark-start text:id="IMark4831883824" text:key1="annotation"/>InheritanceStrategy<text:alphabetical-index-mark-end text:id="IMark4831883824"/> strategy() default <text:alphabetical-index-mark-start text:id="IMark4831883344" text:key1="annotation"/>InheritanceStrategy<text:alphabetical-index-mark-end text:id="IMark4831883344"/>.UNSPECIFIED;</text:p>
      <text:p text:style-name="P2"/>
      <text:p text:style-name="P2"><text:s text:c="4"/>/** Custom <text:alphabetical-index-mark-start text:id="IMark4831883344" text:key1="annotation"/>inheritance<text:alphabetical-index-mark-end text:id="IMark4831883344"/> strategy. If customStrategy is non-empty, then</text:p>
      <text:p text:style-name="P2"><text:s text:c="5"/>* strategy must be UNSPECIFIED.</text:p>
      <text:p text:style-name="P2"><text:s text:c="5"/>* @return the custom <text:alphabetical-index-mark-start text:id="IMark4831883344" text:key1="annotation"/>inheritance<text:alphabetical-index-mark-end text:id="IMark4831883344"/> strategy</text:p>
      <text:p text:style-name="P2"><text:s text:c="5"/>*/</text:p>
      <text:p text:style-name="P2"><text:s text:c="4"/>String customStrategy() default ““;</text:p>
      <text:p text:style-name="P2">}</text:p>
      <text:p text:style-name="P2"/>
      <text:h text:style-name="P26" text:outline-level="3"><text:alphabetical-index-mark-start text:id="IMark4831883344" text:key1="annotation"/>InheritanceStrategy<text:alphabetical-index-mark-end text:id="IMark4831883344"/> Enum</text:h>
      <text:p text:style-name="P2"/>
      <text:p text:style-name="P2">public enum <text:alphabetical-index-mark-start text:id="IMark4831883344" text:key1="annotation"/>InheritanceStrategy<text:alphabetical-index-mark-end text:id="IMark4831883344"/></text:p>
      <text:p text:style-name="P2">{</text:p>
      <text:p text:style-name="P2"><text:s text:c="4"/>UNSPECIFIED,</text:p>
      <text:p text:style-name="P2"><text:s text:c="4"/>NEW_TABLE,</text:p>
      <text:p text:style-name="P2"><text:s text:c="4"/>SUBCLASS_TABLE,</text:p>
      <text:p text:style-name="P2"><text:s text:c="4"/>SUPERCLASS_TABLE,</text:p>
      <text:p text:style-name="P2"><text:s text:c="4"/>COMPLETE_TABLE</text:p>
      <text:p text:style-name="P2">}</text:p>
      <text:p text:style-name="P2"/>
      <text:h text:style-name="P26" text:outline-level="3"><text:alphabetical-index-mark-start text:id="IMark4831883344" text:key1="annotation"/>Join<text:alphabetical-index-mark-end text:id="IMark4831883344"/> Annotation</text:h>
      <text:p text:style-name="P2">@Target({ElementType.TYPE, ElementType.FIELD, ElementType.METHOD}) </text:p>
      <text:p text:style-name="P2">@Retention(RetentionPolicy.RUNTIME)</text:p>
      <text:p text:style-name="P2">@Repeatable(Joins.class)</text:p>
      <text:p text:style-name="P2">public @interface <text:alphabetical-index-mark-start text:id="IMark4831883344" text:key1="annotation"/>Join<text:alphabetical-index-mark-end text:id="IMark4831883344"/></text:p>
      <text:p text:style-name="P2">{</text:p>
      <text:p text:style-name="P2"><text:s text:c="4"/>/** Table to <text:alphabetical-index-mark-start text:id="IMark4831883344" text:key1="annotation"/>join<text:alphabetical-index-mark-end text:id="IMark4831883344"/>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4831883344" text:key1="annotation"/>column<text:alphabetical-index-mark-end text:id="IMark4831883344"/> in the <text:alphabetical-index-mark-start text:id="IMark4831883824" text:key1="annotation"/>join<text:alphabetical-index-mark-end text:id="IMark4831883824"/> table. </text:p>
      <text:p text:style-name="P2"><text:s text:c="5"/>* @return the name of the <text:alphabetical-index-mark-start text:id="IMark4831883824" text:key1="annotation"/>column<text:alphabetical-index-mark-end text:id="IMark4831883824"/> in the <text:alphabetical-index-mark-start text:id="IMark4831883344" text:key1="annotation"/>join<text:alphabetical-index-mark-end text:id="IMark4831883344"/> table</text:p>
      <text:p text:style-name="P2"><text:s text:c="5"/>*/</text:p>
      <text:p text:style-name="P2"><text:s text:c="4"/>String <text:alphabetical-index-mark-start text:id="IMark4831883344" text:key1="annotation"/>column<text:alphabetical-index-mark-end text:id="IMark4831883344"/>() default ““;</text:p>
      <text:p text:style-name="P2"><text:soft-page-break/></text:p>
      <text:p text:style-name="P2"><text:s text:c="4"/>/** Whether the <text:alphabetical-index-mark-start text:id="IMark4831883344" text:key1="annotation"/>join<text:alphabetical-index-mark-end text:id="IMark4831883344"/> <text:alphabetical-index-mark-start text:id="IMark4831883824" text:key1="annotation"/>column<text:alphabetical-index-mark-end text:id="IMark4831883824"/> is indexed. </text:p>
      <text:p text:style-name="P2"><text:s text:c="5"/>* @return whether the <text:alphabetical-index-mark-start text:id="IMark4831883824" text:key1="annotation"/>join<text:alphabetical-index-mark-end text:id="IMark4831883824"/> <text:alphabetical-index-mark-start text:id="IMark4831883344" text:key1="annotation"/>column<text:alphabetical-index-mark-end text:id="IMark4831883344"/>(s) is(are) indexed</text:p>
      <text:p text:style-name="P2"><text:s text:c="5"/>*/</text:p>
      <text:p text:style-name="P2"><text:s text:c="4"/>String indexed() default ““;</text:p>
      <text:p text:style-name="P2"/>
      <text:p text:style-name="P2"><text:s text:c="4"/>/** The name of the <text:alphabetical-index-mark-start text:id="IMark4831883344" text:key1="annotation"/>index<text:alphabetical-index-mark-end text:id="IMark4831883344"/> to generate. </text:p>
      <text:p text:style-name="P2"><text:s text:c="5"/>* @return the name of the <text:alphabetical-index-mark-start text:id="IMark4831883344" text:key1="annotation"/>index<text:alphabetical-index-mark-end text:id="IMark4831883344"/></text:p>
      <text:p text:style-name="P2"><text:s text:c="5"/>*/</text:p>
      <text:p text:style-name="P2"><text:s text:c="4"/>String <text:alphabetical-index-mark-start text:id="IMark4831883344" text:key1="annotation"/>index<text:alphabetical-index-mark-end text:id="IMark4831883344"/>() default ““;</text:p>
      <text:p text:style-name="P2"/>
      <text:p text:style-name="P2"><text:s text:c="4"/>/** Whether the <text:alphabetical-index-mark-start text:id="IMark4831883344" text:key1="annotation"/>join<text:alphabetical-index-mark-end text:id="IMark4831883344"/> <text:alphabetical-index-mark-start text:id="IMark4831883824" text:key1="annotation"/>column<text:alphabetical-index-mark-end text:id="IMark4831883824"/> is <text:alphabetical-index-mark-start text:id="IMark4831884112" text:key1="annotation"/>unique<text:alphabetical-index-mark-end text:id="IMark4831884112"/>.</text:p>
      <text:p text:style-name="P2"><text:s text:c="5"/>* @return whether the <text:alphabetical-index-mark-start text:id="IMark4831884112" text:key1="annotation"/>join<text:alphabetical-index-mark-end text:id="IMark4831884112"/> <text:alphabetical-index-mark-start text:id="IMark4831883824" text:key1="annotation"/>column<text:alphabetical-index-mark-end text:id="IMark4831883824"/>(s) is(are) is <text:alphabetical-index-mark-start text:id="IMark4831883344" text:key1="annotation"/>unique<text:alphabetical-index-mark-end text:id="IMark4831883344"/></text:p>
      <text:p text:style-name="P2"><text:s text:c="5"/>*/</text:p>
      <text:p text:style-name="P2"><text:s text:c="4"/>String <text:alphabetical-index-mark-start text:id="IMark4831883344" text:key1="annotation"/>unique<text:alphabetical-index-mark-end text:id="IMark4831883344"/>() default ““;</text:p>
      <text:p text:style-name="P2"/>
      <text:p text:style-name="P2"><text:s text:c="4"/>/**</text:p>
      <text:p text:style-name="P2"><text:s text:c="5"/>* The name of the <text:alphabetical-index-mark-start text:id="IMark4831883344" text:key1="annotation"/>unique<text:alphabetical-index-mark-end text:id="IMark4831883344"/> <text:alphabetical-index-mark-start text:id="IMark4831883824" text:key1="annotation"/>key<text:alphabetical-index-mark-end text:id="IMark4831883824"/> constraint to generate.</text:p>
      <text:p text:style-name="P2"><text:s text:c="5"/>* @return the name of the <text:alphabetical-index-mark-start text:id="IMark4831883824" text:key1="annotation"/>unique<text:alphabetical-index-mark-end text:id="IMark4831883824"/> <text:alphabetical-index-mark-start text:id="IMark4831883344" text:key1="annotation"/>key<text:alphabetical-index-mark-end text:id="IMark4831883344"/> constraint</text:p>
      <text:p text:style-name="P2"><text:s text:c="5"/>*/</text:p>
      <text:p text:style-name="P2"><text:s text:c="4"/>String uniqueKey() default ““;</text:p>
      <text:p text:style-name="P2"/>
      <text:p text:style-name="P2"><text:s text:c="4"/>/** Whether to use an outer <text:alphabetical-index-mark-start text:id="IMark4831883344" text:key1="annotation"/>join<text:alphabetical-index-mark-end text:id="IMark4831883344"/>. </text:p>
      <text:p text:style-name="P2"><text:s text:c="5"/>* @return whether to use an outer <text:alphabetical-index-mark-start text:id="IMark4831883344" text:key1="annotation"/>join<text:alphabetical-index-mark-end text:id="IMark4831883344"/></text:p>
      <text:p text:style-name="P2"><text:s text:c="5"/>*/</text:p>
      <text:p text:style-name="P2"><text:s text:c="4"/>String outer() default ““;</text:p>
      <text:p text:style-name="P2"/>
      <text:p text:style-name="P2"><text:s text:c="4"/>/** Delete action to be applied to any <text:alphabetical-index-mark-start text:id="IMark4831883344" text:key1="annotation"/>ForeignKey<text:alphabetical-index-mark-end text:id="IMark4831883344"/> on this <text:alphabetical-index-mark-start text:id="IMark4831883824" text:key1="annotation"/>join<text:alphabetical-index-mark-end text:id="IMark4831883824"/>.</text:p>
      <text:p text:style-name="P2"><text:s text:c="5"/>* @return the delete action</text:p>
      <text:p text:style-name="P2"><text:s text:c="5"/>*/</text:p>
      <text:p text:style-name="P2"><text:s text:c="4"/><text:alphabetical-index-mark-start text:id="IMark4831883824" text:key1="annotation"/>ForeignKeyAction<text:alphabetical-index-mark-end text:id="IMark4831883824"/> deleteAction() default <text:alphabetical-index-mark-start text:id="IMark4831883344" text:key1="annotation"/>ForeignKeyAction<text:alphabetical-index-mark-end text:id="IMark4831883344"/>.UNSPECIFIED;</text:p>
      <text:p text:style-name="P2"/>
      <text:p text:style-name="P2"><text:s text:c="4"/>/** Detail definition of the <text:alphabetical-index-mark-start text:id="IMark4831883344" text:key1="annotation"/>join<text:alphabetical-index-mark-end text:id="IMark4831883344"/> <text:alphabetical-index-mark-start text:id="IMark4831883824" text:key1="annotation"/>column<text:alphabetical-index-mark-end text:id="IMark4831883824"/>(s). This is needed for</text:p>
      <text:p text:style-name="P2"><text:s text:c="5"/>* more than one <text:alphabetical-index-mark-start text:id="IMark4831883824" text:key1="annotation"/>join<text:alphabetical-index-mark-end text:id="IMark4831883824"/> <text:alphabetical-index-mark-start text:id="IMark4831883344" text:key1="annotation"/>column<text:alphabetical-index-mark-end text:id="IMark4831883344"/>.</text:p>
      <text:p text:style-name="P2"><text:s text:c="5"/>* @return the <text:alphabetical-index-mark-start text:id="IMark4831883344" text:key1="annotation"/>join<text:alphabetical-index-mark-end text:id="IMark4831883344"/> <text:alphabetical-index-mark-start text:id="IMark4831883824" text:key1="annotation"/>columns<text:alphabetical-index-mark-end text:id="IMark4831883824"/></text:p>
      <text:p text:style-name="P2"><text:s text:c="5"/>*/</text:p>
      <text:p text:style-name="P2"><text:s text:c="4"/><text:alphabetical-index-mark-start text:id="IMark4831883824" text:key1="annotation"/>Column<text:alphabetical-index-mark-end text:id="IMark4831883824"/>[] <text:alphabetical-index-mark-start text:id="IMark4831883344" text:key1="annotation"/>columns<text:alphabetical-index-mark-end text:id="IMark4831883344"/>() default {};</text:p>
      <text:p text:style-name="P2"/>
      <text:p text:style-name="P2"><text:s text:c="4"/>/** Generate or assume a primary <text:alphabetical-index-mark-start text:id="IMark4831883344" text:key1="annotation"/>key<text:alphabetical-index-mark-end text:id="IMark4831883344"/> constraint exists on the <text:alphabetical-index-mark-start text:id="IMark4831883824" text:key1="annotation"/>column<text:alphabetical-index-mark-end text:id="IMark4831883824"/></text:p>
      <text:p text:style-name="P2"><text:s text:c="5"/>* or <text:alphabetical-index-mark-start text:id="IMark4831883824" text:key1="annotation"/>columns<text:alphabetical-index-mark-end text:id="IMark4831883824"/> associated with this <text:alphabetical-index-mark-start text:id="IMark4831883344" text:key1="annotation"/>join<text:alphabetical-index-mark-end text:id="IMark4831883344"/>. Specify “true” or “false”.</text:p>
      <text:p text:style-name="P2"><text:s text:c="5"/>* @return whether to generate or assume a primary <text:alphabetical-index-mark-start text:id="IMark4831883344" text:key1="annotation"/>key<text:alphabetical-index-mark-end text:id="IMark4831883344"/> constraint</text:p>
      <text:p text:style-name="P2"><text:s text:c="5"/>*/</text:p>
      <text:p text:style-name="P2"><text:s text:c="4"/>String generatePrimaryKey() default ““;</text:p>
      <text:p text:style-name="P2"/>
      <text:p text:style-name="P2"><text:s text:c="4"/>/** Name for a generated primary <text:alphabetical-index-mark-start text:id="IMark4831883344" text:key1="annotation"/>key<text:alphabetical-index-mark-end text:id="IMark4831883344"/> constraint.</text:p>
      <text:p text:style-name="P2"><text:s text:c="5"/>* @return the name of the generated primary <text:alphabetical-index-mark-start text:id="IMark4831883344" text:key1="annotation"/>key<text:alphabetical-index-mark-end text:id="IMark4831883344"/> constraint</text:p>
      <text:p text:style-name="P2"><text:s text:c="5"/>*/</text:p>
      <text:p text:style-name="P2"><text:s text:c="4"/>String <text:alphabetical-index-mark-start text:id="IMark4831883344" text:key1="annotation"/>primaryKey<text:alphabetical-index-mark-end text:id="IMark4831883344"/>() default ““;</text:p>
      <text:p text:style-name="P2"/>
      <text:p text:style-name="P2"><text:s text:c="4"/>/** Generate or assume a foreign <text:alphabetical-index-mark-start text:id="IMark4831883344" text:key1="annotation"/>key<text:alphabetical-index-mark-end text:id="IMark4831883344"/> constraint exists on the <text:alphabetical-index-mark-start text:id="IMark4831883824" text:key1="annotation"/>column<text:alphabetical-index-mark-end text:id="IMark4831883824"/></text:p>
      <text:p text:style-name="P2"><text:s text:c="5"/>* or <text:alphabetical-index-mark-start text:id="IMark4831883824" text:key1="annotation"/>columns<text:alphabetical-index-mark-end text:id="IMark4831883824"/> associated with this <text:alphabetical-index-mark-start text:id="IMark4831883344" text:key1="annotation"/>join<text:alphabetical-index-mark-end text:id="IMark4831883344"/>. Specify “true” or “false”.</text:p>
      <text:p text:style-name="P2"><text:s text:c="5"/>* @return whether to generate or assume a foreign <text:alphabetical-index-mark-start text:id="IMark4831883344" text:key1="annotation"/>key<text:alphabetical-index-mark-end text:id="IMark4831883344"/> constraint</text:p>
      <text:p text:style-name="P2"><text:s text:c="5"/>*/</text:p>
      <text:p text:style-name="P2"><text:s text:c="4"/>String generateForeignKey() default ““;</text:p>
      <text:p text:style-name="P2"/>
      <text:p text:style-name="P2"><text:s text:c="4"/>/** Name for a generated foreign <text:alphabetical-index-mark-start text:id="IMark4831883344" text:key1="annotation"/>key<text:alphabetical-index-mark-end text:id="IMark4831883344"/> constraint.</text:p>
      <text:p text:style-name="P2"><text:soft-page-break/><text:s text:c="5"/>* @return the name of the generated foreign <text:alphabetical-index-mark-start text:id="IMark4831883344" text:key1="annotation"/>key<text:alphabetical-index-mark-end text:id="IMark4831883344"/> constraint</text:p>
      <text:p text:style-name="P2"><text:s text:c="5"/>*/</text:p>
      <text:p text:style-name="P2"><text:s text:c="4"/>String <text:alphabetical-index-mark-start text:id="IMark4831883344" text:key1="annotation"/>foreignKey<text:alphabetical-index-mark-end text:id="IMark4831883344"/>() default ““;</text:p>
      <text:p text:style-name="P2"/>
      <text:p text:style-name="P2"><text:s text:c="4"/>/** Vendor <text:alphabetical-index-mark-start text:id="IMark4831883344" text:key1="annotation"/>extensions<text:alphabetical-index-mark-end text:id="IMark4831883344"/>.</text:p>
      <text:p text:style-name="P2"><text:s text:c="5"/>* @return the vendor <text:alphabetical-index-mark-start text:id="IMark4831883344" text:key1="annotation"/>extensions<text:alphabetical-index-mark-end text:id="IMark4831883344"/></text:p>
      <text:p text:style-name="P2"><text:s text:c="5"/>*/</text:p>
      <text:p text:style-name="P2"><text:s text:c="4"/><text:alphabetical-index-mark-start text:id="IMark4831883344" text:key1="annotation"/>Extension<text:alphabetical-index-mark-end text:id="IMark4831883344"/>[] <text:alphabetical-index-mark-start text:id="IMark4831883824" text:key1="annotation"/>extensions<text:alphabetical-index-mark-end text:id="IMark4831883824"/>() default {};</text:p>
      <text:p text:style-name="P2">}</text:p>
      <text:p text:style-name="P2"/>
      <text:h text:style-name="P26" text:outline-level="3"><text:alphabetical-index-mark-start text:id="IMark4831883824" text:key1="annotation"/>Joins<text:alphabetical-index-mark-end text:id="IMark4831883824"/> Annotation</text:h>
      <text:p text:style-name="P2">@Target(ElementType.TYPE) </text:p>
      <text:p text:style-name="P2">@Retention(RetentionPolicy.RUNTIME)</text:p>
      <text:p text:style-name="P2">public @interface <text:alphabetical-index-mark-start text:id="IMark4831883824" text:key1="annotation"/>Joins<text:alphabetical-index-mark-end text:id="IMark4831883824"/></text:p>
      <text:p text:style-name="P2">{</text:p>
      <text:p text:style-name="P2"><text:s text:c="4"/>/**</text:p>
      <text:p text:style-name="P2"><text:s text:c="5"/>* The <text:alphabetical-index-mark-start text:id="IMark4831883824" text:key1="annotation"/>join<text:alphabetical-index-mark-end text:id="IMark4831883824"/> definitions used for the mapping of this type. <text:alphabetical-index-mark-start text:id="IMark4831883344" text:key1="annotation"/>Joins<text:alphabetical-index-mark-end text:id="IMark4831883344"/>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831883344" text:key1="annotation"/>join<text:alphabetical-index-mark-end text:id="IMark4831883344"/> definition and avoid redundancies.</text:p>
      <text:p text:style-name="P2"><text:s text:c="5"/>* @return the <text:alphabetical-index-mark-start text:id="IMark4831883344" text:key1="annotation"/>join<text:alphabetical-index-mark-end text:id="IMark4831883344"/> definitions</text:p>
      <text:p text:style-name="P2"><text:s text:c="5"/>*/</text:p>
      <text:p text:style-name="P2"><text:s text:c="4"/><text:alphabetical-index-mark-start text:id="IMark4831883344" text:key1="annotation"/>Join<text:alphabetical-index-mark-end text:id="IMark4831883344"/>[] <text:alphabetical-index-mark-start text:id="IMark4831883824" text:key1="annotation"/>value<text:alphabetical-index-mark-end text:id="IMark4831883824"/>();</text:p>
      <text:p text:style-name="P2">}</text:p>
      <text:p text:style-name="P2"/>
      <text:h text:style-name="P26" text:outline-level="3"><text:alphabetical-index-mark-start text:id="IMark4831883824" text:key1="annotation"/>Key<text:alphabetical-index-mark-end text:id="IMark4831883824"/> Annotation</text:h>
      <text:p text:style-name="P2">@Target({ElementType.FIELD, ElementType.METHOD}) </text:p>
      <text:p text:style-name="P2">@Retention(RetentionPolicy.RUNTIME)</text:p>
      <text:p text:style-name="P2">public @interface <text:alphabetical-index-mark-start text:id="IMark4831883824" text:key1="annotation"/>Key<text:alphabetical-index-mark-end text:id="IMark4831883824"/></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831883824" text:key1="annotation"/>key<text:alphabetical-index-mark-end text:id="IMark4831883824"/> is to be stored <text:alphabetical-index-mark-start text:id="IMark4831883344" text:key1="annotation"/>serialized<text:alphabetical-index-mark-end text:id="IMark4831883344"/> (into a single <text:alphabetical-index-mark-start text:id="IMark4831884112" text:key1="annotation"/>column<text:alphabetical-index-mark-end text:id="IMark4831884112"/> of a</text:p>
      <text:p text:style-name="P2"><text:s text:c="5"/>* <text:alphabetical-index-mark-start text:id="IMark4831884112" text:key1="annotation"/>join<text:alphabetical-index-mark-end text:id="IMark4831884112"/> table).</text:p>
      <text:p text:style-name="P2"><text:s text:c="5"/>* @return whether the <text:alphabetical-index-mark-start text:id="IMark4831884112" text:key1="annotation"/>key<text:alphabetical-index-mark-end text:id="IMark4831884112"/> is to be stored <text:alphabetical-index-mark-start text:id="IMark4831883344" text:key1="annotation"/>serialized<text:alphabetical-index-mark-end text:id="IMark4831883344"/></text:p>
      <text:p text:style-name="P2"><text:s text:c="5"/>*/</text:p>
      <text:p text:style-name="P2"><text:s text:c="4"/>String <text:alphabetical-index-mark-start text:id="IMark4831883344" text:key1="annotation"/>serialized<text:alphabetical-index-mark-end text:id="IMark4831883344"/>() default ““;</text:p>
      <text:p text:style-name="P2"/>
      <text:p text:style-name="P2"><text:s text:c="4"/>/** Whether this <text:alphabetical-index-mark-start text:id="IMark4831883344" text:key1="annotation"/>key<text:alphabetical-index-mark-end text:id="IMark4831883344"/> is <text:alphabetical-index-mark-start text:id="IMark4831884112" text:key1="annotation"/>embedded<text:alphabetical-index-mark-end text:id="IMark4831884112"/>. </text:p>
      <text:p text:style-name="P2"><text:s text:c="5"/>* @return whether this <text:alphabetical-index-mark-start text:id="IMark4831884112" text:key1="annotation"/>key<text:alphabetical-index-mark-end text:id="IMark4831884112"/> is <text:alphabetical-index-mark-start text:id="IMark4831883344" text:key1="annotation"/>embedded<text:alphabetical-index-mark-end text:id="IMark4831883344"/></text:p>
      <text:p text:style-name="P2"><text:s text:c="5"/>*/</text:p>
      <text:p text:style-name="P2"><text:s text:c="4"/>String <text:alphabetical-index-mark-start text:id="IMark4831883344" text:key1="annotation"/>embedded<text:alphabetical-index-mark-end text:id="IMark4831883344"/>() default ““;</text:p>
      <text:p text:style-name="P2"/>
      <text:p text:style-name="P2"><text:s text:c="4"/>/**</text:p>
      <text:p text:style-name="P2"><text:s text:c="5"/>* The <text:alphabetical-index-mark-start text:id="IMark4831883344" text:key1="annotation"/>embedded<text:alphabetical-index-mark-end text:id="IMark4831883344"/> mapping for the <text:alphabetical-index-mark-start text:id="IMark4831884112" text:key1="annotation"/>key<text:alphabetical-index-mark-end text:id="IMark4831884112"/>.</text:p>
      <text:p text:style-name="P2"><text:s text:c="5"/>* @return the <text:alphabetical-index-mark-start text:id="IMark4831884112" text:key1="annotation"/>embedded<text:alphabetical-index-mark-end text:id="IMark4831884112"/> mapping for the <text:alphabetical-index-mark-start text:id="IMark4831883344" text:key1="annotation"/>key<text:alphabetical-index-mark-end text:id="IMark4831883344"/></text:p>
      <text:p text:style-name="P2"><text:soft-page-break/><text:s text:c="5"/>*/</text:p>
      <text:p text:style-name="P2"><text:s text:c="4"/><text:alphabetical-index-mark-start text:id="IMark4831883344" text:key1="annotation"/>Embedded<text:alphabetical-index-mark-end text:id="IMark4831883344"/>[] embeddedMapping() default {};</text:p>
      <text:p text:style-name="P2"/>
      <text:p text:style-name="P2"><text:s text:c="4"/>/**</text:p>
      <text:p text:style-name="P2"><text:s text:c="5"/>* Whether the <text:alphabetical-index-mark-start text:id="IMark4831883344" text:key1="annotation"/>key<text:alphabetical-index-mark-end text:id="IMark4831883344"/> is dependent on the owner (and will be deleted </text:p>
      <text:p text:style-name="P2"><text:s text:c="5"/>* when the owner is deleted).</text:p>
      <text:p text:style-name="P2"><text:s text:c="5"/>* @return whether the <text:alphabetical-index-mark-start text:id="IMark4831883344" text:key1="annotation"/>key<text:alphabetical-index-mark-end text:id="IMark483188334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831883344" text:key1="annotation"/>key<text:alphabetical-index-mark-end text:id="IMark4831883344"/>.</text:p>
      <text:p text:style-name="P2"><text:s text:c="5"/>* @return name of the table for the <text:alphabetical-index-mark-start text:id="IMark4831883344" text:key1="annotation"/>key<text:alphabetical-index-mark-end text:id="IMark4831883344"/></text:p>
      <text:p text:style-name="P2"><text:s text:c="5"/>*/</text:p>
      <text:p text:style-name="P2"><text:s text:c="4"/>String table() default ““;</text:p>
      <text:p text:style-name="P2"/>
      <text:p text:style-name="P2"><text:s text:c="4"/>/**</text:p>
      <text:p text:style-name="P2"><text:s text:c="5"/>* Name of the <text:alphabetical-index-mark-start text:id="IMark4831883344" text:key1="annotation"/>column<text:alphabetical-index-mark-end text:id="IMark4831883344"/> to store the <text:alphabetical-index-mark-start text:id="IMark4831884112" text:key1="annotation"/>key<text:alphabetical-index-mark-end text:id="IMark4831884112"/> in.</text:p>
      <text:p text:style-name="P2"><text:s text:c="5"/>* @return name of the <text:alphabetical-index-mark-start text:id="IMark4831884112" text:key1="annotation"/>column<text:alphabetical-index-mark-end text:id="IMark4831884112"/> to store the <text:alphabetical-index-mark-start text:id="IMark4831883344" text:key1="annotation"/>key<text:alphabetical-index-mark-end text:id="IMark4831883344"/> in</text:p>
      <text:p text:style-name="P2"><text:s text:c="5"/>*/</text:p>
      <text:p text:style-name="P2"><text:s text:c="4"/>String <text:alphabetical-index-mark-start text:id="IMark4831883344" text:key1="annotation"/>column<text:alphabetical-index-mark-end text:id="IMark4831883344"/>() default ““;</text:p>
      <text:p text:style-name="P2"/>
      <text:p text:style-name="P2"><text:s text:c="4"/>/**</text:p>
      <text:p text:style-name="P2"><text:s text:c="5"/>* Delete action to apply to the foreign <text:alphabetical-index-mark-start text:id="IMark4831883344" text:key1="annotation"/>key<text:alphabetical-index-mark-end text:id="IMark4831883344"/> for the <text:alphabetical-index-mark-start text:id="IMark4831884112" text:key1="annotation"/>key<text:alphabetical-index-mark-end text:id="IMark4831884112"/>.</text:p>
      <text:p text:style-name="P2"><text:s text:c="5"/>* @return delete action to apply to the foreign <text:alphabetical-index-mark-start text:id="IMark4831884112" text:key1="annotation"/>key<text:alphabetical-index-mark-end text:id="IMark4831884112"/> for the <text:alphabetical-index-mark-start text:id="IMark4831883344" text:key1="annotation"/>key<text:alphabetical-index-mark-end text:id="IMark4831883344"/></text:p>
      <text:p text:style-name="P2"><text:s text:c="5"/>*/</text:p>
      <text:p text:style-name="P2"><text:s text:c="4"/><text:alphabetical-index-mark-start text:id="IMark4831883344" text:key1="annotation"/>ForeignKeyAction<text:alphabetical-index-mark-end text:id="IMark4831883344"/> deleteAction() default <text:alphabetical-index-mark-start text:id="IMark4831884112" text:key1="annotation"/>ForeignKeyAction<text:alphabetical-index-mark-end text:id="IMark4831884112"/>.UNSPECIFIED;</text:p>
      <text:p text:style-name="P2"/>
      <text:p text:style-name="P2"><text:s text:c="4"/>/**</text:p>
      <text:p text:style-name="P2"><text:s text:c="5"/>* Update action to apply to the foreign <text:alphabetical-index-mark-start text:id="IMark4831884112" text:key1="annotation"/>key<text:alphabetical-index-mark-end text:id="IMark4831884112"/> for the <text:alphabetical-index-mark-start text:id="IMark4831883344" text:key1="annotation"/>key<text:alphabetical-index-mark-end text:id="IMark4831883344"/>.</text:p>
      <text:p text:style-name="P2"><text:s text:c="5"/>* @return update action to apply to the foreign <text:alphabetical-index-mark-start text:id="IMark4831883344" text:key1="annotation"/>key<text:alphabetical-index-mark-end text:id="IMark4831883344"/> for the <text:alphabetical-index-mark-start text:id="IMark4831884112" text:key1="annotation"/>key<text:alphabetical-index-mark-end text:id="IMark4831884112"/></text:p>
      <text:p text:style-name="P2"><text:s text:c="5"/>*/</text:p>
      <text:p text:style-name="P2"><text:s text:c="4"/><text:alphabetical-index-mark-start text:id="IMark4831884112" text:key1="annotation"/>ForeignKeyAction<text:alphabetical-index-mark-end text:id="IMark4831884112"/> updateAction() default <text:alphabetical-index-mark-start text:id="IMark4831883344" text:key1="annotation"/>ForeignKeyAction<text:alphabetical-index-mark-end text:id="IMark4831883344"/>.UNSPECIFIED;</text:p>
      <text:p text:style-name="P2"/>
      <text:p text:style-name="P2"><text:s text:c="4"/>/**</text:p>
      <text:p text:style-name="P2"><text:s text:c="5"/>* Whether the <text:alphabetical-index-mark-start text:id="IMark4831883344" text:key1="annotation"/>value<text:alphabetical-index-mark-end text:id="IMark4831883344"/> <text:alphabetical-index-mark-start text:id="IMark4831884112" text:key1="annotation"/>column<text:alphabetical-index-mark-end text:id="IMark4831884112"/>(s) should be indexed.</text:p>
      <text:p text:style-name="P2"><text:s text:c="5"/>* @return whether the <text:alphabetical-index-mark-start text:id="IMark4831884112" text:key1="annotation"/>value<text:alphabetical-index-mark-end text:id="IMark4831884112"/> <text:alphabetical-index-mark-start text:id="IMark4831883344" text:key1="annotation"/>column<text:alphabetical-index-mark-end text:id="IMark4831883344"/>(s) should be indexed.</text:p>
      <text:p text:style-name="P2"><text:s text:c="5"/>*/</text:p>
      <text:p text:style-name="P2"><text:s text:c="4"/>String indexed() default ““;</text:p>
      <text:p text:style-name="P2"/>
      <text:p text:style-name="P2"><text:s text:c="4"/>/** The name of the <text:alphabetical-index-mark-start text:id="IMark4831883344" text:key1="annotation"/>index<text:alphabetical-index-mark-end text:id="IMark4831883344"/> to generate. </text:p>
      <text:p text:style-name="P2"><text:s text:c="5"/>* @return the name of the <text:alphabetical-index-mark-start text:id="IMark4831883344" text:key1="annotation"/>index<text:alphabetical-index-mark-end text:id="IMark4831883344"/></text:p>
      <text:p text:style-name="P2"><text:s text:c="5"/>*/</text:p>
      <text:p text:style-name="P2"><text:s text:c="4"/>String <text:alphabetical-index-mark-start text:id="IMark4831883344" text:key1="annotation"/>index<text:alphabetical-index-mark-end text:id="IMark4831883344"/>() default ““;</text:p>
      <text:p text:style-name="P2"/>
      <text:p text:style-name="P2"><text:s text:c="4"/>/**</text:p>
      <text:p text:style-name="P2"><text:s text:c="5"/>* Whether the <text:alphabetical-index-mark-start text:id="IMark4831883344" text:key1="annotation"/>element<text:alphabetical-index-mark-end text:id="IMark4831883344"/> <text:alphabetical-index-mark-start text:id="IMark4831884112" text:key1="annotation"/>column<text:alphabetical-index-mark-end text:id="IMark4831884112"/>(s) contents should be considered <text:alphabetical-index-mark-start text:id="IMark4831883824" text:key1="annotation"/>unique<text:alphabetical-index-mark-end text:id="IMark4831883824"/></text:p>
      <text:p text:style-name="P2"><text:s text:c="5"/>* @return whether the <text:alphabetical-index-mark-start text:id="IMark4831883824" text:key1="annotation"/>element<text:alphabetical-index-mark-end text:id="IMark4831883824"/> <text:alphabetical-index-mark-start text:id="IMark4831884112" text:key1="annotation"/>column<text:alphabetical-index-mark-end text:id="IMark4831884112"/>(s) contents should be considered <text:alphabetical-index-mark-start text:id="IMark4831883344" text:key1="annotation"/>unique<text:alphabetical-index-mark-end text:id="IMark4831883344"/></text:p>
      <text:p text:style-name="P2"><text:s text:c="5"/>*/</text:p>
      <text:p text:style-name="P2"><text:s text:c="4"/>String <text:alphabetical-index-mark-start text:id="IMark4831883344" text:key1="annotation"/>unique<text:alphabetical-index-mark-end text:id="IMark4831883344"/>() default ““;</text:p>
      <text:p text:style-name="P2"/>
      <text:p text:style-name="P2"><text:s text:c="4"/>/**</text:p>
      <text:p text:style-name="P2"><text:s text:c="5"/>* The name of the <text:alphabetical-index-mark-start text:id="IMark4831883344" text:key1="annotation"/>unique<text:alphabetical-index-mark-end text:id="IMark4831883344"/> <text:alphabetical-index-mark-start text:id="IMark4831884112" text:key1="annotation"/>key<text:alphabetical-index-mark-end text:id="IMark4831884112"/> constraint to generate.</text:p>
      <text:p text:style-name="P2"><text:s text:c="5"/>* @return the name of the <text:alphabetical-index-mark-start text:id="IMark4831884112" text:key1="annotation"/>unique<text:alphabetical-index-mark-end text:id="IMark4831884112"/> <text:alphabetical-index-mark-start text:id="IMark4831883344" text:key1="annotation"/>key<text:alphabetical-index-mark-end text:id="IMark4831883344"/>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4831883344" text:key1="annotation"/>value<text:alphabetical-index-mark-end text:id="IMark4831883344"/> class where this <text:alphabetical-index-mark-start text:id="IMark4831884112" text:key1="annotation"/>key<text:alphabetical-index-mark-end text:id="IMark4831884112"/> is stored.</text:p>
      <text:p text:style-name="P2"><text:s text:c="5"/>* @return the name of a member in the <text:alphabetical-index-mark-start text:id="IMark4831884112" text:key1="annotation"/>value<text:alphabetical-index-mark-end text:id="IMark4831884112"/> class where this <text:alphabetical-index-mark-start text:id="IMark4831883344" text:key1="annotation"/>key<text:alphabetical-index-mark-end text:id="IMark4831883344"/> is stored</text:p>
      <text:p text:style-name="P2"><text:s text:c="5"/>*/</text:p>
      <text:p text:style-name="P2"><text:s text:c="4"/>String mappedBy() default ““;</text:p>
      <text:p text:style-name="P2"/>
      <text:p text:style-name="P2"><text:s text:c="4"/>/**</text:p>
      <text:p text:style-name="P2"><text:s text:c="5"/>* The <text:alphabetical-index-mark-start text:id="IMark4831883344" text:key1="annotation"/>column<text:alphabetical-index-mark-end text:id="IMark4831883344"/>(s) for the <text:alphabetical-index-mark-start text:id="IMark4831884112" text:key1="annotation"/>key<text:alphabetical-index-mark-end text:id="IMark4831884112"/></text:p>
      <text:p text:style-name="P2"><text:s text:c="5"/>* @return the <text:alphabetical-index-mark-start text:id="IMark4831884112" text:key1="annotation"/>column<text:alphabetical-index-mark-end text:id="IMark4831884112"/>(s) for the <text:alphabetical-index-mark-start text:id="IMark4831883344" text:key1="annotation"/>key<text:alphabetical-index-mark-end text:id="IMark4831883344"/></text:p>
      <text:p text:style-name="P2"><text:s text:c="5"/>*/</text:p>
      <text:p text:style-name="P2"><text:s text:c="4"/><text:alphabetical-index-mark-start text:id="IMark4831883344" text:key1="annotation"/>Column<text:alphabetical-index-mark-end text:id="IMark4831883344"/>[] <text:alphabetical-index-mark-start text:id="IMark4831884112" text:key1="annotation"/>columns<text:alphabetical-index-mark-end text:id="IMark4831884112"/>() default {};</text:p>
      <text:p text:style-name="P2"/>
      <text:p text:style-name="P2"><text:s text:c="4"/>/** Generate or assume a foreign <text:alphabetical-index-mark-start text:id="IMark4831884112" text:key1="annotation"/>key<text:alphabetical-index-mark-end text:id="IMark4831884112"/> constraint exists on the <text:alphabetical-index-mark-start text:id="IMark4831883344" text:key1="annotation"/>column<text:alphabetical-index-mark-end text:id="IMark4831883344"/></text:p>
      <text:p text:style-name="P2"><text:s text:c="5"/>* or <text:alphabetical-index-mark-start text:id="IMark4831883344" text:key1="annotation"/>columns<text:alphabetical-index-mark-end text:id="IMark4831883344"/> associated with this <text:alphabetical-index-mark-start text:id="IMark4831884112" text:key1="annotation"/>join<text:alphabetical-index-mark-end text:id="IMark4831884112"/>. Specify “true” or “false”.</text:p>
      <text:p text:style-name="P2"><text:s text:c="5"/>* @return whether to generate or assume a foreign <text:alphabetical-index-mark-start text:id="IMark4831884112" text:key1="annotation"/>key<text:alphabetical-index-mark-end text:id="IMark4831884112"/> constraint</text:p>
      <text:p text:style-name="P2"><text:s text:c="5"/>*/</text:p>
      <text:p text:style-name="P2"><text:s text:c="4"/>String generateForeignKey() default ““;</text:p>
      <text:p text:style-name="P2"/>
      <text:p text:style-name="P2"><text:s text:c="4"/>/** Name for a generated foreign <text:alphabetical-index-mark-start text:id="IMark4831884112" text:key1="annotation"/>key<text:alphabetical-index-mark-end text:id="IMark4831884112"/> constraint.</text:p>
      <text:p text:style-name="P2"><text:s text:c="5"/>* @return the name of the generated foreign <text:alphabetical-index-mark-start text:id="IMark4831884112" text:key1="annotation"/>key<text:alphabetical-index-mark-end text:id="IMark4831884112"/> constraint</text:p>
      <text:p text:style-name="P2"><text:s text:c="5"/>*/</text:p>
      <text:p text:style-name="P2"><text:s text:c="4"/>String <text:alphabetical-index-mark-start text:id="IMark4831884112" text:key1="annotation"/>foreignKey<text:alphabetical-index-mark-end text:id="IMark4831884112"/>() default ““;</text:p>
      <text:p text:style-name="P2"/>
      <text:p text:style-name="P2"><text:s text:c="4"/>/** Vendor <text:alphabetical-index-mark-start text:id="IMark4831884112" text:key1="annotation"/>extensions<text:alphabetical-index-mark-end text:id="IMark4831884112"/>.</text:p>
      <text:p text:style-name="P2"><text:s text:c="5"/>* @return the vendor <text:alphabetical-index-mark-start text:id="IMark4831884112" text:key1="annotation"/>extensions<text:alphabetical-index-mark-end text:id="IMark4831884112"/></text:p>
      <text:p text:style-name="P2"><text:s text:c="5"/>*/</text:p>
      <text:p text:style-name="P2"><text:s text:c="4"/><text:alphabetical-index-mark-start text:id="IMark4831884112" text:key1="annotation"/>Extension<text:alphabetical-index-mark-end text:id="IMark4831884112"/>[] <text:alphabetical-index-mark-start text:id="IMark4831883344" text:key1="annotation"/>extensions<text:alphabetical-index-mark-end text:id="IMark4831883344"/>() default {};</text:p>
      <text:p text:style-name="P2">}</text:p>
      <text:p text:style-name="P2"/>
      <text:h text:style-name="P26" text:outline-level="3"><text:alphabetical-index-mark-start text:id="IMark4831883344" text:key1="annotation"/>NotPersistent<text:alphabetical-index-mark-end text:id="IMark4831883344"/> Annotation</text:h>
      <text:p text:style-name="P2">@Target({ElementType.FIELD, ElementType.METHOD}) </text:p>
      <text:p text:style-name="P2">@Retention(RetentionPolicy.RUNTIME)</text:p>
      <text:p text:style-name="P2">public @interface <text:alphabetical-index-mark-start text:id="IMark4831883344" text:key1="annotation"/>NotPersistent<text:alphabetical-index-mark-end text:id="IMark4831883344"/></text:p>
      <text:p text:style-name="P2">{</text:p>
      <text:p text:style-name="P2">}</text:p>
      <text:p text:style-name="P2"/>
      <text:h text:style-name="P26" text:outline-level="3"><text:alphabetical-index-mark-start text:id="IMark4831883344" text:key1="annotation"/>NullValue<text:alphabetical-index-mark-end text:id="IMark4831883344"/> Enum</text:h>
      <text:p text:style-name="P2"/>
      <text:p text:style-name="P2">public enum <text:alphabetical-index-mark-start text:id="IMark4831883344" text:key1="annotation"/>NullValue<text:alphabetical-index-mark-end text:id="IMark4831883344"/></text:p>
      <text:p text:style-name="P2">{</text:p>
      <text:p text:style-name="P2"><text:s text:c="4"/>NONE,</text:p>
      <text:p text:style-name="P2"><text:s text:c="4"/>EXCEPTION,</text:p>
      <text:p text:style-name="P2"><text:s text:c="4"/>DEFAULT</text:p>
      <text:p text:style-name="P2">}</text:p>
      <text:p text:style-name="P2"/>
      <text:h text:style-name="P26" text:outline-level="3"><text:alphabetical-index-mark-start text:id="IMark4831883344" text:key1="annotation"/>Order<text:alphabetical-index-mark-end text:id="IMark4831883344"/> Annotation</text:h>
      <text:p text:style-name="P2">@Target({ElementType.FIELD, ElementType.METHOD}) </text:p>
      <text:p text:style-name="P2">@Retention(RetentionPolicy.RUNTIME)</text:p>
      <text:p text:style-name="P2">public @interface <text:alphabetical-index-mark-start text:id="IMark4831883344" text:key1="annotation"/>Order<text:alphabetical-index-mark-end text:id="IMark4831883344"/></text:p>
      <text:p text:style-name="P2">{</text:p>
      <text:p text:style-name="P2"><text:s text:c="4"/>/** The name of the <text:alphabetical-index-mark-start text:id="IMark4831883344" text:key1="annotation"/>column<text:alphabetical-index-mark-end text:id="IMark4831883344"/> to use for ordering the elements of the member.</text:p>
      <text:p text:style-name="P2"><text:soft-page-break/><text:s text:c="5"/>* @return the name of the ordering <text:alphabetical-index-mark-start text:id="IMark4831883344" text:key1="annotation"/>column<text:alphabetical-index-mark-end text:id="IMark4831883344"/></text:p>
      <text:p text:style-name="P2"><text:s text:c="5"/>*/</text:p>
      <text:p text:style-name="P2"><text:s text:c="4"/>String <text:alphabetical-index-mark-start text:id="IMark4831883344" text:key1="annotation"/>column<text:alphabetical-index-mark-end text:id="IMark4831883344"/>()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831883344" text:key1="annotation"/>column<text:alphabetical-index-mark-end text:id="IMark4831883344"/>(s) to use for ordering.</text:p>
      <text:p text:style-name="P2"><text:s text:c="5"/>* @return the <text:alphabetical-index-mark-start text:id="IMark4831883344" text:key1="annotation"/>columns<text:alphabetical-index-mark-end text:id="IMark4831883344"/> to use for ordering</text:p>
      <text:p text:style-name="P2"><text:s text:c="5"/>*/</text:p>
      <text:p text:style-name="P2"><text:s text:c="4"/><text:alphabetical-index-mark-start text:id="IMark4831883344" text:key1="annotation"/>Column<text:alphabetical-index-mark-end text:id="IMark4831883344"/>[] <text:alphabetical-index-mark-start text:id="IMark4831884112" text:key1="annotation"/>columns<text:alphabetical-index-mark-end text:id="IMark4831884112"/>() default {};</text:p>
      <text:p text:style-name="P2"/>
      <text:p text:style-name="P2"><text:s text:c="4"/>/** Vendor <text:alphabetical-index-mark-start text:id="IMark4831884112" text:key1="annotation"/>extensions<text:alphabetical-index-mark-end text:id="IMark4831884112"/>.</text:p>
      <text:p text:style-name="P2"><text:s text:c="5"/>* @return the vendor <text:alphabetical-index-mark-start text:id="IMark4831884112" text:key1="annotation"/>extensions<text:alphabetical-index-mark-end text:id="IMark4831884112"/></text:p>
      <text:p text:style-name="P2"><text:s text:c="5"/>*/</text:p>
      <text:p text:style-name="P2"><text:s text:c="4"/><text:alphabetical-index-mark-start text:id="IMark4831884112" text:key1="annotation"/>Extension<text:alphabetical-index-mark-end text:id="IMark4831884112"/>[] <text:alphabetical-index-mark-start text:id="IMark4831883344" text:key1="annotation"/>extensions<text:alphabetical-index-mark-end text:id="IMark4831883344"/>() default {};</text:p>
      <text:p text:style-name="P2">}</text:p>
      <text:p text:style-name="P2"/>
      <text:h text:style-name="P26" text:outline-level="3"><text:alphabetical-index-mark-start text:id="IMark4831883344" text:key1="annotation"/>PersistenceAware<text:alphabetical-index-mark-end text:id="IMark4831883344"/> Annotation</text:h>
      <text:p text:style-name="P2">@Target(ElementType.TYPE) </text:p>
      <text:p text:style-name="P2">@Retention(RetentionPolicy.RUNTIME)</text:p>
      <text:p text:style-name="P2">public @interface <text:alphabetical-index-mark-start text:id="IMark4831883344" text:key1="annotation"/>PersistenceAware<text:alphabetical-index-mark-end text:id="IMark4831883344"/></text:p>
      <text:p text:style-name="P2">{</text:p>
      <text:p text:style-name="P2">}</text:p>
      <text:p text:style-name="P2"/>
      <text:h text:style-name="P26" text:outline-level="3"><text:alphabetical-index-mark-start text:id="IMark4831883344" text:key1="annotation"/>PersistenceCapable<text:alphabetical-index-mark-end text:id="IMark4831883344"/> Annotation</text:h>
      <text:p text:style-name="P2">@Target(ElementType.TYPE) </text:p>
      <text:p text:style-name="P2">@Retention(RetentionPolicy.RUNTIME)</text:p>
      <text:p text:style-name="P2">public @interface <text:alphabetical-index-mark-start text:id="IMark4831883344" text:key1="annotation"/>PersistenceCapable<text:alphabetical-index-mark-end text:id="IMark4831883344"/></text:p>
      <text:p text:style-name="P2">{</text:p>
      <text:p text:style-name="P2"><text:s text:c="4"/>/** Member declarations. <text:alphabetical-index-mark-start text:id="IMark4831883344" text:main-entry="true"/>Annotations<text:alphabetical-index-mark-end text:id="IMark4831883344"/> for <text:alphabetical-index-mark-start text:id="IMark4831884112" text:key1="enum"/>persistent<text:alphabetical-index-mark-end text:id="IMark4831884112"/> members of this</text:p>
      <text:p text:style-name="P2"><text:s text:c="5"/>* class or interface can be specifed either here or on each member.</text:p>
      <text:p text:style-name="P2"><text:s text:c="5"/>* <text:alphabetical-index-mark-start text:id="IMark4831884112" text:main-entry="true"/>Annotations<text:alphabetical-index-mark-end text:id="IMark4831884112"/> for inherited members can only be specified here.</text:p>
      <text:p text:style-name="P2"><text:s text:c="5"/>* @return member declarations</text:p>
      <text:p text:style-name="P2"><text:s text:c="5"/>*/</text:p>
      <text:p text:style-name="P2"><text:s text:c="4"/><text:alphabetical-index-mark-start text:id="IMark4831884112" text:key1="enum"/>Persistent<text:alphabetical-index-mark-end text:id="IMark4831884112"/>[]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oft-page-break/><text:s text:c="5"/>*/</text:p>
      <text:p text:style-name="P2"><text:s text:c="4"/>String requiresExtent() default ““;</text:p>
      <text:p text:style-name="P2"/>
      <text:p text:style-name="P2"><text:s text:c="4"/>/** Whether objects of this class or interface can only be <text:alphabetical-index-mark-start text:id="IMark4831884112" text:key1="annotation"/>embedded<text:alphabetical-index-mark-end text:id="IMark4831884112"/>. </text:p>
      <text:p text:style-name="P2"><text:s text:c="5"/>*/</text:p>
      <text:p text:style-name="P2"><text:s text:c="4"/>String <text:alphabetical-index-mark-start text:id="IMark4831884112" text:key1="annotation"/>embeddedOnly<text:alphabetical-index-mark-end text:id="IMark4831884112"/>()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 text:c="4"/><text:alphabetical-index-mark-start text:id="IMark4831884112" text:key1="annotation"/>IdentityType<text:alphabetical-index-mark-end text:id="IMark4831884112"/> <text:alphabetical-index-mark-start text:id="IMark4831883344" text:key1="annotation"/>identityType<text:alphabetical-index-mark-end text:id="IMark4831883344"/>() default <text:alphabetical-index-mark-start text:id="IMark4831883824" text:key1="annotation"/>IdentityType<text:alphabetical-index-mark-end text:id="IMark4831883824"/>.UNSPECIFIED;</text:p>
      <text:p text:style-name="P2"/>
      <text:p text:style-name="P2"><text:s text:c="4"/>/** Primary <text:alphabetical-index-mark-start text:id="IMark4831883824" text:key1="annotation"/>key<text:alphabetical-index-mark-end text:id="IMark4831883824"/>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831883824" text:key1="annotation"/>cacheable<text:alphabetical-index-mark-end text:id="IMark4831883824"/> in a Level2 cache.</text:p>
      <text:p text:style-name="P2"><text:s text:c="5"/>* @since 2.2</text:p>
      <text:p text:style-name="P2"><text:s text:c="5"/>*/</text:p>
      <text:p text:style-name="P2"><text:s text:c="4"/>String <text:alphabetical-index-mark-start text:id="IMark4831883824" text:key1="annotation"/>cacheable<text:alphabetical-index-mark-end text:id="IMark4831883824"/>()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831883824" text:key1="annotation"/>extensions<text:alphabetical-index-mark-end text:id="IMark4831883824"/>.</text:p>
      <text:p text:style-name="P2"><text:s text:c="5"/>*/</text:p>
      <text:p text:style-name="P2"><text:s text:c="4"/><text:alphabetical-index-mark-start text:id="IMark4831883824" text:key1="annotation"/>Extension<text:alphabetical-index-mark-end text:id="IMark4831883824"/>[] <text:alphabetical-index-mark-start text:id="IMark4831883344" text:key1="annotation"/>extensions<text:alphabetical-index-mark-end text:id="IMark4831883344"/>() default {};</text:p>
      <text:p text:style-name="P2">}</text:p>
      <text:p text:style-name="P2"/>
      <text:h text:style-name="P26" text:outline-level="3"><text:alphabetical-index-mark-start text:id="IMark4831883344" text:key1="enum"/>PersistenceModifier<text:alphabetical-index-mark-end text:id="IMark4831883344"/> Enum</text:h>
      <text:p text:style-name="P2"/>
      <text:p text:style-name="P2">public enum <text:alphabetical-index-mark-start text:id="IMark4831883344" text:key1="enum"/><text:alphabetical-index-mark-start text:id="IMark4831883824" text:key1="enum"/>PersistenceModifier<text:alphabetical-index-mark-end text:id="IMark4831883824"/><text:alphabetical-index-mark-end text:id="IMark4831883344"/></text:p>
      <text:p text:style-name="P2">{</text:p>
      <text:p text:style-name="P2"><text:s text:c="4"/>UNSPECIFIED,</text:p>
      <text:p text:style-name="P2"><text:s text:c="4"/><text:alphabetical-index-mark-start text:id="IMark4831883344" text:key1="enum"/>PERSISTENT<text:alphabetical-index-mark-end text:id="IMark4831883344"/>,</text:p>
      <text:p text:style-name="P2"><text:s text:c="4"/><text:alphabetical-index-mark-start text:id="IMark4831883344" text:key1="annotation"/>TRANSACTIONAL<text:alphabetical-index-mark-end text:id="IMark4831883344"/>,</text:p>
      <text:p text:style-name="P2"><text:s text:c="4"/>NONE</text:p>
      <text:p text:style-name="P2">}</text:p>
      <text:p text:style-name="P2"/>
      <text:h text:style-name="P26" text:outline-level="3"><text:alphabetical-index-mark-start text:id="IMark4831883344" text:key1="enum"/>Persistent<text:alphabetical-index-mark-end text:id="IMark4831883344"/> Annotation</text:h>
      <text:p text:style-name="P2">@Target({ElementType.FIELD, ElementType.METHOD}) </text:p>
      <text:p text:style-name="P2">@Retention(RetentionPolicy.RUNTIME)</text:p>
      <text:p text:style-name="P2">public @interface <text:alphabetical-index-mark-start text:id="IMark4831883344" text:key1="enum"/>Persistent<text:alphabetical-index-mark-end text:id="IMark4831883344"/></text:p>
      <text:p text:style-name="P2">{</text:p>
      <text:p text:style-name="P2"><text:s text:c="4"/>/** Modifier for this field. This is normally not specified, and the </text:p>
      <text:p text:style-name="P2"><text:s text:c="5"/>* defaults are used, or the @<text:alphabetical-index-mark-start text:id="IMark4831883344" text:key1="annotation"/>Transactional<text:alphabetical-index-mark-end text:id="IMark4831883344"/> or @<text:alphabetical-index-mark-start text:id="IMark4831883824" text:key1="annotation"/>NotPersistent<text:alphabetical-index-mark-end text:id="IMark4831883824"/> </text:p>
      <text:p text:style-name="P2"><text:s text:c="5"/>* annotation is specified directly on the member. One possible use</text:p>
      <text:p text:style-name="P2"><text:s text:c="5"/>* for specifying <text:alphabetical-index-mark-start text:id="IMark4831883824" text:key1="enum"/><text:alphabetical-index-mark-start text:id="IMark4831883344" text:key1="enum"/>persistenceModifier<text:alphabetical-index-mark-end text:id="IMark4831883344"/><text:alphabetical-index-mark-end text:id="IMark4831883824"/> is for <text:alphabetical-index-mark-start text:id="IMark4831884112" text:key1="annotation"/>embedded<text:alphabetical-index-mark-end text:id="IMark4831884112"/> instances in which</text:p>
      <text:p text:style-name="P2"><text:soft-page-break/><text:s text:c="5"/>* a member is not <text:alphabetical-index-mark-start text:id="IMark4831884112" text:key1="enum"/>persistent<text:alphabetical-index-mark-end text:id="IMark4831884112"/> but in the non-<text:alphabetical-index-mark-start text:id="IMark4831883824" text:key1="annotation"/>embedded<text:alphabetical-index-mark-end text:id="IMark4831883824"/> instances the</text:p>
      <text:p text:style-name="P2"><text:s text:c="5"/>* member is <text:alphabetical-index-mark-start text:id="IMark4831883824" text:key1="enum"/>persistent<text:alphabetical-index-mark-end text:id="IMark4831883824"/>. Note that it is not portable to specify a</text:p>
      <text:p text:style-name="P2"><text:s text:c="5"/>* member to be not <text:alphabetical-index-mark-start text:id="IMark4831883824" text:key1="enum"/>persistent<text:alphabetical-index-mark-end text:id="IMark4831883824"/> in the non-<text:alphabetical-index-mark-start text:id="IMark4831884112" text:key1="annotation"/>embedded<text:alphabetical-index-mark-end text:id="IMark4831884112"/> case and <text:alphabetical-index-mark-start text:id="IMark4831883344" text:key1="enum"/>persistent<text:alphabetical-index-mark-end text:id="IMark4831883344"/></text:p>
      <text:p text:style-name="P2"><text:s text:c="5"/>* in the <text:alphabetical-index-mark-start text:id="IMark4831883344" text:key1="annotation"/>embedded<text:alphabetical-index-mark-end text:id="IMark4831883344"/> usage.</text:p>
      <text:p text:style-name="P2"><text:s text:c="5"/>* @return the persistence modifier</text:p>
      <text:p text:style-name="P2"><text:s text:c="5"/>*/</text:p>
      <text:p text:style-name="P2"><text:s text:c="4"/><text:alphabetical-index-mark-start text:id="IMark4831883344" text:key1="enum"/><text:alphabetical-index-mark-start text:id="IMark4831884112" text:key1="enum"/>PersistenceModifier<text:alphabetical-index-mark-end text:id="IMark4831884112"/><text:alphabetical-index-mark-end text:id="IMark4831883344"/> <text:alphabetical-index-mark-start text:id="IMark4831883824" text:key1="enum"/><text:alphabetical-index-mark-start text:id="IMark4831883632" text:key1="enum"/>persistenceModifier<text:alphabetical-index-mark-end text:id="IMark4831883632"/><text:alphabetical-index-mark-end text:id="IMark4831883824"/>() </text:p>
      <text:p text:style-name="P2"><text:s text:c="8"/>default <text:alphabetical-index-mark-start text:id="IMark4831883824" text:key1="enum"/>PersistenceModifier<text:alphabetical-index-mark-end text:id="IMark4831883824"/>.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831883824" text:key1="annotation"/>value<text:alphabetical-index-mark-end text:id="IMark4831883824"/>. </text:p>
      <text:p text:style-name="P2"><text:s text:c="5"/>* @return the behavior when this member contains a null <text:alphabetical-index-mark-start text:id="IMark4831883824" text:key1="annotation"/>value<text:alphabetical-index-mark-end text:id="IMark4831883824"/></text:p>
      <text:p text:style-name="P2"><text:s text:c="5"/>*/</text:p>
      <text:p text:style-name="P2"><text:s text:c="4"/><text:alphabetical-index-mark-start text:id="IMark4831883824" text:key1="annotation"/>NullValue<text:alphabetical-index-mark-end text:id="IMark4831883824"/> <text:alphabetical-index-mark-start text:id="IMark4831883632" text:key1="annotation"/>nullValue<text:alphabetical-index-mark-end text:id="IMark4831883632"/>() default <text:alphabetical-index-mark-start text:id="IMark4831883344" text:key1="annotation"/>NullValue<text:alphabetical-index-mark-end text:id="IMark4831883344"/>.NONE;</text:p>
      <text:p text:style-name="P2"/>
      <text:p text:style-name="P2"><text:s text:c="4"/>/** Whether this member is <text:alphabetical-index-mark-start text:id="IMark4831883344" text:key1="annotation"/>embedded<text:alphabetical-index-mark-end text:id="IMark4831883344"/>. </text:p>
      <text:p text:style-name="P2"><text:s text:c="5"/>* @return whether this member is <text:alphabetical-index-mark-start text:id="IMark4831883344" text:key1="annotation"/>embedded<text:alphabetical-index-mark-end text:id="IMark4831883344"/></text:p>
      <text:p text:style-name="P2"><text:s text:c="5"/>*/</text:p>
      <text:p text:style-name="P2"><text:s text:c="4"/>String <text:alphabetical-index-mark-start text:id="IMark4831883344" text:key1="annotation"/>embedded<text:alphabetical-index-mark-end text:id="IMark4831883344"/>() default ““;</text:p>
      <text:p text:style-name="P2"/>
      <text:p text:style-name="P2"><text:s text:c="4"/>/** Whether the elements of this member are <text:alphabetical-index-mark-start text:id="IMark4831883344" text:key1="annotation"/>embedded<text:alphabetical-index-mark-end text:id="IMark4831883344"/>. </text:p>
      <text:p text:style-name="P2"><text:s text:c="5"/>* @return whether the elements of this member are <text:alphabetical-index-mark-start text:id="IMark4831883344" text:key1="annotation"/>embedded<text:alphabetical-index-mark-end text:id="IMark4831883344"/></text:p>
      <text:p text:style-name="P2"><text:s text:c="5"/>*/</text:p>
      <text:p text:style-name="P2"><text:s text:c="4"/>String embeddedElement() default ““;</text:p>
      <text:p text:style-name="P2"/>
      <text:p text:style-name="P2"><text:s text:c="4"/>/** Whether the keys of this member are <text:alphabetical-index-mark-start text:id="IMark4831883344" text:key1="annotation"/>embedded<text:alphabetical-index-mark-end text:id="IMark4831883344"/>. </text:p>
      <text:p text:style-name="P2"><text:s text:c="5"/>* @return whether the keys of this member are <text:alphabetical-index-mark-start text:id="IMark4831883344" text:key1="annotation"/>embedded<text:alphabetical-index-mark-end text:id="IMark4831883344"/></text:p>
      <text:p text:style-name="P2"><text:s text:c="5"/>*/</text:p>
      <text:p text:style-name="P2"><text:s text:c="4"/>String embeddedKey() default ““;</text:p>
      <text:p text:style-name="P2"/>
      <text:p text:style-name="P2"><text:s text:c="4"/>/** Whether the values of this member are <text:alphabetical-index-mark-start text:id="IMark4831883344" text:key1="annotation"/>embedded<text:alphabetical-index-mark-end text:id="IMark4831883344"/>. </text:p>
      <text:p text:style-name="P2"><text:s text:c="5"/>* @return whether the values of this member are <text:alphabetical-index-mark-start text:id="IMark4831883344" text:key1="annotation"/>embedded<text:alphabetical-index-mark-end text:id="IMark4831883344"/></text:p>
      <text:p text:style-name="P2"><text:s text:c="5"/>*/</text:p>
      <text:p text:style-name="P2"><text:s text:c="4"/>String embeddedValue() default ““;</text:p>
      <text:p text:style-name="P2"/>
      <text:p text:style-name="P2"><text:s text:c="4"/>/** Whether this member is <text:alphabetical-index-mark-start text:id="IMark4831883344" text:key1="annotation"/>serialized<text:alphabetical-index-mark-end text:id="IMark4831883344"/> into a single <text:alphabetical-index-mark-start text:id="IMark4831883632" text:key1="annotation"/>column<text:alphabetical-index-mark-end text:id="IMark4831883632"/>. </text:p>
      <text:p text:style-name="P2"><text:s text:c="5"/>* @return whether this member is <text:alphabetical-index-mark-start text:id="IMark4831883632" text:key1="annotation"/>serialized<text:alphabetical-index-mark-end text:id="IMark4831883632"/> into a single <text:alphabetical-index-mark-start text:id="IMark4831883344" text:key1="annotation"/>column<text:alphabetical-index-mark-end text:id="IMark4831883344"/></text:p>
      <text:p text:style-name="P2"><text:s text:c="5"/>*/</text:p>
      <text:p text:style-name="P2"><text:s text:c="4"/>String <text:alphabetical-index-mark-start text:id="IMark4831883344" text:key1="annotation"/>serialized<text:alphabetical-index-mark-end text:id="IMark4831883344"/>() default ““;</text:p>
      <text:p text:style-name="P2"/>
      <text:p text:style-name="P2"><text:s text:c="4"/>/** Whether the elements of this member are <text:alphabetical-index-mark-start text:id="IMark4831883344" text:key1="annotation"/>serialized<text:alphabetical-index-mark-end text:id="IMark4831883344"/>. </text:p>
      <text:p text:style-name="P2"><text:s text:c="5"/>* @return whether the elements of this member are <text:alphabetical-index-mark-start text:id="IMark4831883344" text:key1="annotation"/>serialized<text:alphabetical-index-mark-end text:id="IMark4831883344"/></text:p>
      <text:p text:style-name="P2"><text:s text:c="5"/>*/</text:p>
      <text:p text:style-name="P2"><text:s text:c="4"/>String serializedElement() default ““;</text:p>
      <text:p text:style-name="P2"/>
      <text:p text:style-name="P2"><text:s text:c="4"/>/** Whether the keys of this member are <text:alphabetical-index-mark-start text:id="IMark4831883344" text:key1="annotation"/>serialized<text:alphabetical-index-mark-end text:id="IMark4831883344"/>. </text:p>
      <text:p text:style-name="P2"><text:s text:c="5"/>* @return whether the keys of this member are <text:alphabetical-index-mark-start text:id="IMark4831883344" text:key1="annotation"/>serialized<text:alphabetical-index-mark-end text:id="IMark4831883344"/></text:p>
      <text:p text:style-name="P2"><text:soft-page-break/><text:s text:c="5"/>*/</text:p>
      <text:p text:style-name="P2"><text:s text:c="4"/>String serializedKey() default ““;</text:p>
      <text:p text:style-name="P2"/>
      <text:p text:style-name="P2"><text:s text:c="4"/>/** Whether the values of this member are <text:alphabetical-index-mark-start text:id="IMark4831883344" text:key1="annotation"/>serialized<text:alphabetical-index-mark-end text:id="IMark4831883344"/>. </text:p>
      <text:p text:style-name="P2"><text:s text:c="5"/>* @return whether the values of this member are <text:alphabetical-index-mark-start text:id="IMark4831883344" text:key1="annotation"/>serialized<text:alphabetical-index-mark-end text:id="IMark4831883344"/></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831883344" text:key1="annotation"/>key<text:alphabetical-index-mark-end text:id="IMark4831883344"/> for application</text:p>
      <text:p text:style-name="P2"><text:s text:c="5"/>* identity. This is equivalent to specifying @<text:alphabetical-index-mark-start text:id="IMark4831883344" text:key1="annotation"/>PrimaryKey<text:alphabetical-index-mark-end text:id="IMark4831883344"/> as </text:p>
      <text:p text:style-name="P2"><text:s text:c="5"/>* a separate annotation on the member.</text:p>
      <text:p text:style-name="P2"><text:s text:c="5"/>* @return whether this member is part of the primary <text:alphabetical-index-mark-start text:id="IMark4831883344" text:key1="annotation"/>key<text:alphabetical-index-mark-end text:id="IMark4831883344"/></text:p>
      <text:p text:style-name="P2"><text:s text:c="5"/>*/</text:p>
      <text:p text:style-name="P2"><text:s text:c="4"/>String <text:alphabetical-index-mark-start text:id="IMark4831883344" text:key1="annotation"/>primaryKey<text:alphabetical-index-mark-end text:id="IMark4831883344"/>() default ““;</text:p>
      <text:p text:style-name="P2"/>
      <text:p text:style-name="P2"><text:s text:c="4"/>/** <text:alphabetical-index-mark-start text:id="IMark4831883344" text:key1="annotation"/>Value<text:alphabetical-index-mark-end text:id="IMark4831883344"/> strategy to use to generate the <text:alphabetical-index-mark-start text:id="IMark4831883632" text:key1="annotation"/>value<text:alphabetical-index-mark-end text:id="IMark4831883632"/> for this field </text:p>
      <text:p text:style-name="P2"><text:s text:c="5"/>* or property (if any).</text:p>
      <text:p text:style-name="P2"><text:s text:c="5"/>* @return the generated <text:alphabetical-index-mark-start text:id="IMark4831883632" text:key1="annotation"/>value<text:alphabetical-index-mark-end text:id="IMark4831883632"/> strategy</text:p>
      <text:p text:style-name="P2"><text:s text:c="5"/>*/</text:p>
      <text:p text:style-name="P2"><text:s text:c="4"/><text:alphabetical-index-mark-start text:id="IMark4831883632" text:key1="annotation"/>IdGeneratorStrategy<text:alphabetical-index-mark-end text:id="IMark4831883632"/> valueStrategy() default <text:alphabetical-index-mark-start text:id="IMark4831883344" text:key1="annotation"/>IdGeneratorStrategy<text:alphabetical-index-mark-end text:id="IMark4831883344"/>.UNSPECIFIED;</text:p>
      <text:p text:style-name="P2"/>
      <text:p text:style-name="P2"><text:s text:c="4"/>/** Custom <text:alphabetical-index-mark-start text:id="IMark4831883344" text:key1="annotation"/>value<text:alphabetical-index-mark-end text:id="IMark4831883344"/> strategy to use to generate the <text:alphabetical-index-mark-start text:id="IMark4831883632" text:key1="annotation"/>value<text:alphabetical-index-mark-end text:id="IMark4831883632"/>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831883632" text:key1="annotation"/>value<text:alphabetical-index-mark-end text:id="IMark4831883632"/> strategy</text:p>
      <text:p text:style-name="P2"><text:s text:c="5"/>*/</text:p>
      <text:p text:style-name="P2"><text:s text:c="4"/>String customValueStrategy() default ““;</text:p>
      <text:p text:style-name="P2"/>
      <text:p text:style-name="P2"><text:s text:c="4"/>/** Name of the <text:alphabetical-index-mark-start text:id="IMark4831883632" text:key1="annotation"/>sequence<text:alphabetical-index-mark-end text:id="IMark4831883632"/> to use with particular <text:alphabetical-index-mark-start text:id="IMark4831883344" text:key1="annotation"/>value<text:alphabetical-index-mark-end text:id="IMark4831883344"/> strategies. </text:p>
      <text:p text:style-name="P2"><text:s text:c="5"/>* @return the name of the <text:alphabetical-index-mark-start text:id="IMark4831883344" text:key1="annotation"/>sequence<text:alphabetical-index-mark-end text:id="IMark4831883344"/></text:p>
      <text:p text:style-name="P2"><text:s text:c="5"/>*/</text:p>
      <text:p text:style-name="P2"><text:s text:c="4"/>String <text:alphabetical-index-mark-start text:id="IMark4831883344" text:key1="annotation"/>sequence<text:alphabetical-index-mark-end text:id="IMark4831883344"/>() default ““;</text:p>
      <text:p text:style-name="P2"/>
      <text:p text:style-name="P2"><text:s text:c="4"/>/** Name of the fetch-group to use when this member is loaded </text:p>
      <text:p text:style-name="P2"><text:soft-page-break/><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
      <text:p text:style-name="P2"><text:s text:c="4"/>/** Name of the related member in the other class </text:p>
      <text:p text:style-name="P2"><text:s text:c="5"/>* where this <text:alphabetical-index-mark-start text:id="IMark4831883344" text:key1="annotation"/>value<text:alphabetical-index-mark-end text:id="IMark4831883344"/>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831883344" text:key1="annotation"/>Column<text:alphabetical-index-mark-end text:id="IMark4831883344"/> definition(s) for this member. Used for mapping </text:p>
      <text:p text:style-name="P2"><text:s text:c="5"/>* multiple <text:alphabetical-index-mark-start text:id="IMark4831883344" text:key1="annotation"/>columns<text:alphabetical-index-mark-end text:id="IMark4831883344"/></text:p>
      <text:p text:style-name="P2"><text:s text:c="5"/>* to the same member, for example relationships with </text:p>
      <text:p text:style-name="P2"><text:s text:c="5"/>* multiple <text:alphabetical-index-mark-start text:id="IMark4831883344" text:key1="annotation"/>column<text:alphabetical-index-mark-end text:id="IMark4831883344"/> foreign keys. </text:p>
      <text:p text:style-name="P2"><text:s text:c="5"/>* @return the <text:alphabetical-index-mark-start text:id="IMark4831883344" text:key1="annotation"/>columns<text:alphabetical-index-mark-end text:id="IMark4831883344"/> for this member</text:p>
      <text:p text:style-name="P2"><text:s text:c="5"/>*/</text:p>
      <text:p text:style-name="P2"><text:s text:c="4"/><text:alphabetical-index-mark-start text:id="IMark4831554824" text:key1="annotation"/>Column<text:alphabetical-index-mark-end text:id="IMark4831554824"/>[] <text:alphabetical-index-mark-start text:id="IMark4831554728" text:key1="annotation"/>columns<text:alphabetical-index-mark-end text:id="IMark4831554728"/>() default {}; </text:p>
      <text:p text:style-name="P2"/>
      <text:p text:style-name="P2"><text:s text:c="4"/>/** <text:alphabetical-index-mark-start text:id="IMark4831554728" text:key1="annotation"/>Column<text:alphabetical-index-mark-end text:id="IMark4831554728"/> name where the values are stored for this member. </text:p>
      <text:p text:style-name="P2"><text:s text:c="5"/>* @return the name of the <text:alphabetical-index-mark-start text:id="IMark4831554728" text:key1="annotation"/>column<text:alphabetical-index-mark-end text:id="IMark4831554728"/></text:p>
      <text:p text:style-name="P2"><text:s text:c="5"/>*/</text:p>
      <text:p text:style-name="P2"><text:s text:c="4"/>String <text:alphabetical-index-mark-start text:id="IMark4831554728" text:key1="annotation"/>column<text:alphabetical-index-mark-end text:id="IMark4831554728"/>() default ““;</text:p>
      <text:p text:style-name="P2"/>
      <text:p text:style-name="P2"><text:s text:c="4"/>/** Null indicator <text:alphabetical-index-mark-start text:id="IMark4831554728" text:key1="annotation"/>column<text:alphabetical-index-mark-end text:id="IMark4831554728"/> for this member. Used for nested </text:p>
      <text:p text:style-name="P2"><text:s text:c="5"/>* <text:alphabetical-index-mark-start text:id="IMark4831554728" text:key1="annotation"/>embedded<text:alphabetical-index-mark-end text:id="IMark4831554728"/> fields or properties to indicate whether the <text:alphabetical-index-mark-start text:id="IMark4831554824" text:key1="annotation"/>embedded<text:alphabetical-index-mark-end text:id="IMark4831554824"/></text:p>
      <text:p text:style-name="P2"><text:s text:c="5"/>* instance should have a null <text:alphabetical-index-mark-start text:id="IMark4831554824" text:key1="annotation"/>value<text:alphabetical-index-mark-end text:id="IMark4831554824"/>.</text:p>
      <text:p text:style-name="P2"><text:s text:c="5"/>* @return the null indicator <text:alphabetical-index-mark-start text:id="IMark4831554824" text:key1="annotation"/>column<text:alphabetical-index-mark-end text:id="IMark4831554824"/></text:p>
      <text:p text:style-name="P2"><text:s text:c="5"/>*/</text:p>
      <text:p text:style-name="P2"><text:s text:c="4"/>String nullIndicatorColumn() default ““;</text:p>
      <text:p text:style-name="P2"/>
      <text:p text:style-name="P2"><text:s text:c="4"/>/** Name of the member when this is <text:alphabetical-index-mark-start text:id="IMark4831554824" text:key1="annotation"/>embedded<text:alphabetical-index-mark-end text:id="IMark4831554824"/>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831554824" text:key1="annotation"/>embedded<text:alphabetical-index-mark-end text:id="IMark4831554824"/> as member point1 in class Line that is <text:alphabetical-index-mark-start text:id="IMark4831554728" text:key1="annotation"/>embedded<text:alphabetical-index-mark-end text:id="IMark4831554728"/>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831554728" text:key1="annotation"/>FetchGroup<text:alphabetical-index-mark-end text:id="IMark4831554728"/>.</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831554728" text:key1="annotation"/>cacheable<text:alphabetical-index-mark-end text:id="IMark4831554728"/> in a Level2 cache.</text:p>
      <text:p text:style-name="P2"><text:soft-page-break/><text:s text:c="5"/>* @since 2.2</text:p>
      <text:p text:style-name="P2"><text:s text:c="5"/>*/</text:p>
      <text:p text:style-name="P2"><text:s text:c="4"/>String <text:alphabetical-index-mark-start text:id="IMark4831554728" text:key1="annotation"/>cacheable<text:alphabetical-index-mark-end text:id="IMark4831554728"/>() default “true”;</text:p>
      <text:p text:style-name="P2"/>
      <text:p text:style-name="P2"><text:s text:c="4"/>/** Vendor <text:alphabetical-index-mark-start text:id="IMark4831554728" text:key1="annotation"/>extensions<text:alphabetical-index-mark-end text:id="IMark4831554728"/> for this member. </text:p>
      <text:p text:style-name="P2"><text:s text:c="5"/>* @return the vendor <text:alphabetical-index-mark-start text:id="IMark4831554728" text:key1="annotation"/>extensions<text:alphabetical-index-mark-end text:id="IMark4831554728"/></text:p>
      <text:p text:style-name="P2"><text:s text:c="5"/>*/</text:p>
      <text:p text:style-name="P2"><text:s text:c="4"/><text:alphabetical-index-mark-start text:id="IMark4831554728" text:key1="annotation"/>Extension<text:alphabetical-index-mark-end text:id="IMark4831554728"/>[] <text:alphabetical-index-mark-start text:id="IMark4831554824" text:key1="annotation"/>extensions<text:alphabetical-index-mark-end text:id="IMark4831554824"/>() default {};</text:p>
      <text:p text:style-name="P2">}</text:p>
      <text:p text:style-name="P2"/>
      <text:h text:style-name="P26" text:outline-level="3"><text:alphabetical-index-mark-start text:id="IMark4831554824" text:key1="annotation"/>PrimaryKey<text:alphabetical-index-mark-end text:id="IMark4831554824"/> Annotation</text:h>
      <text:p text:style-name="P2">@Target({ElementType.TYPE, ElementType.FIELD, ElementType.METHOD}) </text:p>
      <text:p text:style-name="P2">@Retention(RetentionPolicy.RUNTIME)</text:p>
      <text:p text:style-name="P2">public @interface <text:alphabetical-index-mark-start text:id="IMark4831554824" text:key1="annotation"/>PrimaryKey<text:alphabetical-index-mark-end text:id="IMark4831554824"/></text:p>
      <text:p text:style-name="P2">{</text:p>
      <text:p text:style-name="P2"><text:s text:c="4"/>/**</text:p>
      <text:p text:style-name="P2"><text:s text:c="5"/>* Name of the primary <text:alphabetical-index-mark-start text:id="IMark4831554824" text:key1="annotation"/>key<text:alphabetical-index-mark-end text:id="IMark4831554824"/> constraint</text:p>
      <text:p text:style-name="P2"><text:s text:c="5"/>* @return the name of the primary <text:alphabetical-index-mark-start text:id="IMark4831554824" text:key1="annotation"/>key<text:alphabetical-index-mark-end text:id="IMark4831554824"/> constraint</text:p>
      <text:p text:style-name="P2"><text:s text:c="5"/>*/</text:p>
      <text:p text:style-name="P2"><text:s text:c="4"/>String name() default ““;</text:p>
      <text:p text:style-name="P2"/>
      <text:p text:style-name="P2"><text:s text:c="4"/>/**</text:p>
      <text:p text:style-name="P2"><text:s text:c="5"/>* Name of the <text:alphabetical-index-mark-start text:id="IMark4831554824" text:key1="annotation"/>column<text:alphabetical-index-mark-end text:id="IMark4831554824"/> to use for the primary <text:alphabetical-index-mark-start text:id="IMark4831554728" text:key1="annotation"/>key<text:alphabetical-index-mark-end text:id="IMark4831554728"/></text:p>
      <text:p text:style-name="P2"><text:s text:c="5"/>* @return the name of the <text:alphabetical-index-mark-start text:id="IMark4831554728" text:key1="annotation"/>column<text:alphabetical-index-mark-end text:id="IMark4831554728"/> to use for the primary <text:alphabetical-index-mark-start text:id="IMark4831554824" text:key1="annotation"/>key<text:alphabetical-index-mark-end text:id="IMark4831554824"/></text:p>
      <text:p text:style-name="P2"><text:s text:c="5"/>*/</text:p>
      <text:p text:style-name="P2"><text:s text:c="4"/>String <text:alphabetical-index-mark-start text:id="IMark4831554824" text:key1="annotation"/>column<text:alphabetical-index-mark-end text:id="IMark4831554824"/>() default ““;</text:p>
      <text:p text:style-name="P2"/>
      <text:p text:style-name="P2"><text:s text:c="4"/>/**</text:p>
      <text:p text:style-name="P2"><text:s text:c="5"/>* The <text:alphabetical-index-mark-start text:id="IMark4831554824" text:key1="annotation"/>column<text:alphabetical-index-mark-end text:id="IMark4831554824"/>(s) for the primary <text:alphabetical-index-mark-start text:id="IMark4831554728" text:key1="annotation"/>key<text:alphabetical-index-mark-end text:id="IMark4831554728"/></text:p>
      <text:p text:style-name="P2"><text:s text:c="5"/>* @return the <text:alphabetical-index-mark-start text:id="IMark4831554728" text:key1="annotation"/>column<text:alphabetical-index-mark-end text:id="IMark4831554728"/>(s) for the primary <text:alphabetical-index-mark-start text:id="IMark4831554824" text:key1="annotation"/>key<text:alphabetical-index-mark-end text:id="IMark4831554824"/></text:p>
      <text:p text:style-name="P2"><text:s text:c="5"/>*/</text:p>
      <text:p text:style-name="P2"><text:s text:c="4"/><text:alphabetical-index-mark-start text:id="IMark4831554824" text:key1="annotation"/>Column<text:alphabetical-index-mark-end text:id="IMark4831554824"/>[] <text:alphabetical-index-mark-start text:id="IMark4831554728" text:key1="annotation"/>columns<text:alphabetical-index-mark-end text:id="IMark4831554728"/>() default {};</text:p>
      <text:p text:style-name="P2"/>
      <text:p text:style-name="P2"><text:s text:c="4"/>/** Vendor <text:alphabetical-index-mark-start text:id="IMark4831554728" text:key1="annotation"/>extensions<text:alphabetical-index-mark-end text:id="IMark4831554728"/>.</text:p>
      <text:p text:style-name="P2"><text:s text:c="5"/>* @return the vendor <text:alphabetical-index-mark-start text:id="IMark4831554728" text:key1="annotation"/>extensions<text:alphabetical-index-mark-end text:id="IMark4831554728"/></text:p>
      <text:p text:style-name="P2"><text:s text:c="5"/>*/</text:p>
      <text:p text:style-name="P2"><text:s text:c="4"/><text:alphabetical-index-mark-start text:id="IMark4831554728" text:key1="annotation"/>Extension<text:alphabetical-index-mark-end text:id="IMark4831554728"/>[] <text:alphabetical-index-mark-start text:id="IMark4831554824" text:key1="annotation"/>extensions<text:alphabetical-index-mark-end text:id="IMark4831554824"/>() default {};</text:p>
      <text:p text:style-name="P2">}</text:p>
      <text:p text:style-name="P2"/>
      <text:h text:style-name="P26" text:outline-level="3"><text:alphabetical-index-mark-start text:id="IMark4831554824" text:key1="annotation"/>Queries<text:alphabetical-index-mark-end text:id="IMark4831554824"/> Annotation</text:h>
      <text:p text:style-name="P2">@Target(ElementType.TYPE) </text:p>
      <text:p text:style-name="P2">@Retention(RetentionPolicy.RUNTIME)</text:p>
      <text:p text:style-name="P2">public @interface <text:alphabetical-index-mark-start text:id="IMark4831554824" text:key1="annotation"/>Queries<text:alphabetical-index-mark-end text:id="IMark4831554824"/></text:p>
      <text:p text:style-name="P2">{</text:p>
      <text:p text:style-name="P2"><text:s text:c="4"/>/**</text:p>
      <text:p text:style-name="P2"><text:s text:c="5"/>* The named <text:alphabetical-index-mark-start text:id="IMark4831554824" text:key1="annotation"/>queries<text:alphabetical-index-mark-end text:id="IMark4831554824"/></text:p>
      <text:p text:style-name="P2"><text:s text:c="5"/>* @return The named <text:alphabetical-index-mark-start text:id="IMark4831554824" text:key1="annotation"/>queries<text:alphabetical-index-mark-end text:id="IMark4831554824"/></text:p>
      <text:p text:style-name="P2"><text:s text:c="5"/>*/</text:p>
      <text:p text:style-name="P2"><text:s text:c="4"/><text:alphabetical-index-mark-start text:id="IMark4831554824" text:key1="annotation"/>Query<text:alphabetical-index-mark-end text:id="IMark4831554824"/>[] <text:alphabetical-index-mark-start text:id="IMark4831554728" text:key1="annotation"/>value<text:alphabetical-index-mark-end text:id="IMark4831554728"/>();</text:p>
      <text:p text:style-name="P2">}</text:p>
      <text:p text:style-name="P2"/>
      <text:h text:style-name="P26" text:outline-level="3"><text:soft-page-break/><text:alphabetical-index-mark-start text:id="IMark4831554728" text:key1="annotation"/>Query<text:alphabetical-index-mark-end text:id="IMark4831554728"/> Annotation</text:h>
      <text:p text:style-name="P2">@Target(ElementType.TYPE) </text:p>
      <text:p text:style-name="P2">@Retention(RetentionPolicy.RUNTIME)</text:p>
      <text:p text:style-name="P2">@Repeatable(Queries.class)</text:p>
      <text:p text:style-name="P2">public @interface <text:alphabetical-index-mark-start text:id="IMark4831554728" text:key1="annotation"/>Query<text:alphabetical-index-mark-end text:id="IMark4831554728"/></text:p>
      <text:p text:style-name="P2">{</text:p>
      <text:p text:style-name="P2"><text:s text:c="4"/>/** Name of the <text:alphabetical-index-mark-start text:id="IMark4831554728" text:key1="annotation"/>query<text:alphabetical-index-mark-end text:id="IMark4831554728"/> (mandatory)</text:p>
      <text:p text:style-name="P2"><text:s text:c="5"/>* @return the name of the <text:alphabetical-index-mark-start text:id="IMark4831554728" text:key1="annotation"/>query<text:alphabetical-index-mark-end text:id="IMark4831554728"/></text:p>
      <text:p text:style-name="P2"><text:s text:c="5"/>*/</text:p>
      <text:p text:style-name="P2"><text:s text:c="4"/>String name();</text:p>
      <text:p text:style-name="P2"/>
      <text:p text:style-name="P2"><text:s text:c="4"/>/** The <text:alphabetical-index-mark-start text:id="IMark4831554728" text:key1="annotation"/>query<text:alphabetical-index-mark-end text:id="IMark4831554728"/> string (mandatory)</text:p>
      <text:p text:style-name="P2"><text:s text:c="5"/>* @return the <text:alphabetical-index-mark-start text:id="IMark4831554728" text:key1="annotation"/>query<text:alphabetical-index-mark-end text:id="IMark4831554728"/> string</text:p>
      <text:p text:style-name="P2"><text:s text:c="5"/>*/</text:p>
      <text:p text:style-name="P2"><text:s text:c="4"/>String <text:alphabetical-index-mark-start text:id="IMark4831554728" text:key1="annotation"/>value<text:alphabetical-index-mark-end text:id="IMark4831554728"/>();</text:p>
      <text:p text:style-name="P2"/>
      <text:p text:style-name="P2"><text:s text:c="4"/>/** The <text:alphabetical-index-mark-start text:id="IMark4831554728" text:key1="annotation"/>query<text:alphabetical-index-mark-end text:id="IMark4831554728"/> language</text:p>
      <text:p text:style-name="P2"><text:s text:c="5"/>* @return the <text:alphabetical-index-mark-start text:id="IMark4831554728" text:key1="annotation"/>query<text:alphabetical-index-mark-end text:id="IMark4831554728"/> language</text:p>
      <text:p text:style-name="P2"><text:s text:c="5"/>*/</text:p>
      <text:p text:style-name="P2"><text:s text:c="4"/>String language() default "JDOQL";</text:p>
      <text:p text:style-name="P2"/>
      <text:p text:style-name="P2"><text:s text:c="4"/>/** Whether the <text:alphabetical-index-mark-start text:id="IMark4831554728" text:key1="annotation"/>query<text:alphabetical-index-mark-end text:id="IMark4831554728"/> is unmodifiable.</text:p>
      <text:p text:style-name="P2"><text:s text:c="5"/>* @return whether the <text:alphabetical-index-mark-start text:id="IMark4831554728" text:key1="annotation"/>query<text:alphabetical-index-mark-end text:id="IMark4831554728"/> is unmodifiable</text:p>
      <text:p text:style-name="P2"><text:s text:c="5"/>*/</text:p>
      <text:p text:style-name="P2"><text:s text:c="4"/>String unmodifiable() default "";</text:p>
      <text:p text:style-name="P2"/>
      <text:p text:style-name="P2"><text:s text:c="4"/>/** Whether the <text:alphabetical-index-mark-start text:id="IMark4831554728" text:key1="annotation"/>query<text:alphabetical-index-mark-end text:id="IMark4831554728"/> returns a single <text:alphabetical-index-mark-start text:id="IMark4831554824" text:key1="annotation"/>unique<text:alphabetical-index-mark-end text:id="IMark4831554824"/> result.</text:p>
      <text:p text:style-name="P2"><text:s text:c="5"/>* @return whether the <text:alphabetical-index-mark-start text:id="IMark4831554824" text:key1="annotation"/>query<text:alphabetical-index-mark-end text:id="IMark4831554824"/> returns a single <text:alphabetical-index-mark-start text:id="IMark4831554728" text:key1="annotation"/>unique<text:alphabetical-index-mark-end text:id="IMark4831554728"/> result</text:p>
      <text:p text:style-name="P2"><text:s text:c="5"/>*/</text:p>
      <text:p text:style-name="P2"><text:s text:c="4"/>String <text:alphabetical-index-mark-start text:id="IMark4831554728" text:key1="annotation"/>unique<text:alphabetical-index-mark-end text:id="IMark483155472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831554728" text:key1="annotation"/>query<text:alphabetical-index-mark-end text:id="IMark483155472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6" text:outline-level="3"><text:alphabetical-index-mark-start text:id="IMark4831554728" text:key1="annotation"/>Sequence<text:alphabetical-index-mark-end text:id="IMark4831554728"/> Annotation</text:h>
      <text:p text:style-name="P2">@Target(ElementType.TYPE) </text:p>
      <text:p text:style-name="P2">@Retention(RetentionPolicy.RUNTIME)</text:p>
      <text:p text:style-name="P2">public @interface <text:alphabetical-index-mark-start text:id="IMark4831554728" text:key1="annotation"/>Sequence<text:alphabetical-index-mark-end text:id="IMark4831554728"/></text:p>
      <text:p text:style-name="P2">{</text:p>
      <text:p text:style-name="P2"><text:s text:c="4"/>/** The symbolic name of the datastore <text:alphabetical-index-mark-start text:id="IMark4831554728" text:key1="annotation"/>sequence<text:alphabetical-index-mark-end text:id="IMark4831554728"/>. </text:p>
      <text:p text:style-name="P2"><text:s text:c="5"/>* @return the name of the <text:alphabetical-index-mark-start text:id="IMark4831554728" text:key1="annotation"/>sequence<text:alphabetical-index-mark-end text:id="IMark4831554728"/></text:p>
      <text:p text:style-name="P2"><text:soft-page-break/><text:s text:c="5"/>*/</text:p>
      <text:p text:style-name="P2"><text:s text:c="4"/>String name();</text:p>
      <text:p text:style-name="P2"/>
      <text:p text:style-name="P2"><text:s text:c="4"/>/** Strategy for the <text:alphabetical-index-mark-start text:id="IMark4831554728" text:key1="annotation"/>sequence<text:alphabetical-index-mark-end text:id="IMark4831554728"/>. </text:p>
      <text:p text:style-name="P2"><text:s text:c="5"/>* @return the strategy for the <text:alphabetical-index-mark-start text:id="IMark4831554728" text:key1="annotation"/>sequence<text:alphabetical-index-mark-end text:id="IMark4831554728"/></text:p>
      <text:p text:style-name="P2"><text:s text:c="5"/>*/</text:p>
      <text:p text:style-name="P2"><text:s text:c="4"/><text:alphabetical-index-mark-start text:id="IMark4831554728" text:key1="enum"/>SequenceStrategy<text:alphabetical-index-mark-end text:id="IMark4831554728"/> strategy();</text:p>
      <text:p text:style-name="P2"/>
      <text:p text:style-name="P2"><text:s text:c="4"/>/** Name of the <text:alphabetical-index-mark-start text:id="IMark4831554728" text:key1="annotation"/>sequence<text:alphabetical-index-mark-end text:id="IMark4831554728"/> in the datastore. </text:p>
      <text:p text:style-name="P2"><text:s text:c="5"/>* @return the name of the datastore <text:alphabetical-index-mark-start text:id="IMark4831554728" text:key1="annotation"/>sequence<text:alphabetical-index-mark-end text:id="IMark4831554728"/></text:p>
      <text:p text:style-name="P2"><text:s text:c="5"/>*/</text:p>
      <text:p text:style-name="P2"><text:s text:c="4"/>String datastoreSequence() default ““;</text:p>
      <text:p text:style-name="P2"/>
      <text:p text:style-name="P2"><text:s text:c="4"/>/** Name of a factory class for generating the <text:alphabetical-index-mark-start text:id="IMark4831554728" text:key1="annotation"/>sequence<text:alphabetical-index-mark-end text:id="IMark4831554728"/> values. </text:p>
      <text:p text:style-name="P2"><text:s text:c="5"/>* @return the name of the factory class for the <text:alphabetical-index-mark-start text:id="IMark4831554728" text:key1="annotation"/>sequence<text:alphabetical-index-mark-end text:id="IMark4831554728"/></text:p>
      <text:p text:style-name="P2"><text:s text:c="5"/>*/</text:p>
      <text:p text:style-name="P2"><text:s text:c="4"/>Class factoryClass() default void.class;</text:p>
      <text:p text:style-name="P2"/>
      <text:p text:style-name="P3"><text:s text:c="4"/><text:span text:style-name="T3">/**</text:span></text:p>
      <text:p text:style-name="code"><text:s text:c="5"/>* Initial value for the sequence.</text:p>
      <text:p text:style-name="code"><text:s text:c="5"/>* @return Initial value for the sequence</text:p>
      <text:p text:style-name="code"><text:s text:c="5"/>* @since 3.1</text:p>
      <text:p text:style-name="code"><text:s text:c="5"/>*/</text:p>
      <text:p text:style-name="code"><text:s text:c="4"/>int initialValue() default 1;</text:p>
      <text:p text:style-name="code"/>
      <text:p text:style-name="code"><text:s text:c="4"/>/**</text:p>
      <text:p text:style-name="code"><text:s text:c="5"/>* Allocation size for the sequence.</text:p>
      <text:p text:style-name="code"><text:s text:c="5"/>* @return Allocation size for the sequence</text:p>
      <text:p text:style-name="code"><text:s text:c="5"/>* @since 3.1</text:p>
      <text:p text:style-name="code"><text:s text:c="5"/>*/</text:p>
      <text:p text:style-name="code"><text:s text:c="4"/>int allocationSize() default 50;</text:p>
      <text:p text:style-name="code"/>
      <text:p text:style-name="P2">/** Vendor <text:alphabetical-index-mark-start text:id="IMark4831554728" text:key1="annotation"/>extensions<text:alphabetical-index-mark-end text:id="IMark4831554728"/> for this <text:alphabetical-index-mark-start text:id="IMark4831554824" text:key1="annotation"/>sequence<text:alphabetical-index-mark-end text:id="IMark4831554824"/>. </text:p>
      <text:p text:style-name="P2"><text:s text:c="5"/>* @return vendor <text:alphabetical-index-mark-start text:id="IMark4831554824" text:key1="annotation"/>extensions<text:alphabetical-index-mark-end text:id="IMark4831554824"/></text:p>
      <text:p text:style-name="P2"><text:s text:c="5"/>*/</text:p>
      <text:p text:style-name="P2"><text:s text:c="4"/><text:alphabetical-index-mark-start text:id="IMark4831554824" text:key1="annotation"/>Extension<text:alphabetical-index-mark-end text:id="IMark4831554824"/>[] <text:alphabetical-index-mark-start text:id="IMark4831554728" text:key1="annotation"/>extensions<text:alphabetical-index-mark-end text:id="IMark4831554728"/>() default {};</text:p>
      <text:p text:style-name="P2">}</text:p>
      <text:p text:style-name="P2"/>
      <text:h text:style-name="P26" text:outline-level="3"><text:alphabetical-index-mark-start text:id="IMark4831554728" text:key1="enum"/>SequenceStrategy<text:alphabetical-index-mark-end text:id="IMark4831554728"/> Enum</text:h>
      <text:p text:style-name="P2"/>
      <text:p text:style-name="P2">public enum <text:alphabetical-index-mark-start text:id="IMark4831554728" text:key1="enum"/>SequenceStrategy<text:alphabetical-index-mark-end text:id="IMark4831554728"/></text:p>
      <text:p text:style-name="P2">{</text:p>
      <text:p text:style-name="P2"><text:s text:c="4"/>NONTRANSACTIONAL,</text:p>
      <text:p text:style-name="P2"><text:s text:c="4"/>CONTIGUOUS,</text:p>
      <text:p text:style-name="P2"><text:s text:c="4"/>NONCONTIGUOUS</text:p>
      <text:p text:style-name="P2">}</text:p>
      <text:p text:style-name="P2"/>
      <text:h text:style-name="P26" text:outline-level="3"><text:alphabetical-index-mark-start text:id="IMark4831554728" text:key1="annotation"/>Serialized<text:alphabetical-index-mark-end text:id="IMark4831554728"/> Annotation</text:h>
      <text:p text:style-name="P2">@Target({ElementType.FIELD, ElementType.METHOD}) </text:p>
      <text:p text:style-name="P2">@Retention(RetentionPolicy.RUNTIME)</text:p>
      <text:p text:style-name="P2">public @interface <text:alphabetical-index-mark-start text:id="IMark4831554728" text:key1="annotation"/>Serialized<text:alphabetical-index-mark-end text:id="IMark4831554728"/></text:p>
      <text:p text:style-name="P2">{</text:p>
      <text:p text:style-name="P2">}</text:p>
      <text:p text:style-name="P2"><text:soft-page-break/></text:p>
      <text:h text:style-name="P26" text:outline-level="3"><text:alphabetical-index-mark-start text:id="IMark4831554728" text:key1="annotation"/>Transactional<text:alphabetical-index-mark-end text:id="IMark4831554728"/> Annotation</text:h>
      <text:p text:style-name="P2">@Target({ElementType.FIELD, ElementType.METHOD}) </text:p>
      <text:p text:style-name="P2">@Retention(RetentionPolicy.RUNTIME)</text:p>
      <text:p text:style-name="P2">public @interface <text:alphabetical-index-mark-start text:id="IMark4831554728" text:key1="annotation"/>Transactional<text:alphabetical-index-mark-end text:id="IMark4831554728"/></text:p>
      <text:p text:style-name="P2">{</text:p>
      <text:p text:style-name="P2">}</text:p>
      <text:p text:style-name="P2"/>
      <text:h text:style-name="P26" text:outline-level="3"><text:alphabetical-index-mark-start text:id="IMark4831554728" text:key1="annotation"/>Unique<text:alphabetical-index-mark-end text:id="IMark4831554728"/> Annotation</text:h>
      <text:p text:style-name="P2">@Target({ElementType.TYPE, ElementType.FIELD, ElementType.METHOD}) </text:p>
      <text:p text:style-name="P2">@Retention(RetentionPolicy.RUNTIME)</text:p>
      <text:p text:style-name="P2">@Repeatable(Uniques.class)</text:p>
      <text:p text:style-name="P2">public @interface <text:alphabetical-index-mark-start text:id="IMark4831554728" text:key1="annotation"/>Unique<text:alphabetical-index-mark-end text:id="IMark4831554728"/></text:p>
      <text:p text:style-name="P2">{</text:p>
      <text:p text:style-name="P2"><text:s text:c="4"/>/** Name of the <text:alphabetical-index-mark-start text:id="IMark4831554728" text:key1="annotation"/>unique<text:alphabetical-index-mark-end text:id="IMark4831554728"/> constraint.</text:p>
      <text:p text:style-name="P2"><text:s text:c="5"/>* @return the name of the <text:alphabetical-index-mark-start text:id="IMark4831554728" text:key1="annotation"/>unique<text:alphabetical-index-mark-end text:id="IMark4831554728"/> constraint</text:p>
      <text:p text:style-name="P2"><text:s text:c="5"/>*/</text:p>
      <text:p text:style-name="P2"><text:s text:c="4"/>String name() default ““;</text:p>
      <text:p text:style-name="P2"/>
      <text:p text:style-name="P2"><text:s text:c="4"/>/** Table for the <text:alphabetical-index-mark-start text:id="IMark4831554728" text:key1="annotation"/>unique<text:alphabetical-index-mark-end text:id="IMark4831554728"/> constraint. This is needed iff annotating a type </text:p>
      <text:p text:style-name="P2"><text:s text:c="5"/>* where this <text:alphabetical-index-mark-start text:id="IMark4831554728" text:key1="annotation"/>unique<text:alphabetical-index-mark-end text:id="IMark4831554728"/> constraint is not for the primary table for </text:p>
      <text:p text:style-name="P2"><text:s text:c="5"/>* the <text:alphabetical-index-mark-start text:id="IMark4831554728" text:key1="enum"/>persistent<text:alphabetical-index-mark-end text:id="IMark4831554728"/> class or interface.</text:p>
      <text:p text:style-name="P2"><text:s text:c="5"/>* @return the table on which the <text:alphabetical-index-mark-start text:id="IMark4831554728" text:key1="annotation"/>unique<text:alphabetical-index-mark-end text:id="IMark4831554728"/> constraint is defined</text:p>
      <text:p text:style-name="P2"><text:s text:c="5"/>*/</text:p>
      <text:p text:style-name="P2"><text:s text:c="4"/>String table() default ““;</text:p>
      <text:p text:style-name="P2"/>
      <text:p text:style-name="P2"><text:s text:c="4"/>/** Whether this <text:alphabetical-index-mark-start text:id="IMark4831554728" text:key1="annotation"/>unique<text:alphabetical-index-mark-end text:id="IMark4831554728"/> constraint is deferred until commit.</text:p>
      <text:p text:style-name="P2"><text:s text:c="5"/>* @return whether this <text:alphabetical-index-mark-start text:id="IMark4831554728" text:key1="annotation"/>unique<text:alphabetical-index-mark-end text:id="IMark4831554728"/> constraint is deferred until commit</text:p>
      <text:p text:style-name="P2"><text:s text:c="5"/>*/</text:p>
      <text:p text:style-name="P2"><text:s text:c="4"/>String deferred() default ““;</text:p>
      <text:p text:style-name="P2"/>
      <text:p text:style-name="P2"><text:s text:c="4"/>/** Member (field and property) names that compose this <text:alphabetical-index-mark-start text:id="IMark4831554728" text:key1="annotation"/>unique<text:alphabetical-index-mark-end text:id="IMark4831554728"/> constraint.</text:p>
      <text:p text:style-name="P2"><text:s text:c="5"/>* @return member names that compose this <text:alphabetical-index-mark-start text:id="IMark4831554728" text:key1="annotation"/>unique<text:alphabetical-index-mark-end text:id="IMark4831554728"/> constraint</text:p>
      <text:p text:style-name="P2"><text:s text:c="5"/>*/</text:p>
      <text:p text:style-name="P2"><text:s text:c="4"/>String[] members() default {};</text:p>
      <text:p text:style-name="P2"/>
      <text:p text:style-name="P2"><text:s text:c="4"/>/** <text:alphabetical-index-mark-start text:id="IMark4831554728" text:key1="annotation"/>Columns<text:alphabetical-index-mark-end text:id="IMark4831554728"/> that compose this <text:alphabetical-index-mark-start text:id="IMark4831554824" text:key1="annotation"/>unique<text:alphabetical-index-mark-end text:id="IMark4831554824"/> constraint.</text:p>
      <text:p text:style-name="P2"><text:s text:c="5"/>* @return <text:alphabetical-index-mark-start text:id="IMark4831554824" text:key1="annotation"/>columns<text:alphabetical-index-mark-end text:id="IMark4831554824"/> that compose this <text:alphabetical-index-mark-start text:id="IMark4831554728" text:key1="annotation"/>unique<text:alphabetical-index-mark-end text:id="IMark4831554728"/> constraint</text:p>
      <text:p text:style-name="P2"><text:s text:c="5"/>*/</text:p>
      <text:p text:style-name="P2"><text:s text:c="4"/><text:alphabetical-index-mark-start text:id="IMark4831554728" text:key1="annotation"/>Column<text:alphabetical-index-mark-end text:id="IMark4831554728"/>[] <text:alphabetical-index-mark-start text:id="IMark4831554824" text:key1="annotation"/>columns<text:alphabetical-index-mark-end text:id="IMark4831554824"/>() default {};</text:p>
      <text:p text:style-name="P2"/>
      <text:p text:style-name="P2"><text:s text:c="4"/>/** Vendor <text:alphabetical-index-mark-start text:id="IMark4831554824" text:key1="annotation"/>extensions<text:alphabetical-index-mark-end text:id="IMark4831554824"/>.</text:p>
      <text:p text:style-name="P2"><text:s text:c="5"/>* @return the vendor <text:alphabetical-index-mark-start text:id="IMark4831554824" text:key1="annotation"/>extensions<text:alphabetical-index-mark-end text:id="IMark4831554824"/></text:p>
      <text:p text:style-name="P2"><text:s text:c="5"/>*/</text:p>
      <text:p text:style-name="P2"><text:s text:c="4"/><text:alphabetical-index-mark-start text:id="IMark4831554824" text:key1="annotation"/>Extension<text:alphabetical-index-mark-end text:id="IMark4831554824"/>[] <text:alphabetical-index-mark-start text:id="IMark4831554728" text:key1="annotation"/>extensions<text:alphabetical-index-mark-end text:id="IMark4831554728"/>() default {};</text:p>
      <text:p text:style-name="P2">}</text:p>
      <text:p text:style-name="P2"/>
      <text:h text:style-name="P26" text:outline-level="3"><text:alphabetical-index-mark-start text:id="IMark4831554728" text:key1="annotation"/>Uniques<text:alphabetical-index-mark-end text:id="IMark4831554728"/> Annotation</text:h>
      <text:p text:style-name="P2">@Target(ElementType.TYPE) </text:p>
      <text:p text:style-name="P2">@Retention(RetentionPolicy.RUNTIME)</text:p>
      <text:p text:style-name="P2">public @interface <text:alphabetical-index-mark-start text:id="IMark4831554728" text:key1="annotation"/>Uniques<text:alphabetical-index-mark-end text:id="IMark4831554728"/></text:p>
      <text:p text:style-name="P2">{</text:p>
      <text:p text:style-name="P2"><text:soft-page-break/><text:s text:c="4"/>/**</text:p>
      <text:p text:style-name="P2"><text:s text:c="5"/>* The <text:alphabetical-index-mark-start text:id="IMark4831554728" text:key1="annotation"/>unique<text:alphabetical-index-mark-end text:id="IMark4831554728"/> constraints.</text:p>
      <text:p text:style-name="P2"><text:s text:c="5"/>* @return The <text:alphabetical-index-mark-start text:id="IMark4831554728" text:key1="annotation"/>unique<text:alphabetical-index-mark-end text:id="IMark4831554728"/> constraints</text:p>
      <text:p text:style-name="P2"><text:s text:c="5"/>*/</text:p>
      <text:p text:style-name="P2"><text:s text:c="4"/><text:alphabetical-index-mark-start text:id="IMark4831554728" text:key1="annotation"/>Unique<text:alphabetical-index-mark-end text:id="IMark4831554728"/>[] <text:alphabetical-index-mark-start text:id="IMark4831554824" text:key1="annotation"/>value<text:alphabetical-index-mark-end text:id="IMark4831554824"/>();</text:p>
      <text:p text:style-name="P2">}</text:p>
      <text:p text:style-name="P2"/>
      <text:h text:style-name="P26" text:outline-level="3"><text:alphabetical-index-mark-start text:id="IMark4831554824" text:key1="annotation"/>Value<text:alphabetical-index-mark-end text:id="IMark4831554824"/> Annotation</text:h>
      <text:p text:style-name="P2">@Target({ElementType.FIELD, ElementType.METHOD}) </text:p>
      <text:p text:style-name="P2">@Retention(RetentionPolicy.RUNTIME)</text:p>
      <text:p text:style-name="P2">public @interface <text:alphabetical-index-mark-start text:id="IMark4831554824" text:key1="annotation"/>Value<text:alphabetical-index-mark-end text:id="IMark4831554824"/></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831554824" text:key1="annotation"/>value<text:alphabetical-index-mark-end text:id="IMark4831554824"/> <text:s/>is to be stored <text:alphabetical-index-mark-start text:id="IMark4831554728" text:key1="annotation"/>serialized<text:alphabetical-index-mark-end text:id="IMark4831554728"/> (into a single <text:alphabetical-index-mark-start text:id="IMark4831884112" text:key1="annotation"/>column<text:alphabetical-index-mark-end text:id="IMark4831884112"/> of a</text:p>
      <text:p text:style-name="P2"><text:s text:c="5"/>* <text:alphabetical-index-mark-start text:id="IMark4831884112" text:key1="annotation"/>join<text:alphabetical-index-mark-end text:id="IMark4831884112"/> table).</text:p>
      <text:p text:style-name="P2"><text:s text:c="5"/>* @return Whether the <text:alphabetical-index-mark-start text:id="IMark4831884112" text:key1="annotation"/>value<text:alphabetical-index-mark-end text:id="IMark4831884112"/> is to be stored <text:alphabetical-index-mark-start text:id="IMark4831554728" text:key1="annotation"/>serialized<text:alphabetical-index-mark-end text:id="IMark4831554728"/> (into a <text:alphabetical-index-mark-start text:id="IMark4831554824" text:key1="annotation"/>join<text:alphabetical-index-mark-end text:id="IMark4831554824"/> table)</text:p>
      <text:p text:style-name="P2"><text:s text:c="5"/>*/</text:p>
      <text:p text:style-name="P2"><text:s text:c="4"/>String <text:alphabetical-index-mark-start text:id="IMark4831554824" text:key1="annotation"/>serialized<text:alphabetical-index-mark-end text:id="IMark4831554824"/>() default ““;</text:p>
      <text:p text:style-name="P2"/>
      <text:p text:style-name="P2"><text:s text:c="4"/>/** Whether this <text:alphabetical-index-mark-start text:id="IMark4831554824" text:key1="annotation"/>value<text:alphabetical-index-mark-end text:id="IMark4831554824"/> is <text:alphabetical-index-mark-start text:id="IMark4831554728" text:key1="annotation"/>embedded<text:alphabetical-index-mark-end text:id="IMark4831554728"/>. </text:p>
      <text:p text:style-name="P2"><text:s text:c="5"/>* @return whether this <text:alphabetical-index-mark-start text:id="IMark4831554728" text:key1="annotation"/>value<text:alphabetical-index-mark-end text:id="IMark4831554728"/> is <text:alphabetical-index-mark-start text:id="IMark4831554824" text:key1="annotation"/>embedded<text:alphabetical-index-mark-end text:id="IMark4831554824"/></text:p>
      <text:p text:style-name="P2"><text:s text:c="5"/>*/</text:p>
      <text:p text:style-name="P2"><text:s text:c="4"/>String <text:alphabetical-index-mark-start text:id="IMark4831554824" text:key1="annotation"/>embedded<text:alphabetical-index-mark-end text:id="IMark4831554824"/>() default ““;</text:p>
      <text:p text:style-name="P2"/>
      <text:p text:style-name="P2"><text:s text:c="4"/>/**</text:p>
      <text:p text:style-name="P2"><text:s text:c="5"/>* The <text:alphabetical-index-mark-start text:id="IMark4831554824" text:key1="annotation"/>embedded<text:alphabetical-index-mark-end text:id="IMark4831554824"/> mapping for the <text:alphabetical-index-mark-start text:id="IMark4831554728" text:key1="annotation"/>value<text:alphabetical-index-mark-end text:id="IMark4831554728"/>.</text:p>
      <text:p text:style-name="P2"><text:s text:c="5"/>* @return the <text:alphabetical-index-mark-start text:id="IMark4831554728" text:key1="annotation"/>embedded<text:alphabetical-index-mark-end text:id="IMark4831554728"/> mapping for the <text:alphabetical-index-mark-start text:id="IMark4831554824" text:key1="annotation"/>value<text:alphabetical-index-mark-end text:id="IMark4831554824"/></text:p>
      <text:p text:style-name="P2"><text:s text:c="5"/>*/</text:p>
      <text:p text:style-name="P2"><text:s text:c="4"/><text:alphabetical-index-mark-start text:id="IMark4831554824" text:key1="annotation"/>Embedded<text:alphabetical-index-mark-end text:id="IMark4831554824"/>[] embeddedMapping() default {};</text:p>
      <text:p text:style-name="P2"/>
      <text:p text:style-name="P2"><text:s text:c="4"/>/**</text:p>
      <text:p text:style-name="P2"><text:s text:c="5"/>* Whether the <text:alphabetical-index-mark-start text:id="IMark4831554824" text:key1="annotation"/>value<text:alphabetical-index-mark-end text:id="IMark4831554824"/> is dependent on the owner (and will be deleted </text:p>
      <text:p text:style-name="P2"><text:s text:c="5"/>* when the owner is deleted).</text:p>
      <text:p text:style-name="P2"><text:s text:c="5"/>* @return whether the <text:alphabetical-index-mark-start text:id="IMark4831554824" text:key1="annotation"/>value<text:alphabetical-index-mark-end text:id="IMark4831554824"/>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831554824" text:key1="annotation"/>value<text:alphabetical-index-mark-end text:id="IMark4831554824"/>.</text:p>
      <text:p text:style-name="P2"><text:s text:c="5"/>* @return the name of the table for the <text:alphabetical-index-mark-start text:id="IMark4831554824" text:key1="annotation"/>value<text:alphabetical-index-mark-end text:id="IMark4831554824"/></text:p>
      <text:p text:style-name="P2"><text:s text:c="5"/>*/</text:p>
      <text:p text:style-name="P2"><text:s text:c="4"/>String table() default ““;</text:p>
      <text:p text:style-name="P2"/>
      <text:p text:style-name="P2"><text:s text:c="4"/>/**</text:p>
      <text:p text:style-name="P2"><text:s text:c="5"/>* Name of the <text:alphabetical-index-mark-start text:id="IMark4831554824" text:key1="annotation"/>column<text:alphabetical-index-mark-end text:id="IMark4831554824"/> to store the <text:alphabetical-index-mark-start text:id="IMark4831554728" text:key1="annotation"/>value<text:alphabetical-index-mark-end text:id="IMark4831554728"/> in.</text:p>
      <text:p text:style-name="P2"><text:s text:c="5"/>* @return the name of the <text:alphabetical-index-mark-start text:id="IMark4831554728" text:key1="annotation"/>column<text:alphabetical-index-mark-end text:id="IMark4831554728"/> to store the <text:alphabetical-index-mark-start text:id="IMark4831554824" text:key1="annotation"/>value<text:alphabetical-index-mark-end text:id="IMark4831554824"/> in</text:p>
      <text:p text:style-name="P2"><text:soft-page-break/><text:s text:c="5"/>*/</text:p>
      <text:p text:style-name="P2"><text:s text:c="4"/>String <text:alphabetical-index-mark-start text:id="IMark4831554824" text:key1="annotation"/>column<text:alphabetical-index-mark-end text:id="IMark4831554824"/>() default ““;</text:p>
      <text:p text:style-name="P2"/>
      <text:p text:style-name="P2"><text:s text:c="4"/>/**</text:p>
      <text:p text:style-name="P2"><text:s text:c="5"/>* Delete action to apply to any foreign <text:alphabetical-index-mark-start text:id="IMark4831554824" text:key1="annotation"/>key<text:alphabetical-index-mark-end text:id="IMark4831554824"/> for the <text:alphabetical-index-mark-start text:id="IMark4831554728" text:key1="annotation"/>value<text:alphabetical-index-mark-end text:id="IMark4831554728"/>.</text:p>
      <text:p text:style-name="P2"><text:s text:c="5"/>* @return delete action to apply to any foreign <text:alphabetical-index-mark-start text:id="IMark4831554728" text:key1="annotation"/>key<text:alphabetical-index-mark-end text:id="IMark4831554728"/> for the <text:alphabetical-index-mark-start text:id="IMark4831554824" text:key1="annotation"/>value<text:alphabetical-index-mark-end text:id="IMark4831554824"/></text:p>
      <text:p text:style-name="P2"><text:s text:c="5"/>*/</text:p>
      <text:p text:style-name="P2"><text:s text:c="4"/><text:alphabetical-index-mark-start text:id="IMark4831554824" text:key1="annotation"/>ForeignKeyAction<text:alphabetical-index-mark-end text:id="IMark4831554824"/> deleteAction() default <text:alphabetical-index-mark-start text:id="IMark4831554728" text:key1="annotation"/>ForeignKeyAction<text:alphabetical-index-mark-end text:id="IMark4831554728"/>.UNSPECIFIED;</text:p>
      <text:p text:style-name="P2"/>
      <text:p text:style-name="P2"><text:s text:c="4"/>/**</text:p>
      <text:p text:style-name="P2"><text:s text:c="5"/>* Update action to apply to any foreign <text:alphabetical-index-mark-start text:id="IMark4831554728" text:key1="annotation"/>key<text:alphabetical-index-mark-end text:id="IMark4831554728"/> for the <text:alphabetical-index-mark-start text:id="IMark4831554824" text:key1="annotation"/>value<text:alphabetical-index-mark-end text:id="IMark4831554824"/>.</text:p>
      <text:p text:style-name="P2"><text:s text:c="5"/>* @return update action to apply to any foreign <text:alphabetical-index-mark-start text:id="IMark4831554824" text:key1="annotation"/>key<text:alphabetical-index-mark-end text:id="IMark4831554824"/> for the <text:alphabetical-index-mark-start text:id="IMark4831554728" text:key1="annotation"/>value<text:alphabetical-index-mark-end text:id="IMark4831554728"/></text:p>
      <text:p text:style-name="P2"><text:s text:c="5"/>*/</text:p>
      <text:p text:style-name="P2"><text:s text:c="4"/><text:alphabetical-index-mark-start text:id="IMark4831554728" text:key1="annotation"/>ForeignKeyAction<text:alphabetical-index-mark-end text:id="IMark4831554728"/> updateAction() default <text:alphabetical-index-mark-start text:id="IMark4831554824" text:key1="annotation"/>ForeignKeyAction<text:alphabetical-index-mark-end text:id="IMark4831554824"/>.UNSPECIFIED;</text:p>
      <text:p text:style-name="P2"/>
      <text:p text:style-name="P2"><text:s text:c="4"/>/**</text:p>
      <text:p text:style-name="P2"><text:s text:c="5"/>* Whether the <text:alphabetical-index-mark-start text:id="IMark4831554824" text:key1="annotation"/>value<text:alphabetical-index-mark-end text:id="IMark4831554824"/> <text:alphabetical-index-mark-start text:id="IMark4831554728" text:key1="annotation"/>column<text:alphabetical-index-mark-end text:id="IMark4831554728"/>(s) should be indexed.</text:p>
      <text:p text:style-name="P2"><text:s text:c="5"/>* @return whether the <text:alphabetical-index-mark-start text:id="IMark4831554728" text:key1="annotation"/>value<text:alphabetical-index-mark-end text:id="IMark4831554728"/> <text:alphabetical-index-mark-start text:id="IMark4831554824" text:key1="annotation"/>column<text:alphabetical-index-mark-end text:id="IMark4831554824"/>(s) should be indexed.</text:p>
      <text:p text:style-name="P2"><text:s text:c="5"/>*/</text:p>
      <text:p text:style-name="P2"><text:s text:c="4"/>String indexed() default ““;</text:p>
      <text:p text:style-name="P2"/>
      <text:p text:style-name="P2"><text:s text:c="4"/>/** The name of the <text:alphabetical-index-mark-start text:id="IMark4831554824" text:key1="annotation"/>index<text:alphabetical-index-mark-end text:id="IMark4831554824"/> to generate. </text:p>
      <text:p text:style-name="P2"><text:s text:c="5"/>* @return the name of the <text:alphabetical-index-mark-start text:id="IMark4831554824" text:key1="annotation"/>index<text:alphabetical-index-mark-end text:id="IMark4831554824"/></text:p>
      <text:p text:style-name="P2"><text:s text:c="5"/>*/</text:p>
      <text:p text:style-name="P2"><text:s text:c="4"/>String <text:alphabetical-index-mark-start text:id="IMark4831554824" text:key1="annotation"/>index<text:alphabetical-index-mark-end text:id="IMark4831554824"/>() default ““;</text:p>
      <text:p text:style-name="P2"/>
      <text:p text:style-name="P2"><text:s text:c="4"/>/**</text:p>
      <text:p text:style-name="P2"><text:s text:c="5"/>* Whether the <text:alphabetical-index-mark-start text:id="IMark4831554824" text:key1="annotation"/>element<text:alphabetical-index-mark-end text:id="IMark4831554824"/> <text:alphabetical-index-mark-start text:id="IMark4831554728" text:key1="annotation"/>column<text:alphabetical-index-mark-end text:id="IMark4831554728"/>(s) contents should be considered <text:alphabetical-index-mark-start text:id="IMark4831884112" text:key1="annotation"/>unique<text:alphabetical-index-mark-end text:id="IMark4831884112"/></text:p>
      <text:p text:style-name="P2"><text:s text:c="5"/>* @return whether the <text:alphabetical-index-mark-start text:id="IMark4831884112" text:key1="annotation"/>element<text:alphabetical-index-mark-end text:id="IMark4831884112"/> <text:alphabetical-index-mark-start text:id="IMark4831554728" text:key1="annotation"/>column<text:alphabetical-index-mark-end text:id="IMark4831554728"/>(s) contents should be considered <text:alphabetical-index-mark-start text:id="IMark4831554824" text:key1="annotation"/>unique<text:alphabetical-index-mark-end text:id="IMark4831554824"/></text:p>
      <text:p text:style-name="P2"><text:s text:c="5"/>*/</text:p>
      <text:p text:style-name="P2"><text:s text:c="4"/>String <text:alphabetical-index-mark-start text:id="IMark4831554824" text:key1="annotation"/>unique<text:alphabetical-index-mark-end text:id="IMark4831554824"/>() default ““;</text:p>
      <text:p text:style-name="P2"/>
      <text:p text:style-name="P2"><text:s text:c="4"/>/**</text:p>
      <text:p text:style-name="P2"><text:s text:c="5"/>* The name of the <text:alphabetical-index-mark-start text:id="IMark4831554824" text:key1="annotation"/>unique<text:alphabetical-index-mark-end text:id="IMark4831554824"/> <text:alphabetical-index-mark-start text:id="IMark4831554728" text:key1="annotation"/>key<text:alphabetical-index-mark-end text:id="IMark4831554728"/> constraint to generate.</text:p>
      <text:p text:style-name="P2"><text:s text:c="5"/>* @return the name of the <text:alphabetical-index-mark-start text:id="IMark4831554728" text:key1="annotation"/>unique<text:alphabetical-index-mark-end text:id="IMark4831554728"/> <text:alphabetical-index-mark-start text:id="IMark4831554824" text:key1="annotation"/>key<text:alphabetical-index-mark-end text:id="IMark4831554824"/>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831554824" text:key1="annotation"/>key<text:alphabetical-index-mark-end text:id="IMark4831554824"/> class where this <text:alphabetical-index-mark-start text:id="IMark4831554728" text:key1="annotation"/>value<text:alphabetical-index-mark-end text:id="IMark4831554728"/> is stored.</text:p>
      <text:p text:style-name="P2"><text:s text:c="5"/>* @return the name of a member in the <text:alphabetical-index-mark-start text:id="IMark4831554728" text:key1="annotation"/>key<text:alphabetical-index-mark-end text:id="IMark4831554728"/> class where this <text:alphabetical-index-mark-start text:id="IMark4831554824" text:key1="annotation"/>value<text:alphabetical-index-mark-end text:id="IMark4831554824"/> is stored</text:p>
      <text:p text:style-name="P2"><text:s text:c="5"/>*/</text:p>
      <text:p text:style-name="P2"><text:s text:c="4"/>String mappedBy() default ““;</text:p>
      <text:p text:style-name="P2"/>
      <text:p text:style-name="P2"><text:s text:c="4"/>/**</text:p>
      <text:p text:style-name="P2"><text:s text:c="5"/>* The <text:alphabetical-index-mark-start text:id="IMark4831554824" text:key1="annotation"/>column<text:alphabetical-index-mark-end text:id="IMark4831554824"/>(s) for the <text:alphabetical-index-mark-start text:id="IMark4831554728" text:key1="annotation"/>value<text:alphabetical-index-mark-end text:id="IMark4831554728"/>.</text:p>
      <text:p text:style-name="P2"><text:s text:c="5"/>* @return the <text:alphabetical-index-mark-start text:id="IMark4831554728" text:key1="annotation"/>column<text:alphabetical-index-mark-end text:id="IMark4831554728"/>(s) for the <text:alphabetical-index-mark-start text:id="IMark4831554824" text:key1="annotation"/>value<text:alphabetical-index-mark-end text:id="IMark4831554824"/></text:p>
      <text:p text:style-name="P2"><text:s text:c="5"/>*/</text:p>
      <text:p text:style-name="P2"><text:s text:c="4"/><text:alphabetical-index-mark-start text:id="IMark4831554824" text:key1="annotation"/>Column<text:alphabetical-index-mark-end text:id="IMark4831554824"/>[] <text:alphabetical-index-mark-start text:id="IMark4831554728" text:key1="annotation"/>columns<text:alphabetical-index-mark-end text:id="IMark4831554728"/>() default {};</text:p>
      <text:p text:style-name="P2"/>
      <text:p text:style-name="P2"><text:s text:c="4"/>/** Generate or assume a foreign <text:alphabetical-index-mark-start text:id="IMark4831554728" text:key1="annotation"/>key<text:alphabetical-index-mark-end text:id="IMark4831554728"/> constraint exists on the <text:alphabetical-index-mark-start text:id="IMark4831554824" text:key1="annotation"/>column<text:alphabetical-index-mark-end text:id="IMark4831554824"/></text:p>
      <text:p text:style-name="P2"><text:s text:c="5"/>* or <text:alphabetical-index-mark-start text:id="IMark4831554824" text:key1="annotation"/>columns<text:alphabetical-index-mark-end text:id="IMark4831554824"/> associated with this <text:alphabetical-index-mark-start text:id="IMark4831554728" text:key1="annotation"/>join<text:alphabetical-index-mark-end text:id="IMark4831554728"/>. Specify “true” or “false”.</text:p>
      <text:p text:style-name="P2"><text:s text:c="5"/>* @return whether to generate or assume a foreign <text:alphabetical-index-mark-start text:id="IMark4831554728" text:key1="annotation"/>key<text:alphabetical-index-mark-end text:id="IMark4831554728"/> constraint</text:p>
      <text:p text:style-name="P2"><text:s text:c="5"/>*/</text:p>
      <text:p text:style-name="P2"><text:s text:c="4"/>String generateForeignKey() default ““;</text:p>
      <text:p text:style-name="P2"/>
      <text:p text:style-name="P2"><text:soft-page-break/><text:s text:c="4"/>/** Name for a generated foreign <text:alphabetical-index-mark-start text:id="IMark4831554728" text:key1="annotation"/>key<text:alphabetical-index-mark-end text:id="IMark4831554728"/> constraint.</text:p>
      <text:p text:style-name="P2"><text:s text:c="5"/>* @return the name of the generated foreign <text:alphabetical-index-mark-start text:id="IMark4831554728" text:key1="annotation"/>key<text:alphabetical-index-mark-end text:id="IMark4831554728"/> constraint</text:p>
      <text:p text:style-name="P2"><text:s text:c="5"/>*/</text:p>
      <text:p text:style-name="P2"><text:s text:c="4"/>String <text:alphabetical-index-mark-start text:id="IMark4831554728" text:key1="annotation"/>foreignKey<text:alphabetical-index-mark-end text:id="IMark4831554728"/>() default ““;</text:p>
      <text:p text:style-name="P2"/>
      <text:p text:style-name="P2"><text:s text:c="4"/>/** Vendor <text:alphabetical-index-mark-start text:id="IMark4831554728" text:key1="annotation"/>extensions<text:alphabetical-index-mark-end text:id="IMark4831554728"/>.</text:p>
      <text:p text:style-name="P2"><text:s text:c="5"/>* @return the vendor <text:alphabetical-index-mark-start text:id="IMark4831554728" text:key1="annotation"/>extensions<text:alphabetical-index-mark-end text:id="IMark4831554728"/></text:p>
      <text:p text:style-name="P2"><text:s text:c="5"/>*/</text:p>
      <text:p text:style-name="P2"><text:s text:c="4"/><text:alphabetical-index-mark-start text:id="IMark4831554728" text:key1="annotation"/>Extension<text:alphabetical-index-mark-end text:id="IMark4831554728"/>[] <text:alphabetical-index-mark-start text:id="IMark4831554824" text:key1="annotation"/>extensions<text:alphabetical-index-mark-end text:id="IMark4831554824"/>() default {};</text:p>
      <text:p text:style-name="P2">}</text:p>
      <text:p text:style-name="P2"/>
      <text:h text:style-name="P26" text:outline-level="3"><text:alphabetical-index-mark-start text:id="IMark4831554824" text:key1="annotation"/>Version<text:alphabetical-index-mark-end text:id="IMark4831554824"/> Annotation</text:h>
      <text:p text:style-name="P2">@Target(ElementType.TYPE) </text:p>
      <text:p text:style-name="P2">@Retention(RetentionPolicy.RUNTIME)</text:p>
      <text:p text:style-name="P2">public @interface <text:alphabetical-index-mark-start text:id="IMark4831554824" text:key1="annotation"/>Version<text:alphabetical-index-mark-end text:id="IMark4831554824"/></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831554824" text:key1="enum"/>VersionStrategy<text:alphabetical-index-mark-end text:id="IMark4831554824"/> strategy() default <text:alphabetical-index-mark-start text:id="IMark4831554728" text:key1="enum"/>VersionStrategy<text:alphabetical-index-mark-end text:id="IMark4831554728"/>.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831554728" text:key1="annotation"/>column<text:alphabetical-index-mark-end text:id="IMark4831554728"/> for the <text:alphabetical-index-mark-start text:id="IMark4831554824" text:key1="annotation"/>version<text:alphabetical-index-mark-end text:id="IMark4831554824"/>.</text:p>
      <text:p text:style-name="P2"><text:s text:c="5"/>* @return the name of the <text:alphabetical-index-mark-start text:id="IMark4831554824" text:key1="annotation"/>column<text:alphabetical-index-mark-end text:id="IMark4831554824"/> for the <text:alphabetical-index-mark-start text:id="IMark4831554728" text:key1="annotation"/>version<text:alphabetical-index-mark-end text:id="IMark4831554728"/></text:p>
      <text:p text:style-name="P2"><text:s text:c="5"/>*/</text:p>
      <text:p text:style-name="P2"><text:s text:c="4"/>String <text:alphabetical-index-mark-start text:id="IMark4831554728" text:key1="annotation"/>column<text:alphabetical-index-mark-end text:id="IMark4831554728"/>() default ““;</text:p>
      <text:p text:style-name="P2"/>
      <text:p text:style-name="P2"><text:s text:c="4"/>/**</text:p>
      <text:p text:style-name="P2"><text:s text:c="5"/>* Whether the <text:alphabetical-index-mark-start text:id="IMark4831554728" text:key1="annotation"/>version<text:alphabetical-index-mark-end text:id="IMark4831554728"/> <text:alphabetical-index-mark-start text:id="IMark4831554824" text:key1="annotation"/>column<text:alphabetical-index-mark-end text:id="IMark4831554824"/>(s) is(are) indexed.</text:p>
      <text:p text:style-name="P2"><text:s text:c="5"/>* @return whether the <text:alphabetical-index-mark-start text:id="IMark4831554824" text:key1="annotation"/>version<text:alphabetical-index-mark-end text:id="IMark4831554824"/> <text:alphabetical-index-mark-start text:id="IMark4831554728" text:key1="annotation"/>column<text:alphabetical-index-mark-end text:id="IMark4831554728"/>(s) is(are) indexed</text:p>
      <text:p text:style-name="P2"><text:s text:c="5"/>*/</text:p>
      <text:p text:style-name="P2"><text:s text:c="4"/>String indexed() default ““;</text:p>
      <text:p text:style-name="P2"/>
      <text:p text:style-name="P2"><text:s text:c="4"/>/**</text:p>
      <text:p text:style-name="P2"><text:s text:c="5"/>* The <text:alphabetical-index-mark-start text:id="IMark4831554728" text:key1="annotation"/>column<text:alphabetical-index-mark-end text:id="IMark4831554728"/>(s) making up the <text:alphabetical-index-mark-start text:id="IMark4831554824" text:key1="annotation"/>version<text:alphabetical-index-mark-end text:id="IMark4831554824"/>.</text:p>
      <text:p text:style-name="P2"><text:s text:c="5"/>* @return the <text:alphabetical-index-mark-start text:id="IMark4831554824" text:key1="annotation"/>column<text:alphabetical-index-mark-end text:id="IMark4831554824"/>(s) making up the <text:alphabetical-index-mark-start text:id="IMark4831554728" text:key1="annotation"/>version<text:alphabetical-index-mark-end text:id="IMark4831554728"/></text:p>
      <text:p text:style-name="P2"><text:s text:c="5"/>*/</text:p>
      <text:p text:style-name="P2"><text:s text:c="4"/><text:alphabetical-index-mark-start text:id="IMark4831554728" text:key1="annotation"/>Column<text:alphabetical-index-mark-end text:id="IMark4831554728"/>[] <text:alphabetical-index-mark-start text:id="IMark4831554824" text:key1="annotation"/>columns<text:alphabetical-index-mark-end text:id="IMark4831554824"/>() default {};</text:p>
      <text:p text:style-name="P2"/>
      <text:p text:style-name="P2"><text:s text:c="4"/>/** Vendor <text:alphabetical-index-mark-start text:id="IMark4831554824" text:key1="annotation"/>extensions<text:alphabetical-index-mark-end text:id="IMark4831554824"/>. </text:p>
      <text:p text:style-name="P2"><text:s text:c="5"/>* @return the vendor <text:alphabetical-index-mark-start text:id="IMark4831554824" text:key1="annotation"/>extensions<text:alphabetical-index-mark-end text:id="IMark4831554824"/></text:p>
      <text:p text:style-name="P2"><text:s text:c="5"/>*/</text:p>
      <text:p text:style-name="P2"><text:s text:c="4"/><text:alphabetical-index-mark-start text:id="IMark4831554824" text:key1="annotation"/>Extension<text:alphabetical-index-mark-end text:id="IMark4831554824"/>[] <text:alphabetical-index-mark-start text:id="IMark4831554728" text:key1="annotation"/>extensions<text:alphabetical-index-mark-end text:id="IMark4831554728"/>() default {};</text:p>
      <text:p text:style-name="P2">}</text:p>
      <text:p text:style-name="P2"/>
      <text:h text:style-name="P26" text:outline-level="3"><text:soft-page-break/><text:alphabetical-index-mark-start text:id="IMark4831554728" text:key1="enum"/>VersionStrategy<text:alphabetical-index-mark-end text:id="IMark4831554728"/> Enum</text:h>
      <text:p text:style-name="P2"/>
      <text:p text:style-name="P2">public enum <text:alphabetical-index-mark-start text:id="IMark4831554728" text:key1="enum"/>VersionStrategy<text:alphabetical-index-mark-end text:id="IMark4831554728"/></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831554728" text:key1="annotation"/>VERSION<text:alphabetical-index-mark-end text:id="IMark4831554728"/>_NUMBER</text:p>
      <text:p text:style-name="P2">}</text:p>
      <text:p text:style-name="P2"/>
      <text:p text:style-name="P4"/>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Annotation</text:p>
            </table:table-cell>
            <table:table-cell table:style-name="Table1.B1" office:value-type="string">
              <text:p text:style-name="P7">xml</text:p>
            </table:table-cell>
            <table:table-cell table:style-name="Table1.B1" office:value-type="string">
              <text:p text:style-name="P7">Comments</text:p>
            </table:table-cell>
          </table:table-row>
        </table:table-header-rows>
        <table:table-row table:style-name="Table1.1">
          <table:table-cell table:style-name="Table1.A2" office:value-type="string">
            <text:p text:style-name="P8"><text:alphabetical-index-mark-start text:id="IMark4831554728" text:key1="annotation"/>Column<text:alphabetical-index-mark-end text:id="IMark4831554728"/></text:p>
          </table:table-cell>
          <table:table-cell table:style-name="Table1.B2" office:value-type="string">
            <text:p text:style-name="P10"><text:alphabetical-index-mark-start text:id="IMark4831554728" text:key1="annotation"/>element<text:alphabetical-index-mark-end text:id="IMark4831554728"/></text:p>
            <text:p text:style-name="P11"><text:alphabetical-index-mark-start text:id="IMark4831554728" text:key1="annotation"/>column<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Columns<text:alphabetical-index-mark-end text:id="IMark4831554728"/></text:p>
          </table:table-cell>
          <table:table-cell table:style-name="Table1.B2" office:value-type="string">
            <text:p text:style-name="P10"><text:alphabetical-index-mark-start text:id="IMark4831554728" text:key1="annotation"/>element<text:alphabetical-index-mark-end text:id="IMark4831554728"/></text:p>
            <text:p text:style-name="P11"><text:alphabetical-index-mark-start text:id="IMark4831554728" text:key1="annotation"/>column<text:alphabetical-index-mark-end text:id="IMark4831554728"/></text:p>
          </table:table-cell>
          <table:table-cell table:style-name="Table1.B2" office:value-type="string">
            <text:p text:style-name="P8">Used for multiple <text:alphabetical-index-mark-start text:id="IMark4831554728" text:key1="annotation"/>Column<text:alphabetical-index-mark-end text:id="IMark4831554728"/> <text:alphabetical-index-mark-start text:id="IMark4831554824" text:main-entry="true"/>annotations<text:alphabetical-index-mark-end text:id="IMark4831554824"/> on the same field or method</text:p>
          </table:table-cell>
        </table:table-row>
        <table:table-row table:style-name="Table1.1">
          <table:table-cell table:style-name="Table1.A2" office:value-type="string">
            <text:p text:style-name="P8"><text:alphabetical-index-mark-start text:id="IMark4831554824" text:key1="annotation"/>DatastoreIdentity<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831554824" text:key1="annotation"/>Discriminator<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text:p>
            <text:p text:style-name="P11"><text:alphabetical-index-mark-start text:id="IMark4831554824" text:key1="annotation"/>discriminator<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831554824" text:key1="annotation"/>DiscriminatorStrategy<text:alphabetical-index-mark-end text:id="IMark4831554824"/></text:p>
          </table:table-cell>
          <table:table-cell table:style-name="Table1.B2" office:value-type="string">
            <text:p text:style-name="P8">attribute strategy</text:p>
          </table:table-cell>
          <table:table-cell table:style-name="Table1.B2" office:value-type="string">
            <text:p text:style-name="P16"/>
          </table:table-cell>
        </table:table-row>
        <table:table-row table:style-name="Table1.1">
          <table:table-cell table:style-name="Table1.A2" office:value-type="string">
            <text:p text:style-name="P9"><text:alphabetical-index-mark-start text:id="IMark4831554824" text:key1="annotation"/>Element<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text:p>
            <text:p text:style-name="P11"><text:alphabetical-index-mark-start text:id="IMark4831554824" text:key1="annotation"/>element<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Cacheable<text:alphabetical-index-mark-end text:id="IMark4831554824"/></text:p>
          </table:table-cell>
          <table:table-cell table:style-name="Table1.B2" office:value-type="string">
            <text:p text:style-name="P8">attribute <text:line-break/><text:alphabetical-index-mark-start text:id="IMark4831554824" text:key1="annotation"/>cacheable<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Embedded<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text:p>
            <text:p text:style-name="P11"><text:alphabetical-index-mark-start text:id="IMark4831554824" text:key1="annotation"/>embedded<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EmbeddedOnly<text:alphabetical-index-mark-end text:id="IMark4831554824"/></text:p>
          </table:table-cell>
          <table:table-cell table:style-name="Table1.B2" office:value-type="string">
            <text:p text:style-name="P10">attribute</text:p>
            <text:p text:style-name="P11"><text:alphabetical-index-mark-start text:id="IMark4831554824" text:key1="annotation"/>embedded<text:alphabetical-index-mark-end text:id="IMark4831554824"/>-onl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Extension<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 </text:p>
            <text:p text:style-name="P11"><text:alphabetical-index-mark-start text:id="IMark4831554824" text:key1="annotation"/>extension<text:alphabetical-index-mark-end text:id="IMark48315548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831554824" text:key1="annotation"/>Extensions<text:alphabetical-index-mark-end text:id="IMark4831554824"/></text:p>
          </table:table-cell>
          <table:table-cell table:style-name="Table1.B2" office:value-type="string">
            <text:p text:style-name="P10"><text:alphabetical-index-mark-start text:id="IMark4831554824" text:key1="annotation"/>element<text:alphabetical-index-mark-end text:id="IMark4831554824"/></text:p>
            <text:p text:style-name="P11"><text:alphabetical-index-mark-start text:id="IMark4831554824" text:key1="annotation"/>extension<text:alphabetical-index-mark-end text:id="IMark4831554824"/></text:p>
          </table:table-cell>
          <table:table-cell table:style-name="Table1.B2" office:value-type="string">
            <text:p text:style-name="P8">Used for multiple <text:alphabetical-index-mark-start text:id="IMark4831554824" text:key1="annotation"/>Extensions<text:alphabetical-index-mark-end text:id="IMark4831554824"/> on the same class, interface, field, or method</text:p>
          </table:table-cell>
        </table:table-row>
        <table:table-row table:style-name="Table1.1">
          <table:table-cell table:style-name="Table1.A2" office:value-type="string">
            <text:p text:style-name="P8"><text:alphabetical-index-mark-start text:id="IMark4831554824" text:key1="annotation"/>FetchGroup<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fetch-group</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FetchGroups<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fetch-group</text:p>
          </table:table-cell>
          <table:table-cell table:style-name="Table1.B2" office:value-type="string">
            <text:p text:style-name="P8">Used for multiple <text:alphabetical-index-mark-start text:id="IMark4831554824" text:key1="annotation"/>FetchGroups<text:alphabetical-index-mark-end text:id="IMark4831554824"/></text:p>
          </table:table-cell>
        </table:table-row>
        <table:table-row table:style-name="Table1.1">
          <table:table-cell table:style-name="Table1.A2" office:value-type="string">
            <text:p text:style-name="P8"><text:alphabetical-index-mark-start text:id="IMark4831554824" text:key1="annotation"/>FetchPlan<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fetch-pla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FetchPlans<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fetch-plan</text:p>
          </table:table-cell>
          <table:table-cell table:style-name="Table1.B2" office:value-type="string">
            <text:p text:style-name="P8">Used for multiple <text:alphabetical-index-mark-start text:id="IMark4831554824" text:key1="annotation"/>FetchPlans<text:alphabetical-index-mark-end text:id="IMark4831554824"/> on the same class or interface</text:p>
          </table:table-cell>
        </table:table-row>
        <table:table-row table:style-name="Table1.1">
          <table:table-cell table:style-name="Table1.A2" office:value-type="string">
            <text:p text:style-name="P8"><text:alphabetical-index-mark-start text:id="IMark4831554824" text:key1="annotation"/>ForeignKe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foreign-<text:alphabetical-index-mark-start text:id="IMark4831554728" text:key1="annotation"/>key<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ForeignKeyAction<text:alphabetical-index-mark-end text:id="IMark4831554728"/></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ForeignKeys<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foreign-<text:alphabetical-index-mark-start text:id="IMark4831554824" text:key1="annotation"/>key<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IdGeneratorStrateg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datastore-identity, attribute <text:alphabetical-index-mark-start text:id="IMark4831554728" text:key1="annotation"/>value<text:alphabetical-index-mark-end text:id="IMark4831554728"/>-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IdentityType<text:alphabetical-index-mark-end text:id="IMark4831554728"/></text:p>
          </table:table-cell>
          <table:table-cell table:style-name="Table1.B2" office:value-type="string">
            <text:p text:style-name="P8">attribute identity-typ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Index<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index<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Indices<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index<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Inheritance<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inheritance<text:alphabetical-index-mark-end text:id="IMark48315548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831554824" text:key1="annotation"/>InheritanceStrateg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inheritance<text:alphabetical-index-mark-end text:id="IMark483155472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Join<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join<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JoinTable<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join<text:alphabetical-index-mark-end text:id="IMark4831554728"/>, attribute tabl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Joins<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join<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Ke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key<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NullValue<text:alphabetical-index-mark-end text:id="IMark4831554728"/></text:p>
          </table:table-cell>
          <table:table-cell table:style-name="Table1.B2" office:value-type="string">
            <text:p text:style-name="P8">attribute null-<text:alphabetical-index-mark-start text:id="IMark4831554728" text:key1="annotation"/>value<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Order<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order<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PersistenceAware<text:alphabetical-index-mark-end text:id="IMark4831554824"/></text:p>
          </table:table-cell>
          <table:table-cell table:style-name="Table1.B2" office:value-type="string">
            <text:p text:style-name="P8">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PersistenceCapable<text:alphabetical-index-mark-end text:id="IMark4831554824"/></text:p>
          </table:table-cell>
          <table:table-cell table:style-name="Table1.B2" office:value-type="string">
            <text:p text:style-name="P8">elements class, interface</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enum"/>Persistent<text:alphabetical-index-mark-end text:id="IMark4831554824"/></text:p>
          </table:table-cell>
          <table:table-cell table:style-name="Table1.B2" office:value-type="string">
            <text:p text:style-name="P8">elements field, proper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PrimaryKe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primary-<text:alphabetical-index-mark-start text:id="IMark4831554728" text:key1="annotation"/>key<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Queries<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query<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Quer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query<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Sequence<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sequence<text:alphabetical-index-mark-end text:id="IMark48315548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831554824" text:key1="enum"/>SequenceStrategy<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sequence<text:alphabetical-index-mark-end text:id="IMark4831554728"/>, 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Serialized<text:alphabetical-index-mark-end text:id="IMark4831554728"/></text:p>
          </table:table-cell>
          <table:table-cell table:style-name="Table1.B2" office:value-type="string">
            <text:p text:style-name="P8">elements field, property, attribute <text:alphabetical-index-mark-start text:id="IMark4831554728" text:key1="annotation"/>serialized<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Transactional<text:alphabetical-index-mark-end text:id="IMark4831554728"/></text:p>
          </table:table-cell>
          <table:table-cell table:style-name="Table1.B2" office:value-type="string">
            <text:p text:style-name="P8">elements field, property; attribute persistence-modifier</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Unique<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unique<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Uniques<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unique<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annotation"/>Value<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value<text:alphabetical-index-mark-end text:id="IMark4831554824"/></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824" text:key1="annotation"/>Version<text:alphabetical-index-mark-end text:id="IMark4831554824"/></text:p>
          </table:table-cell>
          <table:table-cell table:style-name="Table1.B2" office:value-type="string">
            <text:p text:style-name="P8"><text:alphabetical-index-mark-start text:id="IMark4831554824" text:key1="annotation"/>element<text:alphabetical-index-mark-end text:id="IMark4831554824"/> <text:alphabetical-index-mark-start text:id="IMark4831554728" text:key1="annotation"/>version<text:alphabetical-index-mark-end text:id="IMark4831554728"/></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831554728" text:key1="enum"/>VersionStrategy<text:alphabetical-index-mark-end text:id="IMark4831554728"/></text:p>
          </table:table-cell>
          <table:table-cell table:style-name="Table1.B2" office:value-type="string">
            <text:p text:style-name="P8"><text:alphabetical-index-mark-start text:id="IMark4831554728" text:key1="annotation"/>element<text:alphabetical-index-mark-end text:id="IMark4831554728"/> <text:alphabetical-index-mark-start text:id="IMark4831554824" text:key1="annotation"/>version<text:alphabetical-index-mark-end text:id="IMark4831554824"/>; attribute strategy</text:p>
          </table:table-cell>
          <table:table-cell table:style-name="Table1.B2" office:value-type="string">
            <text:p text:style-name="P16"/>
          </table:table-cell>
        </table:table-row>
      </table:table>
      <text:p text:style-name="P12"> </text:p>
      <text:p text:style-name="P15"><draw:frame draw:style-name="fr1" draw:name="2" text:anchor-type="as-char" svg:width="2.7917in" svg:height="0.1346in" draw:z-index="1"><draw:image xlink:href="Pictures/2000000900000FB5000000C9E5A4A80D23E7850E.wmf" xlink:type="simple" xlink:show="embed" xlink:actuate="onLoad"/></draw:frame></text:p>
      <text:h text:style-name="P25" text:outline-level="2"><text:alphabetical-index-mark-start text:id="IMark4831554728" text:main-entry="true"/>Metadata API<text:alphabetical-index-mark-end text:id="IMark4831554728"/></text:h>
      <text:p text:style-name="P4">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8" text:outline-level="3">Metadata</text:h>
      <text:p text:style-name="P4">Metadata is the base interface for all metadata.</text:p>
      <text:p text:style-name="P5">/**</text:p>
      <text:p text:style-name="P5"><text:soft-page-break/><text:s/>* This interface provides base level definitions for all metadata components.</text:p>
      <text:p text:style-name="P5"><text:s/>*</text:p>
      <text:p text:style-name="P5"><text:s/>* @<text:alphabetical-index-mark-start text:id="IMark4831554728" text:key1="annotation"/>version<text:alphabetical-index-mark-end text:id="IMark4831554728"/> 2.3</text:p>
      <text:p text:style-name="P5"><text:s/>*/</text:p>
      <text:p text:style-name="P5">public interface Metadata {</text:p>
      <text:p text:style-name="P5"><text:s text:c="4"/>/**</text:p>
      <text:p text:style-name="P5"><text:s text:c="5"/>* Add a vendor <text:alphabetical-index-mark-start text:id="IMark4831554728" text:key1="annotation"/>extension<text:alphabetical-index-mark-end text:id="IMark4831554728"/> to this metadata component.</text:p>
      <text:p text:style-name="P5"><text:s text:c="5"/>* </text:p>
      <text:p text:style-name="P5"><text:s text:c="5"/>* @param vendor Identifier for the vendor</text:p>
      <text:p text:style-name="P5"><text:s text:c="5"/>* @param <text:alphabetical-index-mark-start text:id="IMark4831554728" text:key1="annotation"/>key<text:alphabetical-index-mark-end text:id="IMark4831554728"/> The <text:alphabetical-index-mark-start text:id="IMark4831554824" text:key1="annotation"/>extension<text:alphabetical-index-mark-end text:id="IMark4831554824"/> <text:alphabetical-index-mark-start text:id="IMark4831884112" text:key1="annotation"/>key<text:alphabetical-index-mark-end text:id="IMark4831884112"/></text:p>
      <text:p text:style-name="P5"><text:s text:c="5"/>* @param <text:alphabetical-index-mark-start text:id="IMark4831884112" text:key1="annotation"/>value<text:alphabetical-index-mark-end text:id="IMark4831884112"/> <text:alphabetical-index-mark-start text:id="IMark4831554824" text:key1="annotation"/>Value<text:alphabetical-index-mark-end text:id="IMark4831554824"/> for the <text:alphabetical-index-mark-start text:id="IMark4831554728" text:key1="annotation"/>extension<text:alphabetical-index-mark-end text:id="IMark4831554728"/></text:p>
      <text:p text:style-name="P5"><text:s text:c="5"/>* @return The <text:alphabetical-index-mark-start text:id="IMark4831554728" text:main-entry="true"/>ExtensionMetaData<text:alphabetical-index-mark-end text:id="IMark4831554728"/></text:p>
      <text:p text:style-name="P5"><text:s text:c="5"/>*/</text:p>
      <text:p text:style-name="P5"><text:s text:c="4"/><text:alphabetical-index-mark-start text:id="IMark4831554728" text:main-entry="true"/>ExtensionMetadata<text:alphabetical-index-mark-end text:id="IMark4831554728"/> <text:alphabetical-index-mark-start text:id="IMark4831554824" text:main-entry="true"/>newExtensionMetaData<text:alphabetical-index-mark-end text:id="IMark4831554824"/>(String vendor, String <text:alphabetical-index-mark-start text:id="IMark4831884112" text:key1="annotation"/>key<text:alphabetical-index-mark-end text:id="IMark4831884112"/>, String <text:alphabetical-index-mark-start text:id="IMark4831883824" text:key1="annotation"/>value<text:alphabetical-index-mark-end text:id="IMark4831883824"/>);</text:p>
      <text:p text:style-name="P5"/>
      <text:p text:style-name="P5"><text:s text:c="4"/>/**</text:p>
      <text:p text:style-name="P5"><text:s text:c="5"/>* Number of <text:alphabetical-index-mark-start text:id="IMark4831883824" text:key1="annotation"/>extensions<text:alphabetical-index-mark-end text:id="IMark4831883824"/> on this component.</text:p>
      <text:p text:style-name="P5"><text:s text:c="5"/>* </text:p>
      <text:p text:style-name="P5"><text:s text:c="5"/>* @return Number of <text:alphabetical-index-mark-start text:id="IMark4831883824" text:key1="annotation"/>extensions<text:alphabetical-index-mark-end text:id="IMark4831883824"/></text:p>
      <text:p text:style-name="P5"><text:s text:c="5"/>*/</text:p>
      <text:p text:style-name="P5"><text:s text:c="4"/>int <text:alphabetical-index-mark-start text:id="IMark4831883824" text:main-entry="true"/>getNumberOfExtensions<text:alphabetical-index-mark-end text:id="IMark4831883824"/>();</text:p>
      <text:p text:style-name="P5"/>
      <text:p text:style-name="P5"><text:s text:c="4"/>/**</text:p>
      <text:p text:style-name="P5"><text:s text:c="5"/>* Accessor for the defined <text:alphabetical-index-mark-start text:id="IMark4831883824" text:key1="annotation"/>extensions<text:alphabetical-index-mark-end text:id="IMark4831883824"/> for this component</text:p>
      <text:p text:style-name="P5"><text:s text:c="5"/>* </text:p>
      <text:p text:style-name="P5"><text:s text:c="5"/>* @return The <text:alphabetical-index-mark-start text:id="IMark4831883824" text:key1="annotation"/>extensions<text:alphabetical-index-mark-end text:id="IMark4831883824"/></text:p>
      <text:p text:style-name="P5"><text:s text:c="5"/>*/</text:p>
      <text:p text:style-name="P5"><text:s text:c="4"/><text:alphabetical-index-mark-start text:id="IMark4831883824" text:main-entry="true"/>ExtensionMetadata<text:alphabetical-index-mark-end text:id="IMark4831883824"/>[] <text:alphabetical-index-mark-start text:id="IMark4831884112" text:main-entry="true"/>getExtensions<text:alphabetical-index-mark-end text:id="IMark4831884112"/>();</text:p>
      <text:p text:style-name="P5"/>
      <text:p text:style-name="P5"><text:s text:c="4"/>/**</text:p>
      <text:p text:style-name="P5"><text:s text:c="5"/>* Accessor for the parent metadata component.</text:p>
      <text:p text:style-name="P5"><text:s text:c="5"/>* </text:p>
      <text:p text:style-name="P5"><text:s text:c="5"/>* @return The parent</text:p>
      <text:p text:style-name="P5"><text:s text:c="5"/>*/</text:p>
      <text:p text:style-name="P5"><text:s text:c="4"/>Metadata <text:alphabetical-index-mark-start text:id="IMark4831884112" text:main-entry="true"/>getParent<text:alphabetical-index-mark-end text:id="IMark4831884112"/>();</text:p>
      <text:p text:style-name="P5">}</text:p>
      <text:p text:style-name="P5"/>
      <text:h text:style-name="P29" text:outline-level="3">JDO Metadata</text:h>
      <text:p text:style-name="P4"><text:alphabetical-index-mark-start text:id="IMark4831884112" text:main-entry="true"/>JDOMetadata<text:alphabetical-index-mark-end text:id="IMark4831884112"/> represents the root of the metadata.</text:p>
      <text:p text:style-name="P5">/**</text:p>
      <text:p text:style-name="P5"><text:soft-page-break/><text:s/>* Represents the top-level JDO metadata.</text:p>
      <text:p text:style-name="P5"><text:s/>* @since 2.3</text:p>
      <text:p text:style-name="P5"><text:s/>*/</text:p>
      <text:p text:style-name="P5">public interface <text:alphabetical-index-mark-start text:id="IMark4831884112" text:main-entry="true"/>JDOMetadata<text:alphabetical-index-mark-end text:id="IMark4831884112"/> extends Metadata {</text:p>
      <text:p text:style-name="P5"><text:s text:c="4"/>/**</text:p>
      <text:p text:style-name="P5"><text:s text:c="5"/>* Method to set the catalog (ORM) to apply to all classes in this</text:p>
      <text:p text:style-name="P5"><text:s text:c="5"/>* JDO Metadata.</text:p>
      <text:p text:style-name="P5"><text:s text:c="5"/>* </text:p>
      <text:p text:style-name="P5"><text:s text:c="5"/>* @param catalog Catalog name</text:p>
      <text:p text:style-name="P5"><text:s text:c="5"/>*/</text:p>
      <text:p text:style-name="P5"><text:s text:c="4"/><text:alphabetical-index-mark-start text:id="IMark4831884112" text:main-entry="true"/>JDOMetadata<text:alphabetical-index-mark-end text:id="IMark4831884112"/> <text:alphabetical-index-mark-start text:id="IMark4831883824" text:main-entry="true"/>setCatalog<text:alphabetical-index-mark-end text:id="IMark4831883824"/>(String catalog);</text:p>
      <text:p text:style-name="P5"/>
      <text:p text:style-name="P5"><text:s text:c="4"/>/**</text:p>
      <text:p text:style-name="P5"><text:s text:c="5"/>* Accessor for the catalog (ORM) that all classes in this JDO Metadata</text:p>
      <text:p text:style-name="P5"><text:s text:c="5"/>* default to.</text:p>
      <text:p text:style-name="P5"><text:s text:c="5"/>* </text:p>
      <text:p text:style-name="P5"><text:s text:c="5"/>* @return The catalog</text:p>
      <text:p text:style-name="P5"><text:s text:c="5"/>*/</text:p>
      <text:p text:style-name="P5"><text:s text:c="4"/>String <text:alphabetical-index-mark-start text:id="IMark4831883824" text:main-entry="true"/>getCatalog<text:alphabetical-index-mark-end text:id="IMark4831883824"/>();</text:p>
      <text:p text:style-name="P5"/>
      <text:p text:style-name="P5"><text:s text:c="4"/>/**</text:p>
      <text:p text:style-name="P5"><text:s text:c="5"/>* Method to set the schema (ORM) to apply to all classes in this JDO</text:p>
      <text:p text:style-name="P5"><text:s text:c="5"/>* Metadata.</text:p>
      <text:p text:style-name="P5"><text:s text:c="5"/>* </text:p>
      <text:p text:style-name="P5"><text:s text:c="5"/>* @param schema Schema name</text:p>
      <text:p text:style-name="P5"><text:s text:c="5"/>*/</text:p>
      <text:p text:style-name="P5"><text:s text:c="4"/><text:alphabetical-index-mark-start text:id="IMark4831883824" text:main-entry="true"/>JDOMetadata<text:alphabetical-index-mark-end text:id="IMark4831883824"/> <text:alphabetical-index-mark-start text:id="IMark4831884112" text:main-entry="true"/>setSchema<text:alphabetical-index-mark-end text:id="IMark4831884112"/>(String schema);</text:p>
      <text:p text:style-name="P5"/>
      <text:p text:style-name="P5"><text:s text:c="4"/>/**</text:p>
      <text:p text:style-name="P5"><text:s text:c="5"/>* Accessor for the schema (ORM) that all classes in this JDO Metadata</text:p>
      <text:p text:style-name="P5"><text:s text:c="5"/>* default to.</text:p>
      <text:p text:style-name="P5"><text:s text:c="5"/>* </text:p>
      <text:p text:style-name="P5"><text:s text:c="5"/>* @return The schema</text:p>
      <text:p text:style-name="P5"><text:s text:c="5"/>*/</text:p>
      <text:p text:style-name="P5"><text:s text:c="4"/>String <text:alphabetical-index-mark-start text:id="IMark4831884112" text:main-entry="true"/>getSchema<text:alphabetical-index-mark-end text:id="IMark4831884112"/>();</text:p>
      <text:p text:style-name="P5"/>
      <text:p text:style-name="P5"><text:s text:c="4"/>/**</text:p>
      <text:p text:style-name="P5"><text:s text:c="5"/>* Accessor for all packages defined on the JDO Metadata.</text:p>
      <text:p text:style-name="P5"><text:s text:c="5"/>* </text:p>
      <text:p text:style-name="P5"><text:s text:c="5"/>* @return The packages</text:p>
      <text:p text:style-name="P5"><text:s text:c="5"/>*/</text:p>
      <text:p text:style-name="P5"><text:s text:c="4"/><text:alphabetical-index-mark-start text:id="IMark4831884112" text:main-entry="true"/>PackageMetadata<text:alphabetical-index-mark-end text:id="IMark4831884112"/>[] <text:alphabetical-index-mark-start text:id="IMark4831883824" text:main-entry="true"/>getPackages<text:alphabetical-index-mark-end text:id="IMark4831883824"/>();</text:p>
      <text:p text:style-name="P5"><text:soft-page-break/></text:p>
      <text:p text:style-name="P5"><text:s text:c="4"/>/**</text:p>
      <text:p text:style-name="P5"><text:s text:c="5"/>* Add a new package to this JDO Metadata.</text:p>
      <text:p text:style-name="P5"><text:s text:c="5"/>* </text:p>
      <text:p text:style-name="P5"><text:s text:c="5"/>* @param pkgName Name of the package</text:p>
      <text:p text:style-name="P5"><text:s text:c="5"/>* @return The <text:alphabetical-index-mark-start text:id="IMark4831883824" text:main-entry="true"/>PackageMetadata<text:alphabetical-index-mark-end text:id="IMark4831883824"/></text:p>
      <text:p text:style-name="P5"><text:s text:c="5"/>*/</text:p>
      <text:p text:style-name="P5"><text:s text:c="4"/><text:alphabetical-index-mark-start text:id="IMark4831883824" text:main-entry="true"/>PackageMetadata<text:alphabetical-index-mark-end text:id="IMark4831883824"/> <text:alphabetical-index-mark-start text:id="IMark4831884112" text:main-entry="true"/>newPackageMetadata<text:alphabetical-index-mark-end text:id="IMark4831884112"/>(String pkgName);</text:p>
      <text:p text:style-name="P5"/>
      <text:p text:style-name="P5"><text:s text:c="4"/>/**</text:p>
      <text:p text:style-name="P5"><text:s text:c="5"/>* Add a new package to this JDO Metadata.</text:p>
      <text:p text:style-name="P5"><text:s text:c="5"/>* </text:p>
      <text:p text:style-name="P5"><text:s text:c="5"/>* @param pkg The package</text:p>
      <text:p text:style-name="P5"><text:s text:c="5"/>* @return The <text:alphabetical-index-mark-start text:id="IMark4831884112" text:main-entry="true"/>PackageMetadata<text:alphabetical-index-mark-end text:id="IMark4831884112"/></text:p>
      <text:p text:style-name="P5"><text:s text:c="5"/>*/</text:p>
      <text:p text:style-name="P5"><text:s text:c="4"/><text:alphabetical-index-mark-start text:id="IMark4831884112" text:main-entry="true"/>PackageMetadata<text:alphabetical-index-mark-end text:id="IMark4831884112"/> <text:alphabetical-index-mark-start text:id="IMark4831883824" text:main-entry="true"/>newPackageMetadata<text:alphabetical-index-mark-end text:id="IMark4831883824"/>(Package pkg);</text:p>
      <text:p text:style-name="P5"/>
      <text:p text:style-name="P5"><text:s text:c="4"/>/**</text:p>
      <text:p text:style-name="P5"><text:s text:c="5"/>* Accessor for the number of packages defined in this JDO Metadata.</text:p>
      <text:p text:style-name="P5"><text:s text:c="5"/>* </text:p>
      <text:p text:style-name="P5"><text:s text:c="5"/>* @return The number of packages.</text:p>
      <text:p text:style-name="P5"><text:s text:c="5"/>*/</text:p>
      <text:p text:style-name="P5"><text:s text:c="4"/>int <text:alphabetical-index-mark-start text:id="IMark4831883824" text:main-entry="true"/>getNumberOfPackages<text:alphabetical-index-mark-end text:id="IMark4831883824"/>();</text:p>
      <text:p text:style-name="P5"/>
      <text:p text:style-name="P5"><text:s text:c="4"/>/**</text:p>
      <text:p text:style-name="P5"><text:s text:c="5"/>* Add a new class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831883824" text:main-entry="true"/>ClassMetadata<text:alphabetical-index-mark-end text:id="IMark4831883824"/></text:p>
      <text:p text:style-name="P5"><text:s text:c="5"/>*/</text:p>
      <text:p text:style-name="P5"><text:s text:c="4"/><text:alphabetical-index-mark-start text:id="IMark4831883824" text:main-entry="true"/>ClassMetadata<text:alphabetical-index-mark-end text:id="IMark4831883824"/> <text:alphabetical-index-mark-start text:id="IMark4831884112" text:main-entry="true"/>newClassMetadata<text:alphabetical-index-mark-end text:id="IMark4831884112"/>(Class cls);</text:p>
      <text:p text:style-name="P5"/>
      <text:p text:style-name="P5"><text:s text:c="4"/>/**</text:p>
      <text:p text:style-name="P5"><text:s text:c="5"/>* Add a new interface to this JDO Metadata.</text:p>
      <text:p text:style-name="P5"><text:s text:c="5"/>* Adds its package also if not yet existing.</text:p>
      <text:p text:style-name="P5"><text:s text:c="5"/>* </text:p>
      <text:p text:style-name="P5"><text:s text:c="5"/>* @param cls Class to add</text:p>
      <text:p text:style-name="P5"><text:s text:c="5"/>* @return The <text:alphabetical-index-mark-start text:id="IMark4831884112" text:main-entry="true"/>InterfaceMetadata<text:alphabetical-index-mark-end text:id="IMark4831884112"/></text:p>
      <text:p text:style-name="P5"><text:s text:c="5"/>*/</text:p>
      <text:p text:style-name="P5"><text:s text:c="4"/><text:alphabetical-index-mark-start text:id="IMark4831884112" text:main-entry="true"/>InterfaceMetadata<text:alphabetical-index-mark-end text:id="IMark4831884112"/> <text:alphabetical-index-mark-start text:id="IMark4831883824" text:main-entry="true"/>newInterfaceMetadata<text:alphabetical-index-mark-end text:id="IMark4831883824"/>(Class cls);</text:p>
      <text:p text:style-name="P5"/>
      <text:p text:style-name="P5"><text:soft-page-break/><text:s text:c="4"/>/**</text:p>
      <text:p text:style-name="P5"><text:s text:c="5"/>* Accessor for any named <text:alphabetical-index-mark-start text:id="IMark4831883824" text:key1="annotation"/>queries<text:alphabetical-index-mark-end text:id="IMark4831883824"/> defined on the JDO Metadata.</text:p>
      <text:p text:style-name="P5"><text:s text:c="5"/>* </text:p>
      <text:p text:style-name="P5"><text:s text:c="5"/>* @return The <text:alphabetical-index-mark-start text:id="IMark4831883824" text:key1="annotation"/>queries<text:alphabetical-index-mark-end text:id="IMark4831883824"/></text:p>
      <text:p text:style-name="P5"><text:s text:c="5"/>*/</text:p>
      <text:p text:style-name="P5"><text:s text:c="4"/><text:alphabetical-index-mark-start text:id="IMark4831883824" text:main-entry="true"/>QueryMetadata<text:alphabetical-index-mark-end text:id="IMark4831883824"/>[] <text:alphabetical-index-mark-start text:id="IMark4831884112" text:main-entry="true"/>getQueries<text:alphabetical-index-mark-end text:id="IMark4831884112"/>();</text:p>
      <text:p text:style-name="P5"/>
      <text:p text:style-name="P5"><text:s text:c="4"/>/**</text:p>
      <text:p text:style-name="P5"><text:s text:c="5"/>* Add a new named <text:alphabetical-index-mark-start text:id="IMark4831884112" text:key1="annotation"/>query<text:alphabetical-index-mark-end text:id="IMark4831884112"/> to this JDO Metadata.</text:p>
      <text:p text:style-name="P5"><text:s text:c="5"/>* </text:p>
      <text:p text:style-name="P5"><text:s text:c="5"/>* @param name Name of the <text:alphabetical-index-mark-start text:id="IMark4831884112" text:key1="annotation"/>query<text:alphabetical-index-mark-end text:id="IMark4831884112"/></text:p>
      <text:p text:style-name="P5"><text:s text:c="5"/>* @return The <text:alphabetical-index-mark-start text:id="IMark4831884112" text:main-entry="true"/>QueryMetadata<text:alphabetical-index-mark-end text:id="IMark4831884112"/></text:p>
      <text:p text:style-name="P5"><text:s text:c="5"/>*/</text:p>
      <text:p text:style-name="P5"><text:s text:c="4"/><text:alphabetical-index-mark-start text:id="IMark4831884112" text:main-entry="true"/>QueryMetadata<text:alphabetical-index-mark-end text:id="IMark4831884112"/> <text:alphabetical-index-mark-start text:id="IMark4831883824" text:main-entry="true"/>newQueryMetadata<text:alphabetical-index-mark-end text:id="IMark4831883824"/>(String name);</text:p>
      <text:p text:style-name="P5"/>
      <text:p text:style-name="P5"><text:s text:c="4"/>/**</text:p>
      <text:p text:style-name="P5"><text:s text:c="5"/>* Accessor for the number of named <text:alphabetical-index-mark-start text:id="IMark4831883824" text:key1="annotation"/>queries<text:alphabetical-index-mark-end text:id="IMark4831883824"/> defined in this JDO Metadata.</text:p>
      <text:p text:style-name="P5"><text:s text:c="5"/>* </text:p>
      <text:p text:style-name="P5"><text:s text:c="5"/>* @return The number of <text:alphabetical-index-mark-start text:id="IMark4831883824" text:key1="annotation"/>queries<text:alphabetical-index-mark-end text:id="IMark4831883824"/>.</text:p>
      <text:p text:style-name="P5"><text:s text:c="5"/>*/</text:p>
      <text:p text:style-name="P5"><text:s text:c="4"/>int <text:alphabetical-index-mark-start text:id="IMark4831883824" text:main-entry="true"/>getNumberOfQueries<text:alphabetical-index-mark-end text:id="IMark4831883824"/>();</text:p>
      <text:p text:style-name="P5"/>
      <text:p text:style-name="P5"><text:s text:c="4"/>/**</text:p>
      <text:p text:style-name="P5"><text:s text:c="5"/>* Accessor for any fetch plans defined on the JDO Metadata.</text:p>
      <text:p text:style-name="P5"><text:s text:c="5"/>* </text:p>
      <text:p text:style-name="P5"><text:s text:c="5"/>* @return The fetch plans</text:p>
      <text:p text:style-name="P5"><text:s text:c="5"/>*/</text:p>
      <text:p text:style-name="P5"><text:s text:c="4"/><text:alphabetical-index-mark-start text:id="IMark4831883824" text:main-entry="true"/>FetchPlanMetadata<text:alphabetical-index-mark-end text:id="IMark4831883824"/>[] <text:alphabetical-index-mark-start text:id="IMark4831884112" text:main-entry="true"/>getFetchPlans<text:alphabetical-index-mark-end text:id="IMark4831884112"/>();</text:p>
      <text:p text:style-name="P5"/>
      <text:p text:style-name="P5"><text:s text:c="4"/>/**</text:p>
      <text:p text:style-name="P5"><text:s text:c="5"/>* Add a new fetch plan to this JDO Metadata.</text:p>
      <text:p text:style-name="P5"><text:s text:c="5"/>* </text:p>
      <text:p text:style-name="P5"><text:s text:c="5"/>* @param name Name of the <text:alphabetical-index-mark-start text:id="IMark4831884112" text:key1="annotation"/>query<text:alphabetical-index-mark-end text:id="IMark4831884112"/></text:p>
      <text:p text:style-name="P5"><text:s text:c="5"/>* @return The <text:alphabetical-index-mark-start text:id="IMark4831884112" text:main-entry="true"/>FetchPlanMetadata<text:alphabetical-index-mark-end text:id="IMark4831884112"/></text:p>
      <text:p text:style-name="P5"><text:s text:c="5"/>*/</text:p>
      <text:p text:style-name="P5"><text:s text:c="4"/><text:alphabetical-index-mark-start text:id="IMark4831884112" text:main-entry="true"/>FetchPlanMetadata<text:alphabetical-index-mark-end text:id="IMark4831884112"/> <text:alphabetical-index-mark-start text:id="IMark4831883824" text:main-entry="true"/>newFetchPlanMetadata<text:alphabetical-index-mark-end text:id="IMark4831883824"/>(String name);</text:p>
      <text:p text:style-name="P5"/>
      <text:p text:style-name="P5"><text:s text:c="4"/>/**</text:p>
      <text:p text:style-name="P5"><text:s text:c="5"/>* Accessor for the number of fetch plans defined in this JDO Metadata.</text:p>
      <text:p text:style-name="P5"><text:s text:c="5"/>* </text:p>
      <text:p text:style-name="P5"><text:s text:c="5"/>* @return The number of fetch plans.</text:p>
      <text:p text:style-name="P5"><text:soft-page-break/><text:s text:c="5"/>*/</text:p>
      <text:p text:style-name="P5"><text:s text:c="4"/>int <text:alphabetical-index-mark-start text:id="IMark4831883824" text:main-entry="true"/>getNumberOfFetchPlans<text:alphabetical-index-mark-end text:id="IMark4831883824"/>();</text:p>
      <text:p text:style-name="P5">}</text:p>
      <text:p text:style-name="P5"/>
      <text:h text:style-name="P29" text:outline-level="3">Package Metadata</text:h>
      <text:p text:style-name="P4"><text:alphabetical-index-mark-start text:id="IMark4831883824" text:main-entry="true"/>PackageMetadata<text:alphabetical-index-mark-end text:id="IMark4831883824"/> represents the collection of metadata that share the same package.</text:p>
      <text:p text:style-name="P5">/**</text:p>
      <text:p text:style-name="P5"><text:s/>* Represents a package within a <text:alphabetical-index-mark-start text:id="IMark4831883824" text:main-entry="true"/>JDOMetadata<text:alphabetical-index-mark-end text:id="IMark4831883824"/>.</text:p>
      <text:p text:style-name="P5"><text:s/>* @since 2.3</text:p>
      <text:p text:style-name="P5"><text:s/>*/</text:p>
      <text:p text:style-name="P5">public interface <text:alphabetical-index-mark-start text:id="IMark4831883824" text:main-entry="true"/>PackageMetadata<text:alphabetical-index-mark-end text:id="IMark4831883824"/> extends Metadata {</text:p>
      <text:p text:style-name="P5"><text:s text:c="4"/>/**</text:p>
      <text:p text:style-name="P5"><text:s text:c="5"/>* Accessor for the name of this package (set on construction).</text:p>
      <text:p text:style-name="P5"><text:s text:c="5"/>* </text:p>
      <text:p text:style-name="P5"><text:s text:c="5"/>* @return The name</text:p>
      <text:p text:style-name="P5"><text:s text:c="5"/>*/</text:p>
      <text:p text:style-name="P5"><text:s text:c="4"/>String <text:alphabetical-index-mark-start text:id="IMark4831883824" text:main-entry="true"/>getName<text:alphabetical-index-mark-end text:id="IMark4831883824"/>();</text:p>
      <text:p text:style-name="P5"/>
      <text:p text:style-name="P5"><text:s text:c="4"/>/**</text:p>
      <text:p text:style-name="P5"><text:s text:c="5"/>* Method to set the catalog (ORM) to apply to all classes in this package.</text:p>
      <text:p text:style-name="P5"><text:s text:c="5"/>* </text:p>
      <text:p text:style-name="P5"><text:s text:c="5"/>* @param catalog Catalog name</text:p>
      <text:p text:style-name="P5"><text:s text:c="5"/>*/</text:p>
      <text:p text:style-name="P5"><text:s text:c="4"/><text:alphabetical-index-mark-start text:id="IMark4831883824" text:main-entry="true"/>PackageMetadata<text:alphabetical-index-mark-end text:id="IMark4831883824"/> <text:alphabetical-index-mark-start text:id="IMark4831884112" text:main-entry="true"/>setCatalog<text:alphabetical-index-mark-end text:id="IMark4831884112"/>(String catalog);</text:p>
      <text:p text:style-name="P5"/>
      <text:p text:style-name="P5"><text:s text:c="4"/>/**</text:p>
      <text:p text:style-name="P5"><text:s text:c="5"/>* Accessor for the catalog (ORM) that all classes in this package default</text:p>
      <text:p text:style-name="P5"><text:s text:c="5"/>* to.</text:p>
      <text:p text:style-name="P5"><text:s text:c="5"/>* </text:p>
      <text:p text:style-name="P5"><text:s text:c="5"/>* @return The catalog</text:p>
      <text:p text:style-name="P5"><text:s text:c="5"/>*/</text:p>
      <text:p text:style-name="P5"><text:s text:c="4"/>String <text:alphabetical-index-mark-start text:id="IMark4831884112" text:main-entry="true"/>getCatalog<text:alphabetical-index-mark-end text:id="IMark4831884112"/>();</text:p>
      <text:p text:style-name="P5"/>
      <text:p text:style-name="P5"><text:s text:c="4"/>/**</text:p>
      <text:p text:style-name="P5"><text:s text:c="5"/>* Method to set the schema (ORM) to apply to all classes in this package.</text:p>
      <text:p text:style-name="P5"><text:s text:c="5"/>* </text:p>
      <text:p text:style-name="P5"><text:s text:c="5"/>* @param schema Schema name</text:p>
      <text:p text:style-name="P5"><text:s text:c="5"/>*/</text:p>
      <text:p text:style-name="P5"><text:s text:c="4"/><text:alphabetical-index-mark-start text:id="IMark4831884112" text:main-entry="true"/>PackageMetadata<text:alphabetical-index-mark-end text:id="IMark4831884112"/> <text:alphabetical-index-mark-start text:id="IMark4831883824" text:main-entry="true"/>setSchema<text:alphabetical-index-mark-end text:id="IMark4831883824"/>(String schema);</text:p>
      <text:p text:style-name="P5"><text:soft-page-break/></text:p>
      <text:p text:style-name="P5"><text:s text:c="4"/>/**</text:p>
      <text:p text:style-name="P5"><text:s text:c="5"/>* Accessor for the schema (ORM) that all classes in this package default to.</text:p>
      <text:p text:style-name="P5"><text:s text:c="5"/>* </text:p>
      <text:p text:style-name="P5"><text:s text:c="5"/>* @return The schema</text:p>
      <text:p text:style-name="P5"><text:s text:c="5"/>*/</text:p>
      <text:p text:style-name="P5"><text:s text:c="4"/>String <text:alphabetical-index-mark-start text:id="IMark4831883824" text:main-entry="true"/>getSchema<text:alphabetical-index-mark-end text:id="IMark4831883824"/>();</text:p>
      <text:p text:style-name="P5"/>
      <text:p text:style-name="P5"><text:s text:c="4"/>/**</text:p>
      <text:p text:style-name="P5"><text:s text:c="5"/>* Accessor for all classes defined in this package.</text:p>
      <text:p text:style-name="P5"><text:s text:c="5"/>* </text:p>
      <text:p text:style-name="P5"><text:s text:c="5"/>* @return The classes</text:p>
      <text:p text:style-name="P5"><text:s text:c="5"/>*/</text:p>
      <text:p text:style-name="P5"><text:s text:c="4"/><text:alphabetical-index-mark-start text:id="IMark4831883824" text:main-entry="true"/>ClassMetadata<text:alphabetical-index-mark-end text:id="IMark4831883824"/>[] <text:alphabetical-index-mark-start text:id="IMark4831884112" text:main-entry="true"/>getClasses<text:alphabetical-index-mark-end text:id="IMark4831884112"/>();</text:p>
      <text:p text:style-name="P5"/>
      <text:p text:style-name="P5"><text:s text:c="4"/>/**</text:p>
      <text:p text:style-name="P5"><text:s text:c="5"/>* Add a new class to this package.</text:p>
      <text:p text:style-name="P5"><text:s text:c="5"/>* </text:p>
      <text:p text:style-name="P5"><text:s text:c="5"/>* @param name Name of the class</text:p>
      <text:p text:style-name="P5"><text:s text:c="5"/>* @return The <text:alphabetical-index-mark-start text:id="IMark4831884112" text:main-entry="true"/>ClassMetadata<text:alphabetical-index-mark-end text:id="IMark4831884112"/></text:p>
      <text:p text:style-name="P5"><text:s text:c="5"/>*/</text:p>
      <text:p text:style-name="P5"><text:s text:c="4"/><text:alphabetical-index-mark-start text:id="IMark4831884112" text:main-entry="true"/>ClassMetadata<text:alphabetical-index-mark-end text:id="IMark4831884112"/> <text:alphabetical-index-mark-start text:id="IMark4831883824" text:main-entry="true"/>newClassMetadata<text:alphabetical-index-mark-end text:id="IMark4831883824"/>(String name);</text:p>
      <text:p text:style-name="P5"/>
      <text:p text:style-name="P5"><text:s text:c="4"/>/**</text:p>
      <text:p text:style-name="P5"><text:s text:c="5"/>* Add a new class to this package.</text:p>
      <text:p text:style-name="P5"><text:s text:c="5"/>* </text:p>
      <text:p text:style-name="P5"><text:s text:c="5"/>* @param cls The class</text:p>
      <text:p text:style-name="P5"><text:s text:c="5"/>* @return The <text:alphabetical-index-mark-start text:id="IMark4831883824" text:main-entry="true"/>ClassMetadata<text:alphabetical-index-mark-end text:id="IMark4831883824"/></text:p>
      <text:p text:style-name="P5"><text:s text:c="5"/>*/</text:p>
      <text:p text:style-name="P5"><text:s text:c="4"/><text:alphabetical-index-mark-start text:id="IMark4831883824" text:main-entry="true"/>ClassMetadata<text:alphabetical-index-mark-end text:id="IMark4831883824"/> <text:alphabetical-index-mark-start text:id="IMark4831884112" text:main-entry="true"/>newClassMetadata<text:alphabetical-index-mark-end text:id="IMark4831884112"/>(Class cls);</text:p>
      <text:p text:style-name="P5"/>
      <text:p text:style-name="P5"><text:s text:c="4"/>/**</text:p>
      <text:p text:style-name="P5"><text:s text:c="5"/>* Accessor for the number of classes defined in this package.</text:p>
      <text:p text:style-name="P5"><text:s text:c="5"/>* </text:p>
      <text:p text:style-name="P5"><text:s text:c="5"/>* @return The number of classes.</text:p>
      <text:p text:style-name="P5"><text:s text:c="5"/>*/</text:p>
      <text:p text:style-name="P5"><text:s text:c="4"/>int <text:alphabetical-index-mark-start text:id="IMark4831884112" text:main-entry="true"/>getNumberOfClasses<text:alphabetical-index-mark-end text:id="IMark4831884112"/>();</text:p>
      <text:p text:style-name="P5"/>
      <text:p text:style-name="P5"><text:s text:c="4"/>/**</text:p>
      <text:p text:style-name="P5"><text:s text:c="5"/>* Accessor for all interfaces defined in this package.</text:p>
      <text:p text:style-name="P5"><text:s text:c="5"/>* </text:p>
      <text:p text:style-name="P5"><text:soft-page-break/><text:s text:c="5"/>* @return The interfaces</text:p>
      <text:p text:style-name="P5"><text:s text:c="5"/>*/</text:p>
      <text:p text:style-name="P5"><text:s text:c="4"/><text:alphabetical-index-mark-start text:id="IMark4831884112" text:main-entry="true"/>InterfaceMetadata<text:alphabetical-index-mark-end text:id="IMark4831884112"/>[] <text:alphabetical-index-mark-start text:id="IMark4831883824" text:main-entry="true"/>getInterfaces<text:alphabetical-index-mark-end text:id="IMark4831883824"/>();</text:p>
      <text:p text:style-name="P5"/>
      <text:p text:style-name="P5"><text:s text:c="4"/>/**</text:p>
      <text:p text:style-name="P5"><text:s text:c="5"/>* Add a new interface to this package.</text:p>
      <text:p text:style-name="P5"><text:s text:c="5"/>* </text:p>
      <text:p text:style-name="P5"><text:s text:c="5"/>* @param name The interface name</text:p>
      <text:p text:style-name="P5"><text:s text:c="5"/>* @return The <text:alphabetical-index-mark-start text:id="IMark4831883824" text:main-entry="true"/>InterfaceMetadata<text:alphabetical-index-mark-end text:id="IMark4831883824"/></text:p>
      <text:p text:style-name="P5"><text:s text:c="5"/>*/</text:p>
      <text:p text:style-name="P5"><text:s text:c="4"/><text:alphabetical-index-mark-start text:id="IMark4831883824" text:main-entry="true"/>InterfaceMetadata<text:alphabetical-index-mark-end text:id="IMark4831883824"/> <text:alphabetical-index-mark-start text:id="IMark4831884112" text:main-entry="true"/>newInterfaceMetadata<text:alphabetical-index-mark-end text:id="IMark4831884112"/>(String name);</text:p>
      <text:p text:style-name="P5"/>
      <text:p text:style-name="P5"><text:s text:c="4"/>/**</text:p>
      <text:p text:style-name="P5"><text:s text:c="5"/>* Add a new interface to this package.</text:p>
      <text:p text:style-name="P5"><text:s text:c="5"/>* </text:p>
      <text:p text:style-name="P5"><text:s text:c="5"/>* @param cls The class</text:p>
      <text:p text:style-name="P5"><text:s text:c="5"/>* @return The <text:alphabetical-index-mark-start text:id="IMark4831884112" text:main-entry="true"/>ClassMetadata<text:alphabetical-index-mark-end text:id="IMark4831884112"/></text:p>
      <text:p text:style-name="P5"><text:s text:c="5"/>*/</text:p>
      <text:p text:style-name="P5"><text:s text:c="4"/><text:alphabetical-index-mark-start text:id="IMark4831884112" text:main-entry="true"/>InterfaceMetadata<text:alphabetical-index-mark-end text:id="IMark4831884112"/> <text:alphabetical-index-mark-start text:id="IMark4831883824" text:main-entry="true"/>newInterfaceMetadata<text:alphabetical-index-mark-end text:id="IMark4831883824"/>(Class cls);</text:p>
      <text:p text:style-name="P5"/>
      <text:p text:style-name="P5"><text:s text:c="4"/>/**</text:p>
      <text:p text:style-name="P5"><text:s text:c="5"/>* Accessor for the number of interfaces defined in this package.</text:p>
      <text:p text:style-name="P5"><text:s text:c="5"/>* </text:p>
      <text:p text:style-name="P5"><text:s text:c="5"/>* @return The number of interfaces.</text:p>
      <text:p text:style-name="P5"><text:s text:c="5"/>*/</text:p>
      <text:p text:style-name="P5"><text:s text:c="4"/>int <text:alphabetical-index-mark-start text:id="IMark4831883824" text:main-entry="true"/>getNumberOfInterfaces<text:alphabetical-index-mark-end text:id="IMark4831883824"/>();</text:p>
      <text:p text:style-name="P5"/>
      <text:p text:style-name="P5"><text:s text:c="4"/>/**</text:p>
      <text:p text:style-name="P5"><text:s text:c="5"/>* Accessor for any sequences defined on the package.</text:p>
      <text:p text:style-name="P5"><text:s text:c="5"/>* </text:p>
      <text:p text:style-name="P5"><text:s text:c="5"/>* @return The sequences</text:p>
      <text:p text:style-name="P5"><text:s text:c="5"/>*/</text:p>
      <text:p text:style-name="P5"><text:s text:c="4"/><text:alphabetical-index-mark-start text:id="IMark4831883824" text:main-entry="true"/>SequenceMetadata<text:alphabetical-index-mark-end text:id="IMark4831883824"/>[] <text:alphabetical-index-mark-start text:id="IMark4831884112" text:main-entry="true"/>getSequences<text:alphabetical-index-mark-end text:id="IMark4831884112"/>();</text:p>
      <text:p text:style-name="P5"/>
      <text:p text:style-name="P5"><text:s text:c="4"/>/**</text:p>
      <text:p text:style-name="P5"><text:s text:c="5"/>* Add a new <text:alphabetical-index-mark-start text:id="IMark4831884112" text:key1="annotation"/>sequence<text:alphabetical-index-mark-end text:id="IMark4831884112"/> to this package.</text:p>
      <text:p text:style-name="P5"><text:s text:c="5"/>* </text:p>
      <text:p text:style-name="P5"><text:s text:c="5"/>* @param name Name of the <text:alphabetical-index-mark-start text:id="IMark4831884112" text:key1="annotation"/>sequence<text:alphabetical-index-mark-end text:id="IMark4831884112"/></text:p>
      <text:p text:style-name="P5"><text:s text:c="5"/>* @param strategy Strategy for the <text:alphabetical-index-mark-start text:id="IMark4831884112" text:key1="annotation"/>sequence<text:alphabetical-index-mark-end text:id="IMark4831884112"/></text:p>
      <text:p text:style-name="P5"><text:s text:c="5"/>* @return The <text:alphabetical-index-mark-start text:id="IMark4831884112" text:main-entry="true"/>SequenceMetadata<text:alphabetical-index-mark-end text:id="IMark4831884112"/></text:p>
      <text:p text:style-name="P5"><text:s text:c="5"/>*/</text:p>
      <text:p text:style-name="P5"><text:s text:c="4"/><text:alphabetical-index-mark-start text:id="IMark4831884112" text:main-entry="true"/>SequenceMetadata<text:alphabetical-index-mark-end text:id="IMark4831884112"/> <text:alphabetical-index-mark-start text:id="IMark4831883824" text:main-entry="true"/>newSequenceMetadata<text:alphabetical-index-mark-end text:id="IMark4831883824"/>(String name,</text:p>
      <text:p text:style-name="P5"><text:soft-page-break/><text:s text:c="12"/><text:alphabetical-index-mark-start text:id="IMark4831883824" text:key1="enum"/>SequenceStrategy<text:alphabetical-index-mark-end text:id="IMark4831883824"/> strategy);</text:p>
      <text:p text:style-name="P5"/>
      <text:p text:style-name="P5"><text:s text:c="4"/>/**</text:p>
      <text:p text:style-name="P5"><text:s text:c="5"/>* Accessor for the number of sequences defined for this package.</text:p>
      <text:p text:style-name="P5"><text:s text:c="5"/>* </text:p>
      <text:p text:style-name="P5"><text:s text:c="5"/>* @return The number of sequences.</text:p>
      <text:p text:style-name="P5"><text:s text:c="5"/>*/</text:p>
      <text:p text:style-name="P5"><text:s text:c="4"/>int <text:alphabetical-index-mark-start text:id="IMark4831883824" text:main-entry="true"/>getNumberOfSequences<text:alphabetical-index-mark-end text:id="IMark4831883824"/>();</text:p>
      <text:p text:style-name="P5">}</text:p>
      <text:p text:style-name="P5"/>
      <text:h text:style-name="P29" text:outline-level="3">Component Metadata</text:h>
      <text:p text:style-name="P4"><text:alphabetical-index-mark-start text:id="IMark4831883824" text:main-entry="true"/>ComponentMetadata<text:alphabetical-index-mark-end text:id="IMark4831883824"/> represents the metadata for classes and interfaces.</text:p>
      <text:p text:style-name="P5">/**</text:p>
      <text:p text:style-name="P5"><text:s/>* Represents a class or interface. Extended for the specifics of those cases.</text:p>
      <text:p text:style-name="P5"><text:s/>* @since 2.3</text:p>
      <text:p text:style-name="P5"><text:s/>*/</text:p>
      <text:p text:style-name="P5">public interface <text:alphabetical-index-mark-start text:id="IMark4831883824" text:main-entry="true"/>ComponentMetadata<text:alphabetical-index-mark-end text:id="IMark4831883824"/> extends Metadata {</text:p>
      <text:p text:style-name="P5"><text:s text:c="4"/>/**</text:p>
      <text:p text:style-name="P5"><text:s text:c="5"/>* Accessor for the name of this component (set on construction).</text:p>
      <text:p text:style-name="P5"><text:s text:c="5"/>* </text:p>
      <text:p text:style-name="P5"><text:s text:c="5"/>* @return The name</text:p>
      <text:p text:style-name="P5"><text:s text:c="5"/>*/</text:p>
      <text:p text:style-name="P5"><text:s text:c="4"/>String <text:alphabetical-index-mark-start text:id="IMark4831883824" text:main-entry="true"/>getName<text:alphabetical-index-mark-end text:id="IMark4831883824"/>();</text:p>
      <text:p text:style-name="P5"/>
      <text:p text:style-name="P5"><text:s text:c="4"/>/**</text:p>
      <text:p text:style-name="P5"><text:s text:c="5"/>* Method to define the identity type to use.</text:p>
      <text:p text:style-name="P5"><text:s text:c="5"/>* </text:p>
      <text:p text:style-name="P5"><text:s text:c="5"/>* @param id identity type</text:p>
      <text:p text:style-name="P5"><text:s text:c="5"/>*/</text:p>
      <text:p text:style-name="P5"><text:s text:c="4"/><text:alphabetical-index-mark-start text:id="IMark4831883824" text:main-entry="true"/>ComponentMetadata<text:alphabetical-index-mark-end text:id="IMark4831883824"/> <text:alphabetical-index-mark-start text:id="IMark4831884112" text:main-entry="true"/>setIdentityType<text:alphabetical-index-mark-end text:id="IMark4831884112"/>(<text:alphabetical-index-mark-start text:id="IMark4831554824" text:key1="annotation"/>IdentityType<text:alphabetical-index-mark-end text:id="IMark4831554824"/> id);</text:p>
      <text:p text:style-name="P5"/>
      <text:p text:style-name="P5"><text:s text:c="4"/>/**</text:p>
      <text:p text:style-name="P5"><text:s text:c="5"/>* Accessor for the identity type to use.</text:p>
      <text:p text:style-name="P5"><text:s text:c="5"/>* </text:p>
      <text:p text:style-name="P5"><text:s text:c="5"/>* @return identity type</text:p>
      <text:p text:style-name="P5"><text:s text:c="5"/>*/</text:p>
      <text:p text:style-name="P5"><text:s text:c="4"/><text:alphabetical-index-mark-start text:id="IMark4831554824" text:key1="annotation"/>IdentityType<text:alphabetical-index-mark-end text:id="IMark4831554824"/> <text:alphabetical-index-mark-start text:id="IMark4831884112" text:main-entry="true"/>getIdentityType<text:alphabetical-index-mark-end text:id="IMark4831884112"/>();</text:p>
      <text:p text:style-name="P5"/>
      <text:p text:style-name="P5"><text:s text:c="4"/>/**</text:p>
      <text:p text:style-name="P5"><text:s text:c="5"/>* Method to set the object-id (PK) class.</text:p>
      <text:p text:style-name="P5"><text:s text:c="5"/>* </text:p>
      <text:p text:style-name="P5"><text:soft-page-break/><text:s text:c="5"/>* @param idclass Object-id class</text:p>
      <text:p text:style-name="P5"><text:s text:c="5"/>*/</text:p>
      <text:p text:style-name="P5"><text:s text:c="4"/><text:alphabetical-index-mark-start text:id="IMark4831884112" text:main-entry="true"/>ComponentMetadata<text:alphabetical-index-mark-end text:id="IMark4831884112"/> <text:alphabetical-index-mark-start text:id="IMark4831554824" text:main-entry="true"/>setObjectIdClass<text:alphabetical-index-mark-end text:id="IMark4831554824"/>(String idclass);</text:p>
      <text:p text:style-name="P5"/>
      <text:p text:style-name="P5"><text:s text:c="4"/>/**</text:p>
      <text:p text:style-name="P5"><text:s text:c="5"/>* Accessor for the object-id class (if defined).</text:p>
      <text:p text:style-name="P5"><text:s text:c="5"/>* </text:p>
      <text:p text:style-name="P5"><text:s text:c="5"/>* @return The object-id class</text:p>
      <text:p text:style-name="P5"><text:s text:c="5"/>*/</text:p>
      <text:p text:style-name="P5"><text:s text:c="4"/>String <text:alphabetical-index-mark-start text:id="IMark4831554824" text:main-entry="true"/>getObjectIdClass<text:alphabetical-index-mark-end text:id="IMark4831554824"/>();</text:p>
      <text:p text:style-name="P5"/>
      <text:p text:style-name="P5"><text:s text:c="4"/>/**</text:p>
      <text:p text:style-name="P5"><text:s text:c="5"/>* Method to set whether the component requires an extent.</text:p>
      <text:p text:style-name="P5"><text:s text:c="5"/>* </text:p>
      <text:p text:style-name="P5"><text:s text:c="5"/>* @param extent Requires extent?</text:p>
      <text:p text:style-name="P5"><text:s text:c="5"/>*/</text:p>
      <text:p text:style-name="P5"><text:s text:c="4"/><text:alphabetical-index-mark-start text:id="IMark4831554824" text:main-entry="true"/>ComponentMetadata<text:alphabetical-index-mark-end text:id="IMark4831554824"/> <text:alphabetical-index-mark-start text:id="IMark4831884112" text:main-entry="true"/>setRequiresExtent<text:alphabetical-index-mark-end text:id="IMark4831884112"/>(boolean extent);</text:p>
      <text:p text:style-name="P5"/>
      <text:p text:style-name="P5"><text:s text:c="4"/>/**</text:p>
      <text:p text:style-name="P5"><text:s text:c="5"/>* Accessor for whether the component requires an extent.</text:p>
      <text:p text:style-name="P5"><text:s text:c="5"/>* </text:p>
      <text:p text:style-name="P5"><text:s text:c="5"/>* @return Requires extent?</text:p>
      <text:p text:style-name="P5"><text:s text:c="5"/>*/</text:p>
      <text:p text:style-name="P5"><text:s text:c="4"/>boolean <text:alphabetical-index-mark-start text:id="IMark4831884112" text:main-entry="true"/>getRequiresExtent<text:alphabetical-index-mark-end text:id="IMark4831884112"/>();</text:p>
      <text:p text:style-name="P5"/>
      <text:p text:style-name="P5"><text:s text:c="4"/>/**</text:p>
      <text:p text:style-name="P5"><text:s text:c="5"/>* Method to set whether this is detachable</text:p>
      <text:p text:style-name="P5"><text:s text:c="5"/>* </text:p>
      <text:p text:style-name="P5"><text:s text:c="5"/>* @param detachable Detachable?</text:p>
      <text:p text:style-name="P5"><text:s text:c="5"/>*/</text:p>
      <text:p text:style-name="P5"><text:s text:c="4"/><text:alphabetical-index-mark-start text:id="IMark4831884112" text:main-entry="true"/>ComponentMetadata<text:alphabetical-index-mark-end text:id="IMark4831884112"/> <text:alphabetical-index-mark-start text:id="IMark4831554824" text:main-entry="true"/>setDetachable<text:alphabetical-index-mark-end text:id="IMark4831554824"/>(boolean detachable);</text:p>
      <text:p text:style-name="P5"/>
      <text:p text:style-name="P5"><text:s text:c="4"/>/**</text:p>
      <text:p text:style-name="P5"><text:s text:c="5"/>* Accessor for whether this is detachable.</text:p>
      <text:p text:style-name="P5"><text:s text:c="5"/>* </text:p>
      <text:p text:style-name="P5"><text:s text:c="5"/>* @return Detachable?</text:p>
      <text:p text:style-name="P5"><text:s text:c="5"/>*/</text:p>
      <text:p text:style-name="P5"><text:s text:c="4"/>boolean <text:alphabetical-index-mark-start text:id="IMark4831554824" text:main-entry="true"/>getDetachable<text:alphabetical-index-mark-end text:id="IMark4831554824"/>();</text:p>
      <text:p text:style-name="P5"/>
      <text:p text:style-name="P5"><text:s text:c="4"/>/**</text:p>
      <text:p text:style-name="P5"><text:s text:c="5"/>* Method to set whether this is <text:alphabetical-index-mark-start text:id="IMark4831554824" text:key1="annotation"/>cacheable<text:alphabetical-index-mark-end text:id="IMark4831554824"/></text:p>
      <text:p text:style-name="P5"><text:s text:c="5"/>* </text:p>
      <text:p text:style-name="P5"><text:soft-page-break/><text:s text:c="5"/>* @param <text:alphabetical-index-mark-start text:id="IMark4831554824" text:key1="annotation"/>cacheable<text:alphabetical-index-mark-end text:id="IMark4831554824"/> <text:alphabetical-index-mark-start text:id="IMark4831884112" text:key1="annotation"/>Cacheable<text:alphabetical-index-mark-end text:id="IMark4831884112"/>?</text:p>
      <text:p text:style-name="P5"><text:s text:c="5"/>*/</text:p>
      <text:p text:style-name="P5"><text:s text:c="4"/><text:alphabetical-index-mark-start text:id="IMark4831884112" text:main-entry="true"/>ComponentMetadata<text:alphabetical-index-mark-end text:id="IMark4831884112"/> <text:alphabetical-index-mark-start text:id="IMark4831554824" text:main-entry="true"/>setCacheable<text:alphabetical-index-mark-end text:id="IMark4831554824"/>(boolean <text:alphabetical-index-mark-start text:id="IMark4831883824" text:key1="annotation"/>cacheable<text:alphabetical-index-mark-end text:id="IMark4831883824"/>);</text:p>
      <text:p text:style-name="P5"/>
      <text:p text:style-name="P5"><text:s text:c="4"/>/**</text:p>
      <text:p text:style-name="P5"><text:s text:c="5"/>* Accessor for whether this is <text:alphabetical-index-mark-start text:id="IMark4831883824" text:key1="annotation"/>cacheable<text:alphabetical-index-mark-end text:id="IMark4831883824"/>.</text:p>
      <text:p text:style-name="P5"><text:s text:c="5"/>* </text:p>
      <text:p text:style-name="P5"><text:s text:c="5"/>* @return <text:alphabetical-index-mark-start text:id="IMark4831883824" text:key1="annotation"/>Cacheable<text:alphabetical-index-mark-end text:id="IMark4831883824"/>?</text:p>
      <text:p text:style-name="P5"><text:s text:c="5"/>*/</text:p>
      <text:p text:style-name="P5"><text:s text:c="4"/>boolean <text:alphabetical-index-mark-start text:id="IMark4831883824" text:main-entry="true"/>getCacheable<text:alphabetical-index-mark-end text:id="IMark4831883824"/>();</text:p>
      <text:p text:style-name="P5"/>
      <text:p text:style-name="P5"><text:s text:c="4"/>/**</text:p>
      <text:p text:style-name="P5"><text:s text:c="5"/>* Method to set whether this is serializeRead</text:p>
      <text:p text:style-name="P5"><text:s text:c="5"/>* </text:p>
      <text:p text:style-name="P5"><text:s text:c="5"/>* @param serializeRead serializeRead?</text:p>
      <text:p text:style-name="P5"><text:s text:c="5"/>*/</text:p>
      <text:p text:style-name="P5"><text:s text:c="4"/><text:alphabetical-index-mark-start text:id="IMark4831883824" text:main-entry="true"/>ComponentMetadata<text:alphabetical-index-mark-end text:id="IMark4831883824"/> <text:alphabetical-index-mark-start text:id="IMark4831554824" text:main-entry="true"/>setSerializeRead<text:alphabetical-index-mark-end text:id="IMark4831554824"/>(boolean serializeRead);</text:p>
      <text:p text:style-name="P5"/>
      <text:p text:style-name="P5"><text:s text:c="4"/>/**</text:p>
      <text:p text:style-name="P5"><text:s text:c="5"/>* Accessor for whether this is serializeRead.</text:p>
      <text:p text:style-name="P5"><text:s text:c="5"/>* </text:p>
      <text:p text:style-name="P5"><text:s text:c="5"/>* @return serializeRead?</text:p>
      <text:p text:style-name="P5"><text:s text:c="5"/>*/</text:p>
      <text:p text:style-name="P5"><text:s text:c="4"/>boolean <text:alphabetical-index-mark-start text:id="IMark4831554824" text:main-entry="true"/>getSerializeRead<text:alphabetical-index-mark-end text:id="IMark4831554824"/>();</text:p>
      <text:p text:style-name="P5"/>
      <text:p text:style-name="P5"><text:s text:c="4"/>/**</text:p>
      <text:p text:style-name="P5"><text:s text:c="5"/>* Method to set whether it is stored only as <text:alphabetical-index-mark-start text:id="IMark4831554824" text:key1="annotation"/>embedded<text:alphabetical-index-mark-end text:id="IMark4831554824"/> in other objects.</text:p>
      <text:p text:style-name="P5"><text:s text:c="5"/>* </text:p>
      <text:p text:style-name="P5"><text:s text:c="5"/>* @param <text:alphabetical-index-mark-start text:id="IMark4831554824" text:key1="annotation"/>embedded<text:alphabetical-index-mark-end text:id="IMark4831554824"/> Whether it is only stored <text:alphabetical-index-mark-start text:id="IMark4831883824" text:key1="annotation"/>embedded<text:alphabetical-index-mark-end text:id="IMark4831883824"/></text:p>
      <text:p text:style-name="P5"><text:s text:c="5"/>*/</text:p>
      <text:p text:style-name="P5"><text:s text:c="4"/><text:alphabetical-index-mark-start text:id="IMark4831883824" text:main-entry="true"/>ComponentMetadata<text:alphabetical-index-mark-end text:id="IMark4831883824"/> <text:alphabetical-index-mark-start text:id="IMark4831554824" text:main-entry="true"/>setEmbeddedOnly<text:alphabetical-index-mark-end text:id="IMark4831554824"/>(boolean <text:alphabetical-index-mark-start text:id="IMark4831884112" text:key1="annotation"/>embedded<text:alphabetical-index-mark-end text:id="IMark4831884112"/>);</text:p>
      <text:p text:style-name="P5"/>
      <text:p text:style-name="P5"><text:s text:c="4"/>/**</text:p>
      <text:p text:style-name="P5"><text:s text:c="5"/>* Accessor for whether this is <text:alphabetical-index-mark-start text:id="IMark4831884112" text:key1="annotation"/>embedded<text:alphabetical-index-mark-end text:id="IMark4831884112"/> only.</text:p>
      <text:p text:style-name="P5"><text:s text:c="5"/>* </text:p>
      <text:p text:style-name="P5"><text:s text:c="5"/>* @return Only stored as <text:alphabetical-index-mark-start text:id="IMark4831884112" text:key1="annotation"/>embedded<text:alphabetical-index-mark-end text:id="IMark4831884112"/></text:p>
      <text:p text:style-name="P5"><text:s text:c="5"/>*/</text:p>
      <text:p text:style-name="P5"><text:s text:c="4"/>Boolean <text:alphabetical-index-mark-start text:id="IMark4831884112" text:main-entry="true"/>getEmbeddedOnly<text:alphabetical-index-mark-end text:id="IMark4831884112"/>();</text:p>
      <text:p text:style-name="P5"/>
      <text:p text:style-name="P5"><text:s text:c="4"/>/**</text:p>
      <text:p text:style-name="P5"><text:s text:c="5"/>* Method to set the catalog (ORM) for this component</text:p>
      <text:p text:style-name="P5"><text:s text:c="5"/>* </text:p>
      <text:p text:style-name="P5"><text:soft-page-break/><text:s text:c="5"/>* @param catalog Catalog name</text:p>
      <text:p text:style-name="P5"><text:s text:c="5"/>*/</text:p>
      <text:p text:style-name="P5"><text:s text:c="4"/><text:alphabetical-index-mark-start text:id="IMark4831884112" text:main-entry="true"/>ComponentMetadata<text:alphabetical-index-mark-end text:id="IMark4831884112"/> <text:alphabetical-index-mark-start text:id="IMark4831554824" text:main-entry="true"/>setCatalog<text:alphabetical-index-mark-end text:id="IMark4831554824"/>(String catalog);</text:p>
      <text:p text:style-name="P5"/>
      <text:p text:style-name="P5"><text:s text:c="4"/>/**</text:p>
      <text:p text:style-name="P5"><text:s text:c="5"/>* Accessor for the catalog (ORM) for this component</text:p>
      <text:p text:style-name="P5"><text:s text:c="5"/>* </text:p>
      <text:p text:style-name="P5"><text:s text:c="5"/>* @return The catalog</text:p>
      <text:p text:style-name="P5"><text:s text:c="5"/>*/</text:p>
      <text:p text:style-name="P5"><text:s text:c="4"/>String <text:alphabetical-index-mark-start text:id="IMark4831554824" text:main-entry="true"/>getCatalog<text:alphabetical-index-mark-end text:id="IMark4831554824"/>();</text:p>
      <text:p text:style-name="P5"/>
      <text:p text:style-name="P5"><text:s text:c="4"/>/**</text:p>
      <text:p text:style-name="P5"><text:s text:c="5"/>* Method to set the schema (ORM) for this component</text:p>
      <text:p text:style-name="P5"><text:s text:c="5"/>* </text:p>
      <text:p text:style-name="P5"><text:s text:c="5"/>* @param schema Schema name</text:p>
      <text:p text:style-name="P5"><text:s text:c="5"/>*/</text:p>
      <text:p text:style-name="P5"><text:s text:c="4"/><text:alphabetical-index-mark-start text:id="IMark4831554824" text:main-entry="true"/>ComponentMetadata<text:alphabetical-index-mark-end text:id="IMark4831554824"/> <text:alphabetical-index-mark-start text:id="IMark4831884112" text:main-entry="true"/>setSchema<text:alphabetical-index-mark-end text:id="IMark4831884112"/>(String schema);</text:p>
      <text:p text:style-name="P5"/>
      <text:p text:style-name="P5"><text:s text:c="4"/>/**</text:p>
      <text:p text:style-name="P5"><text:s text:c="5"/>* Accessor for the schema (ORM) for this component</text:p>
      <text:p text:style-name="P5"><text:s text:c="5"/>* </text:p>
      <text:p text:style-name="P5"><text:s text:c="5"/>* @return The schema</text:p>
      <text:p text:style-name="P5"><text:s text:c="5"/>*/</text:p>
      <text:p text:style-name="P5"><text:s text:c="4"/>String <text:alphabetical-index-mark-start text:id="IMark4831884112" text:main-entry="true"/>getSchema<text:alphabetical-index-mark-end text:id="IMark4831884112"/>();</text:p>
      <text:p text:style-name="P5"/>
      <text:p text:style-name="P5"><text:s text:c="4"/>/**</text:p>
      <text:p text:style-name="P5"><text:s text:c="5"/>* Method to set the table name.</text:p>
      <text:p text:style-name="P5"><text:s text:c="5"/>* </text:p>
      <text:p text:style-name="P5"><text:s text:c="5"/>* @param table Table name</text:p>
      <text:p text:style-name="P5"><text:s text:c="5"/>*/</text:p>
      <text:p text:style-name="P5"><text:s text:c="4"/><text:alphabetical-index-mark-start text:id="IMark4831884112" text:main-entry="true"/>ComponentMetadata<text:alphabetical-index-mark-end text:id="IMark4831884112"/> <text:alphabetical-index-mark-start text:id="IMark4831554824" text:main-entry="true"/>setTable<text:alphabetical-index-mark-end text:id="IMark4831554824"/>(String table);</text:p>
      <text:p text:style-name="P5"/>
      <text:p text:style-name="P5"><text:s text:c="4"/>/**</text:p>
      <text:p text:style-name="P5"><text:s text:c="5"/>* Accessor for the name of the table.</text:p>
      <text:p text:style-name="P5"><text:s text:c="5"/>* </text:p>
      <text:p text:style-name="P5"><text:s text:c="5"/>* @return The name</text:p>
      <text:p text:style-name="P5"><text:s text:c="5"/>*/</text:p>
      <text:p text:style-name="P5"><text:s text:c="4"/>String <text:alphabetical-index-mark-start text:id="IMark4831554824" text:main-entry="true"/>getTable<text:alphabetical-index-mark-end text:id="IMark4831554824"/>();</text:p>
      <text:p text:style-name="P5"/>
      <text:p text:style-name="P5"><text:s text:c="4"/>/**</text:p>
      <text:p text:style-name="P5"><text:s text:c="5"/>* Method to define the <text:alphabetical-index-mark-start text:id="IMark4831554824" text:key1="annotation"/>inheritance<text:alphabetical-index-mark-end text:id="IMark4831554824"/> metadata.</text:p>
      <text:p text:style-name="P5"><text:s text:c="5"/>* </text:p>
      <text:p text:style-name="P5"><text:soft-page-break/><text:s text:c="5"/>* @return The <text:alphabetical-index-mark-start text:id="IMark4831554824" text:main-entry="true"/>InheritanceMetadata<text:alphabetical-index-mark-end text:id="IMark4831554824"/></text:p>
      <text:p text:style-name="P5"><text:s text:c="5"/>*/</text:p>
      <text:p text:style-name="P5"><text:s text:c="4"/><text:alphabetical-index-mark-start text:id="IMark4831554824" text:main-entry="true"/>InheritanceMetadata<text:alphabetical-index-mark-end text:id="IMark4831554824"/> <text:alphabetical-index-mark-start text:id="IMark4831884112" text:main-entry="true"/>newInheritanceMetadata<text:alphabetical-index-mark-end text:id="IMark4831884112"/>();</text:p>
      <text:p text:style-name="P5"/>
      <text:p text:style-name="P5"><text:s text:c="4"/>/**</text:p>
      <text:p text:style-name="P5"><text:s text:c="5"/>* Accessor for the <text:alphabetical-index-mark-start text:id="IMark4831884112" text:key1="annotation"/>inheritance<text:alphabetical-index-mark-end text:id="IMark4831884112"/> (if any).</text:p>
      <text:p text:style-name="P5"><text:s text:c="5"/>* </text:p>
      <text:p text:style-name="P5"><text:s text:c="5"/>* @return <text:alphabetical-index-mark-start text:id="IMark4831884112" text:key1="annotation"/>inheritance<text:alphabetical-index-mark-end text:id="IMark4831884112"/></text:p>
      <text:p text:style-name="P5"><text:s text:c="5"/>*/</text:p>
      <text:p text:style-name="P5"><text:s text:c="4"/><text:alphabetical-index-mark-start text:id="IMark4831884112" text:main-entry="true"/>InheritanceMetadata<text:alphabetical-index-mark-end text:id="IMark4831884112"/> <text:alphabetical-index-mark-start text:id="IMark4831554824" text:main-entry="true"/>getInheritanceMetadata<text:alphabetical-index-mark-end text:id="IMark4831554824"/>();</text:p>
      <text:p text:style-name="P5"/>
      <text:p text:style-name="P5"><text:s text:c="4"/>/**</text:p>
      <text:p text:style-name="P5"><text:s text:c="5"/>* Method to define the <text:alphabetical-index-mark-start text:id="IMark4831554824" text:key1="annotation"/>version<text:alphabetical-index-mark-end text:id="IMark4831554824"/> metadata.</text:p>
      <text:p text:style-name="P5"><text:s text:c="5"/>* </text:p>
      <text:p text:style-name="P5"><text:s text:c="5"/>* @return The <text:alphabetical-index-mark-start text:id="IMark4831554824" text:main-entry="true"/>VersionMetadata<text:alphabetical-index-mark-end text:id="IMark4831554824"/></text:p>
      <text:p text:style-name="P5"><text:s text:c="5"/>*/</text:p>
      <text:p text:style-name="P5"><text:s text:c="4"/><text:alphabetical-index-mark-start text:id="IMark4831554824" text:main-entry="true"/>VersionMetadata<text:alphabetical-index-mark-end text:id="IMark4831554824"/> <text:alphabetical-index-mark-start text:id="IMark4831884112" text:main-entry="true"/>newVersionMetadata<text:alphabetical-index-mark-end text:id="IMark4831884112"/>();</text:p>
      <text:p text:style-name="P5"/>
      <text:p text:style-name="P5"><text:s text:c="4"/>/**</text:p>
      <text:p text:style-name="P5"><text:s text:c="5"/>* Accessor for the <text:alphabetical-index-mark-start text:id="IMark4831884112" text:key1="annotation"/>version<text:alphabetical-index-mark-end text:id="IMark4831884112"/> (if any).</text:p>
      <text:p text:style-name="P5"><text:s text:c="5"/>* </text:p>
      <text:p text:style-name="P5"><text:s text:c="5"/>* @return <text:alphabetical-index-mark-start text:id="IMark4831884112" text:key1="annotation"/>version<text:alphabetical-index-mark-end text:id="IMark4831884112"/></text:p>
      <text:p text:style-name="P5"><text:s text:c="5"/>*/</text:p>
      <text:p text:style-name="P5"><text:s text:c="4"/><text:alphabetical-index-mark-start text:id="IMark4831884112" text:main-entry="true"/>VersionMetadata<text:alphabetical-index-mark-end text:id="IMark4831884112"/> getVersionMetadata();</text:p>
      <text:p text:style-name="P5"/>
      <text:p text:style-name="P5"><text:s text:c="4"/>/**</text:p>
      <text:p text:style-name="P5"><text:s text:c="5"/>* Method to define the datastore identity metadata details.</text:p>
      <text:p text:style-name="P5"><text:s text:c="5"/>* </text:p>
      <text:p text:style-name="P5"><text:s text:c="5"/>* @return The <text:alphabetical-index-mark-start text:id="IMark4831884112" text:main-entry="true"/>DatastoreIdentityMetadata<text:alphabetical-index-mark-end text:id="IMark4831884112"/></text:p>
      <text:p text:style-name="P5"><text:s text:c="5"/>*/</text:p>
      <text:p text:style-name="P5"><text:s text:c="4"/><text:alphabetical-index-mark-start text:id="IMark4831884112" text:main-entry="true"/>DatastoreIdentityMetadata<text:alphabetical-index-mark-end text:id="IMark4831884112"/> <text:alphabetical-index-mark-start text:id="IMark4831554824" text:main-entry="true"/>newDatastoreIdentityMetadata<text:alphabetical-index-mark-end text:id="IMark4831554824"/>();</text:p>
      <text:p text:style-name="P5"/>
      <text:p text:style-name="P5"><text:s text:c="4"/>/**</text:p>
      <text:p text:style-name="P5"><text:s text:c="5"/>* Accessor for the datastore identity details.</text:p>
      <text:p text:style-name="P5"><text:s text:c="5"/>* </text:p>
      <text:p text:style-name="P5"><text:s text:c="5"/>* @return datastore identity details</text:p>
      <text:p text:style-name="P5"><text:s text:c="5"/>*/</text:p>
      <text:p text:style-name="P5"><text:s text:c="4"/><text:alphabetical-index-mark-start text:id="IMark4831554824" text:main-entry="true"/>DatastoreIdentityMetadata<text:alphabetical-index-mark-end text:id="IMark4831554824"/> <text:alphabetical-index-mark-start text:id="IMark4831884112" text:main-entry="true"/>getDatastoreIdentityMetadata<text:alphabetical-index-mark-end text:id="IMark4831884112"/>();</text:p>
      <text:p text:style-name="P5"/>
      <text:p text:style-name="P5"><text:s text:c="4"/>/**</text:p>
      <text:p text:style-name="P5"><text:s text:c="5"/>* Method to define the primary <text:alphabetical-index-mark-start text:id="IMark4831884112" text:key1="annotation"/>key<text:alphabetical-index-mark-end text:id="IMark4831884112"/> details.</text:p>
      <text:p text:style-name="P5"><text:s text:c="5"/>* </text:p>
      <text:p text:style-name="P5"><text:soft-page-break/><text:s text:c="5"/>* @return The <text:alphabetical-index-mark-start text:id="IMark4831884112" text:main-entry="true"/>PrimaryKeyMetadata<text:alphabetical-index-mark-end text:id="IMark4831884112"/></text:p>
      <text:p text:style-name="P5"><text:s text:c="5"/>*/</text:p>
      <text:p text:style-name="P5"><text:s text:c="4"/><text:alphabetical-index-mark-start text:id="IMark4831884112" text:main-entry="true"/>PrimaryKeyMetadata<text:alphabetical-index-mark-end text:id="IMark4831884112"/> <text:alphabetical-index-mark-start text:id="IMark4831554824" text:main-entry="true"/>newPrimaryKeyMetadata<text:alphabetical-index-mark-end text:id="IMark4831554824"/>();</text:p>
      <text:p text:style-name="P5"/>
      <text:p text:style-name="P5"><text:s text:c="4"/>/**</text:p>
      <text:p text:style-name="P5"><text:s text:c="5"/>* Accessor for the primary <text:alphabetical-index-mark-start text:id="IMark4831554824" text:key1="annotation"/>key<text:alphabetical-index-mark-end text:id="IMark4831554824"/> (if any).</text:p>
      <text:p text:style-name="P5"><text:s text:c="5"/>* </text:p>
      <text:p text:style-name="P5"><text:s text:c="5"/>* @return primary <text:alphabetical-index-mark-start text:id="IMark4831554824" text:key1="annotation"/>key<text:alphabetical-index-mark-end text:id="IMark4831554824"/> details</text:p>
      <text:p text:style-name="P5"><text:s text:c="5"/>*/</text:p>
      <text:p text:style-name="P5"><text:s text:c="4"/><text:alphabetical-index-mark-start text:id="IMark4831554824" text:main-entry="true"/>PrimaryKeyMetadata<text:alphabetical-index-mark-end text:id="IMark4831554824"/> <text:alphabetical-index-mark-start text:id="IMark4831884112" text:main-entry="true"/>getPrimaryKeyMetadata<text:alphabetical-index-mark-end text:id="IMark4831884112"/>();</text:p>
      <text:p text:style-name="P5"/>
      <text:p text:style-name="P5"><text:s text:c="4"/>/**</text:p>
      <text:p text:style-name="P5"><text:s text:c="5"/>* Accessor for all <text:alphabetical-index-mark-start text:id="IMark4831884112" text:key1="annotation"/>joins<text:alphabetical-index-mark-end text:id="IMark4831884112"/>(s) defined on the component.</text:p>
      <text:p text:style-name="P5"><text:s text:c="5"/>* </text:p>
      <text:p text:style-name="P5"><text:s text:c="5"/>* @return The <text:alphabetical-index-mark-start text:id="IMark4831884112" text:key1="annotation"/>join<text:alphabetical-index-mark-end text:id="IMark4831884112"/>(s)</text:p>
      <text:p text:style-name="P5"><text:s text:c="5"/>*/</text:p>
      <text:p text:style-name="P5"><text:s text:c="4"/><text:alphabetical-index-mark-start text:id="IMark4831884112" text:main-entry="true"/>JoinMetadata<text:alphabetical-index-mark-end text:id="IMark4831884112"/>[] <text:alphabetical-index-mark-start text:id="IMark4831554824" text:main-entry="true"/>getJoins<text:alphabetical-index-mark-end text:id="IMark4831554824"/>();</text:p>
      <text:p text:style-name="P5"/>
      <text:p text:style-name="P5"><text:s text:c="4"/>/**</text:p>
      <text:p text:style-name="P5"><text:s text:c="5"/>* Add a <text:alphabetical-index-mark-start text:id="IMark4831554824" text:key1="annotation"/>join<text:alphabetical-index-mark-end text:id="IMark4831554824"/> for this component.</text:p>
      <text:p text:style-name="P5"><text:s text:c="5"/>* </text:p>
      <text:p text:style-name="P5"><text:s text:c="5"/>* @return The <text:alphabetical-index-mark-start text:id="IMark4831554824" text:main-entry="true"/>JoinMetadata<text:alphabetical-index-mark-end text:id="IMark4831554824"/></text:p>
      <text:p text:style-name="P5"><text:s text:c="5"/>*/</text:p>
      <text:p text:style-name="P5"><text:s text:c="4"/><text:alphabetical-index-mark-start text:id="IMark4831554824" text:main-entry="true"/>JoinMetadata<text:alphabetical-index-mark-end text:id="IMark4831554824"/> newJoinMetadata();</text:p>
      <text:p text:style-name="P5"/>
      <text:p text:style-name="P5"><text:s text:c="4"/>/**</text:p>
      <text:p text:style-name="P5"><text:s text:c="5"/>* Accessor for the number of <text:alphabetical-index-mark-start text:id="IMark4831554824" text:key1="annotation"/>join<text:alphabetical-index-mark-end text:id="IMark4831554824"/>(s) defined for this component.</text:p>
      <text:p text:style-name="P5"><text:s text:c="5"/>* </text:p>
      <text:p text:style-name="P5"><text:s text:c="5"/>* @return The number of <text:alphabetical-index-mark-start text:id="IMark4831554824" text:key1="annotation"/>join<text:alphabetical-index-mark-end text:id="IMark4831554824"/>(s)</text:p>
      <text:p text:style-name="P5"><text:s text:c="5"/>*/</text:p>
      <text:p text:style-name="P5"><text:s text:c="4"/>int <text:alphabetical-index-mark-start text:id="IMark4831554824" text:main-entry="true"/>getNumberOfJoins<text:alphabetical-index-mark-end text:id="IMark4831554824"/>();</text:p>
      <text:p text:style-name="P5"/>
      <text:p text:style-name="P5"><text:s text:c="4"/>/**</text:p>
      <text:p text:style-name="P5"><text:s text:c="5"/>* Accessor for all fk(s) defined on the component.</text:p>
      <text:p text:style-name="P5"><text:s text:c="5"/>* </text:p>
      <text:p text:style-name="P5"><text:s text:c="5"/>* @return The fk(s)</text:p>
      <text:p text:style-name="P5"><text:s text:c="5"/>*/</text:p>
      <text:p text:style-name="P5"><text:s text:c="4"/><text:alphabetical-index-mark-start text:id="IMark4831554824" text:main-entry="true"/>ForeignKeyMetadata<text:alphabetical-index-mark-end text:id="IMark4831554824"/>[] <text:alphabetical-index-mark-start text:id="IMark4831884112" text:main-entry="true"/>getForeignKeys<text:alphabetical-index-mark-end text:id="IMark4831884112"/>();</text:p>
      <text:p text:style-name="P5"/>
      <text:p text:style-name="P5"><text:s text:c="4"/>/**</text:p>
      <text:p text:style-name="P5"><text:s text:c="5"/>* Add a new FK for this component.</text:p>
      <text:p text:style-name="P5"><text:s text:c="5"/>* </text:p>
      <text:p text:style-name="P5"><text:soft-page-break/><text:s text:c="5"/>* @return The <text:alphabetical-index-mark-start text:id="IMark4831884112" text:main-entry="true"/>ForeignKeyMetadata<text:alphabetical-index-mark-end text:id="IMark4831884112"/></text:p>
      <text:p text:style-name="P5"><text:s text:c="5"/>*/</text:p>
      <text:p text:style-name="P5"><text:s text:c="4"/><text:alphabetical-index-mark-start text:id="IMark4831884112" text:main-entry="true"/>ForeignKeyMetadata<text:alphabetical-index-mark-end text:id="IMark4831884112"/> <text:alphabetical-index-mark-start text:id="IMark4831554824" text:main-entry="true"/>newForeignKeyMetadata<text:alphabetical-index-mark-end text:id="IMark4831554824"/>();</text:p>
      <text:p text:style-name="P5"/>
      <text:p text:style-name="P5"><text:s text:c="4"/>/**</text:p>
      <text:p text:style-name="P5"><text:s text:c="5"/>* Accessor for the number of FKs defined for this component.</text:p>
      <text:p text:style-name="P5"><text:s text:c="5"/>* </text:p>
      <text:p text:style-name="P5"><text:s text:c="5"/>* @return The number of FKs</text:p>
      <text:p text:style-name="P5"><text:s text:c="5"/>*/</text:p>
      <text:p text:style-name="P5"><text:s text:c="4"/>int <text:alphabetical-index-mark-start text:id="IMark4831554824" text:main-entry="true"/>getNumberOfForeignKeys<text:alphabetical-index-mark-end text:id="IMark4831554824"/>();</text:p>
      <text:p text:style-name="P5"/>
      <text:p text:style-name="P5"><text:s text:c="4"/>/**</text:p>
      <text:p text:style-name="P5"><text:s text:c="5"/>* Accessor for all <text:alphabetical-index-mark-start text:id="IMark4831554824" text:key1="annotation"/>index<text:alphabetical-index-mark-end text:id="IMark4831554824"/>(s) defined on the component.</text:p>
      <text:p text:style-name="P5"><text:s text:c="5"/>* </text:p>
      <text:p text:style-name="P5"><text:s text:c="5"/>* @return The <text:alphabetical-index-mark-start text:id="IMark4831554824" text:key1="annotation"/>index<text:alphabetical-index-mark-end text:id="IMark4831554824"/>(s)</text:p>
      <text:p text:style-name="P5"><text:s text:c="5"/>*/</text:p>
      <text:p text:style-name="P5"><text:s text:c="4"/><text:alphabetical-index-mark-start text:id="IMark4831554824" text:main-entry="true"/>IndexMetadata<text:alphabetical-index-mark-end text:id="IMark4831554824"/>[] <text:alphabetical-index-mark-start text:id="IMark4831884112" text:main-entry="true"/>getIndices<text:alphabetical-index-mark-end text:id="IMark4831884112"/>();</text:p>
      <text:p text:style-name="P5"/>
      <text:p text:style-name="P5"><text:s text:c="4"/>/**</text:p>
      <text:p text:style-name="P5"><text:s text:c="5"/>* Add a new <text:alphabetical-index-mark-start text:id="IMark4831884112" text:key1="annotation"/>index<text:alphabetical-index-mark-end text:id="IMark4831884112"/> for this component.</text:p>
      <text:p text:style-name="P5"><text:s text:c="5"/>* </text:p>
      <text:p text:style-name="P5"><text:s text:c="5"/>* @return The <text:alphabetical-index-mark-start text:id="IMark4831884112" text:main-entry="true"/>IndexMetadata<text:alphabetical-index-mark-end text:id="IMark4831884112"/></text:p>
      <text:p text:style-name="P5"><text:s text:c="5"/>*/</text:p>
      <text:p text:style-name="P5"><text:s text:c="4"/><text:alphabetical-index-mark-start text:id="IMark4831884112" text:main-entry="true"/>IndexMetadata<text:alphabetical-index-mark-end text:id="IMark4831884112"/> <text:alphabetical-index-mark-start text:id="IMark4831554824" text:main-entry="true"/>newIndexMetadata<text:alphabetical-index-mark-end text:id="IMark4831554824"/>();</text:p>
      <text:p text:style-name="P5"/>
      <text:p text:style-name="P5"><text:s text:c="4"/>/**</text:p>
      <text:p text:style-name="P5"><text:s text:c="5"/>* Accessor for the number of <text:alphabetical-index-mark-start text:id="IMark4831554824" text:key1="annotation"/>indices<text:alphabetical-index-mark-end text:id="IMark4831554824"/> defined for this component.</text:p>
      <text:p text:style-name="P5"><text:s text:c="5"/>* </text:p>
      <text:p text:style-name="P5"><text:s text:c="5"/>* @return The number of <text:alphabetical-index-mark-start text:id="IMark4831554824" text:key1="annotation"/>indices<text:alphabetical-index-mark-end text:id="IMark4831554824"/></text:p>
      <text:p text:style-name="P5"><text:s text:c="5"/>*/</text:p>
      <text:p text:style-name="P5"><text:s text:c="4"/>int <text:alphabetical-index-mark-start text:id="IMark4831554824" text:main-entry="true"/>getNumberOfIndices<text:alphabetical-index-mark-end text:id="IMark4831554824"/>();</text:p>
      <text:p text:style-name="P5"/>
      <text:p text:style-name="P5"><text:s text:c="4"/>/**</text:p>
      <text:p text:style-name="P5"><text:s text:c="5"/>* Accessor for all <text:alphabetical-index-mark-start text:id="IMark4831554824" text:key1="annotation"/>unique<text:alphabetical-index-mark-end text:id="IMark4831554824"/> constraints defined on the component.</text:p>
      <text:p text:style-name="P5"><text:s text:c="5"/>* </text:p>
      <text:p text:style-name="P5"><text:s text:c="5"/>* @return The <text:alphabetical-index-mark-start text:id="IMark4831554824" text:key1="annotation"/>unique<text:alphabetical-index-mark-end text:id="IMark4831554824"/> constraints</text:p>
      <text:p text:style-name="P5"><text:s text:c="5"/>*/</text:p>
      <text:p text:style-name="P5"><text:s text:c="4"/><text:alphabetical-index-mark-start text:id="IMark4831554824" text:main-entry="true"/>UniqueMetadata<text:alphabetical-index-mark-end text:id="IMark4831554824"/>[] <text:alphabetical-index-mark-start text:id="IMark4831884112" text:main-entry="true"/>getUniques<text:alphabetical-index-mark-end text:id="IMark4831884112"/>();</text:p>
      <text:p text:style-name="P5"/>
      <text:p text:style-name="P5"><text:s text:c="4"/>/**</text:p>
      <text:p text:style-name="P5"><text:s text:c="5"/>* Add a new <text:alphabetical-index-mark-start text:id="IMark4831884112" text:key1="annotation"/>unique<text:alphabetical-index-mark-end text:id="IMark4831884112"/> constraint for this component.</text:p>
      <text:p text:style-name="P5"><text:s text:c="5"/>* </text:p>
      <text:p text:style-name="P5"><text:soft-page-break/><text:s text:c="5"/>* @return The <text:alphabetical-index-mark-start text:id="IMark4831884112" text:main-entry="true"/>UniqueMetadata<text:alphabetical-index-mark-end text:id="IMark4831884112"/></text:p>
      <text:p text:style-name="P5"><text:s text:c="5"/>*/</text:p>
      <text:p text:style-name="P5"><text:s text:c="4"/><text:alphabetical-index-mark-start text:id="IMark4831884112" text:main-entry="true"/>UniqueMetadata<text:alphabetical-index-mark-end text:id="IMark4831884112"/> <text:alphabetical-index-mark-start text:id="IMark4831554824" text:main-entry="true"/>newUniqueMetadata<text:alphabetical-index-mark-end text:id="IMark4831554824"/>();</text:p>
      <text:p text:style-name="P5"/>
      <text:p text:style-name="P5"><text:s text:c="4"/>/**</text:p>
      <text:p text:style-name="P5"><text:s text:c="5"/>* Accessor for the number of <text:alphabetical-index-mark-start text:id="IMark4831554824" text:key1="annotation"/>unique<text:alphabetical-index-mark-end text:id="IMark4831554824"/> constraints defined for this component.</text:p>
      <text:p text:style-name="P5"><text:s text:c="5"/>* </text:p>
      <text:p text:style-name="P5"><text:s text:c="5"/>* @return The number of <text:alphabetical-index-mark-start text:id="IMark4831554824" text:key1="annotation"/>unique<text:alphabetical-index-mark-end text:id="IMark4831554824"/> constraints</text:p>
      <text:p text:style-name="P5"><text:s text:c="5"/>*/</text:p>
      <text:p text:style-name="P5"><text:s text:c="4"/>int <text:alphabetical-index-mark-start text:id="IMark4831554824" text:main-entry="true"/>getNumberOfUniques<text:alphabetical-index-mark-end text:id="IMark4831554824"/>();</text:p>
      <text:p text:style-name="P5"/>
      <text:p text:style-name="P5"><text:s text:c="4"/>/**</text:p>
      <text:p text:style-name="P5"><text:s text:c="5"/>* Accessor for all fields/properties defined on the component.</text:p>
      <text:p text:style-name="P5"><text:s text:c="5"/>* </text:p>
      <text:p text:style-name="P5"><text:s text:c="5"/>* @return The members</text:p>
      <text:p text:style-name="P5"><text:s text:c="5"/>*/</text:p>
      <text:p text:style-name="P5"><text:s text:c="4"/><text:alphabetical-index-mark-start text:id="IMark4831554824" text:main-entry="true"/>MemberMetadata<text:alphabetical-index-mark-end text:id="IMark4831554824"/>[] <text:alphabetical-index-mark-start text:id="IMark4831884112" text:main-entry="true"/>getMembers<text:alphabetical-index-mark-end text:id="IMark4831884112"/>();</text:p>
      <text:p text:style-name="P5"/>
      <text:p text:style-name="P5"><text:s text:c="4"/>/**</text:p>
      <text:p text:style-name="P5"><text:s text:c="5"/>* Accessor for the number of fields/properties defined for this component.</text:p>
      <text:p text:style-name="P5"><text:s text:c="5"/>* </text:p>
      <text:p text:style-name="P5"><text:s text:c="5"/>* @return The number of members</text:p>
      <text:p text:style-name="P5"><text:s text:c="5"/>*/</text:p>
      <text:p text:style-name="P5"><text:s text:c="4"/>int <text:alphabetical-index-mark-start text:id="IMark4831884112" text:main-entry="true"/>getNumberOfMembers<text:alphabetical-index-mark-end text:id="IMark4831884112"/>();</text:p>
      <text:p text:style-name="P5"/>
      <text:p text:style-name="P5"><text:s text:c="4"/>/**</text:p>
      <text:p text:style-name="P5"><text:s text:c="5"/>* Add a new property for this component.</text:p>
      <text:p text:style-name="P5"><text:s text:c="5"/>* </text:p>
      <text:p text:style-name="P5"><text:s text:c="5"/>* @param name Name of the property</text:p>
      <text:p text:style-name="P5"><text:s text:c="5"/>* @return The <text:alphabetical-index-mark-start text:id="IMark4831884112" text:main-entry="true"/>PropertyMetadata<text:alphabetical-index-mark-end text:id="IMark4831884112"/></text:p>
      <text:p text:style-name="P5"><text:s text:c="5"/>*/</text:p>
      <text:p text:style-name="P5"><text:s text:c="4"/><text:alphabetical-index-mark-start text:id="IMark4831884112" text:main-entry="true"/>PropertyMetadata<text:alphabetical-index-mark-end text:id="IMark4831884112"/> <text:alphabetical-index-mark-start text:id="IMark4831554824" text:main-entry="true"/>newPropertyMetadata<text:alphabetical-index-mark-end text:id="IMark4831554824"/>(String name);</text:p>
      <text:p text:style-name="P5"/>
      <text:p text:style-name="P5"><text:s text:c="4"/>/**</text:p>
      <text:p text:style-name="P5"><text:s text:c="5"/>* Add a new property for this component.</text:p>
      <text:p text:style-name="P5"><text:s text:c="5"/>* </text:p>
      <text:p text:style-name="P5"><text:s text:c="5"/>* @param method Java bean getter/setter method</text:p>
      <text:p text:style-name="P5"><text:s text:c="5"/>* @return The <text:alphabetical-index-mark-start text:id="IMark4831554824" text:main-entry="true"/>PropertyMetadata<text:alphabetical-index-mark-end text:id="IMark4831554824"/></text:p>
      <text:p text:style-name="P5"><text:s text:c="5"/>*/</text:p>
      <text:p text:style-name="P5"><text:s text:c="4"/><text:alphabetical-index-mark-start text:id="IMark4831554824" text:main-entry="true"/>PropertyMetadata<text:alphabetical-index-mark-end text:id="IMark4831554824"/> <text:alphabetical-index-mark-start text:id="IMark4831884112" text:main-entry="true"/>newPropertyMetadata<text:alphabetical-index-mark-end text:id="IMark4831884112"/>(Method method);</text:p>
      <text:p text:style-name="P5"><text:soft-page-break/></text:p>
      <text:p text:style-name="P5"><text:s text:c="4"/>/**</text:p>
      <text:p text:style-name="P5"><text:s text:c="5"/>* Accessor for all named <text:alphabetical-index-mark-start text:id="IMark4831884112" text:key1="annotation"/>queries<text:alphabetical-index-mark-end text:id="IMark4831884112"/> defined on the component.</text:p>
      <text:p text:style-name="P5"><text:s text:c="5"/>* </text:p>
      <text:p text:style-name="P5"><text:s text:c="5"/>* @return The <text:alphabetical-index-mark-start text:id="IMark4831884112" text:key1="annotation"/>queries<text:alphabetical-index-mark-end text:id="IMark4831884112"/></text:p>
      <text:p text:style-name="P5"><text:s text:c="5"/>*/</text:p>
      <text:p text:style-name="P5"><text:s text:c="4"/><text:alphabetical-index-mark-start text:id="IMark4831884112" text:main-entry="true"/>QueryMetadata<text:alphabetical-index-mark-end text:id="IMark4831884112"/>[] <text:alphabetical-index-mark-start text:id="IMark4831554824" text:main-entry="true"/>getQueries<text:alphabetical-index-mark-end text:id="IMark4831554824"/>();</text:p>
      <text:p text:style-name="P5"/>
      <text:p text:style-name="P5"><text:s text:c="4"/>/**</text:p>
      <text:p text:style-name="P5"><text:s text:c="5"/>* Add a new <text:alphabetical-index-mark-start text:id="IMark4831554824" text:key1="annotation"/>query<text:alphabetical-index-mark-end text:id="IMark4831554824"/> for this component.</text:p>
      <text:p text:style-name="P5"><text:s text:c="5"/>* </text:p>
      <text:p text:style-name="P5"><text:s text:c="5"/>* @param name</text:p>
      <text:p text:style-name="P5"><text:s text:c="5"/>* <text:s text:c="11"/>Name of the <text:alphabetical-index-mark-start text:id="IMark4831554824" text:key1="annotation"/>query<text:alphabetical-index-mark-end text:id="IMark4831554824"/> to add</text:p>
      <text:p text:style-name="P5"><text:s text:c="5"/>* @return The <text:alphabetical-index-mark-start text:id="IMark4831554824" text:main-entry="true"/>QueryMetadata<text:alphabetical-index-mark-end text:id="IMark4831554824"/></text:p>
      <text:p text:style-name="P5"><text:s text:c="5"/>*/</text:p>
      <text:p text:style-name="P5"><text:s text:c="4"/><text:alphabetical-index-mark-start text:id="IMark4831554824" text:main-entry="true"/>QueryMetadata<text:alphabetical-index-mark-end text:id="IMark4831554824"/> <text:alphabetical-index-mark-start text:id="IMark4831884112" text:main-entry="true"/>newQueryMetadata<text:alphabetical-index-mark-end text:id="IMark4831884112"/>(String name);</text:p>
      <text:p text:style-name="P5"/>
      <text:p text:style-name="P5"><text:s text:c="4"/>/**</text:p>
      <text:p text:style-name="P5"><text:s text:c="5"/>* Accessor for the number of named <text:alphabetical-index-mark-start text:id="IMark4831884112" text:key1="annotation"/>queries<text:alphabetical-index-mark-end text:id="IMark4831884112"/> defined for this component.</text:p>
      <text:p text:style-name="P5"><text:s text:c="5"/>* </text:p>
      <text:p text:style-name="P5"><text:s text:c="5"/>* @return The number of named <text:alphabetical-index-mark-start text:id="IMark4831884112" text:key1="annotation"/>queries<text:alphabetical-index-mark-end text:id="IMark4831884112"/></text:p>
      <text:p text:style-name="P5"><text:s text:c="5"/>*/</text:p>
      <text:p text:style-name="P5"><text:s text:c="4"/>int <text:alphabetical-index-mark-start text:id="IMark4831884112" text:main-entry="true"/>getNumberOfQueries<text:alphabetical-index-mark-end text:id="IMark4831884112"/>();</text:p>
      <text:p text:style-name="P5"/>
      <text:p text:style-name="P5"><text:s text:c="4"/>/**</text:p>
      <text:p text:style-name="P5"><text:s text:c="5"/>* Accessor for all <text:alphabetical-index-mark-start text:id="IMark4831884112" text:key1="annotation"/>FetchGroup<text:alphabetical-index-mark-end text:id="IMark4831884112"/> defined on the component.</text:p>
      <text:p text:style-name="P5"><text:s text:c="5"/>* </text:p>
      <text:p text:style-name="P5"><text:s text:c="5"/>* @return The <text:alphabetical-index-mark-start text:id="IMark4831884112" text:key1="annotation"/>FetchGroups<text:alphabetical-index-mark-end text:id="IMark4831884112"/></text:p>
      <text:p text:style-name="P5"><text:s text:c="5"/>*/</text:p>
      <text:p text:style-name="P5"><text:s text:c="4"/><text:alphabetical-index-mark-start text:id="IMark4831884112" text:main-entry="true"/>FetchGroupMetadata<text:alphabetical-index-mark-end text:id="IMark4831884112"/>[] <text:alphabetical-index-mark-start text:id="IMark4831554824" text:main-entry="true"/>getFetchGroups<text:alphabetical-index-mark-end text:id="IMark4831554824"/>();</text:p>
      <text:p text:style-name="P5"/>
      <text:p text:style-name="P5"><text:s text:c="4"/>/**</text:p>
      <text:p text:style-name="P5"><text:s text:c="5"/>* Add a new <text:alphabetical-index-mark-start text:id="IMark4831554824" text:key1="annotation"/>FetchGroup<text:alphabetical-index-mark-end text:id="IMark4831554824"/> for this component.</text:p>
      <text:p text:style-name="P5"><text:s text:c="5"/>* </text:p>
      <text:p text:style-name="P5"><text:s text:c="5"/>* @param name Name of the <text:alphabetical-index-mark-start text:id="IMark4831554824" text:key1="annotation"/>FetchGroup<text:alphabetical-index-mark-end text:id="IMark4831554824"/></text:p>
      <text:p text:style-name="P5"><text:s text:c="5"/>* @return The <text:alphabetical-index-mark-start text:id="IMark4831554824" text:main-entry="true"/>FetchGroupMetadata<text:alphabetical-index-mark-end text:id="IMark4831554824"/></text:p>
      <text:p text:style-name="P5"><text:s text:c="5"/>*/</text:p>
      <text:p text:style-name="P6"><text:span text:style-name="T2"><text:s text:c="4"/></text:span><text:alphabetical-index-mark-start text:id="IMark4831554824" text:main-entry="true"/><text:span text:style-name="T2">FetchGroupMetadata</text:span><text:alphabetical-index-mark-end text:id="IMark4831554824"/><text:span text:style-name="T2"> </text:span><text:alphabetical-index-mark-start text:id="IMark4831884112" text:main-entry="true"/><text:span text:style-name="T2">newFetchGroupMetadata</text:span><text:alphabetical-index-mark-end text:id="IMark4831884112"/><text:span text:style-name="T2">(String name);</text:span></text:p>
      <text:p text:style-name="P5"/>
      <text:p text:style-name="P5"><text:s text:c="4"/>/**</text:p>
      <text:p text:style-name="P5"><text:s text:c="5"/>* Accessor for the number of <text:alphabetical-index-mark-start text:id="IMark4831884112" text:key1="annotation"/>fetchGroups<text:alphabetical-index-mark-end text:id="IMark4831884112"/> defined for this component.</text:p>
      <text:p text:style-name="P5"><text:s text:c="5"/>* </text:p>
      <text:p text:style-name="P5"><text:soft-page-break/><text:s text:c="5"/>* @return The number of fetch groups</text:p>
      <text:p text:style-name="P5"><text:s text:c="5"/>*/</text:p>
      <text:p text:style-name="P5"><text:s text:c="4"/>int getNumberOfFetchGroups();</text:p>
      <text:p text:style-name="P5"/>
      <text:p text:style-name="P5"><text:s text:c="4"/>/**</text:p>
      <text:p text:style-name="P5"><text:s text:c="5"/>* Accessor for all <text:alphabetical-index-mark-start text:id="IMark4831884112" text:key1="annotation"/>column<text:alphabetical-index-mark-end text:id="IMark4831884112"/>(s) defined on the <text:alphabetical-index-mark-start text:id="IMark4831554824" text:key1="annotation"/>join<text:alphabetical-index-mark-end text:id="IMark4831554824"/>.</text:p>
      <text:p text:style-name="P5"><text:s text:c="5"/>* </text:p>
      <text:p text:style-name="P5"><text:s text:c="5"/>* @return The <text:alphabetical-index-mark-start text:id="IMark4831554824" text:key1="annotation"/>column<text:alphabetical-index-mark-end text:id="IMark4831554824"/>(s)</text:p>
      <text:p text:style-name="P5"><text:s text:c="5"/>*/</text:p>
      <text:p text:style-name="P5"><text:s text:c="4"/>ColumnMetadata[] getColumns();</text:p>
      <text:p text:style-name="P5"/>
      <text:p text:style-name="P5"><text:s text:c="4"/>/**</text:p>
      <text:p text:style-name="P5"><text:s text:c="5"/>* Add a new <text:alphabetical-index-mark-start text:id="IMark4831554824" text:key1="annotation"/>column<text:alphabetical-index-mark-end text:id="IMark4831554824"/> for this <text:alphabetical-index-mark-start text:id="IMark4831884112" text:key1="annotation"/>join<text:alphabetical-index-mark-end text:id="IMark4831884112"/>.</text:p>
      <text:p text:style-name="P5"><text:s text:c="5"/>* </text:p>
      <text:p text:style-name="P5"><text:s text:c="5"/>* @return The ColumnMetadata</text:p>
      <text:p text:style-name="P5"><text:s text:c="5"/>*/</text:p>
      <text:p text:style-name="P5"><text:s text:c="4"/>ColumnMetadata newColumnMetadata();</text:p>
      <text:p text:style-name="P5"/>
      <text:p text:style-name="P5"><text:s text:c="4"/>/**</text:p>
      <text:p text:style-name="P5"><text:s text:c="5"/>* Accessor for the number of <text:alphabetical-index-mark-start text:id="IMark4831884112" text:key1="annotation"/>columns<text:alphabetical-index-mark-end text:id="IMark4831884112"/> defined for this <text:alphabetical-index-mark-start text:id="IMark4831554824" text:key1="annotation"/>join<text:alphabetical-index-mark-end text:id="IMark4831554824"/>.</text:p>
      <text:p text:style-name="P5"><text:s text:c="5"/>* </text:p>
      <text:p text:style-name="P5"><text:s text:c="5"/>* @return The number of <text:alphabetical-index-mark-start text:id="IMark4831554824" text:key1="annotation"/>columns<text:alphabetical-index-mark-end text:id="IMark4831554824"/></text:p>
      <text:p text:style-name="P5"><text:s text:c="5"/>*/</text:p>
      <text:p text:style-name="P5"><text:s text:c="4"/>int getNumberOfColumns();</text:p>
      <text:p text:style-name="P5">}</text:p>
      <text:p text:style-name="P5"/>
      <text:h text:style-name="P29" text:outline-level="3">Class Metadata</text:h>
      <text:p text:style-name="P4"><text:alphabetical-index-mark-start text:id="IMark4831554824" text:main-entry="true"/>ClassMetadata<text:alphabetical-index-mark-end text:id="IMark4831554824"/> represents metadata for a specific persistence-capable class.</text:p>
      <text:p text:style-name="P5">/**</text:p>
      <text:p text:style-name="P5"><text:s/>* Represents a class.</text:p>
      <text:p text:style-name="P5"><text:s/>* @since 2.3</text:p>
      <text:p text:style-name="P5"><text:s/>*/</text:p>
      <text:p text:style-name="P5">public interface <text:alphabetical-index-mark-start text:id="IMark4831554824" text:main-entry="true"/>ClassMetadata<text:alphabetical-index-mark-end text:id="IMark4831554824"/> extends <text:alphabetical-index-mark-start text:id="IMark4831884112" text:main-entry="true"/>ComponentMetadata<text:alphabetical-index-mark-end text:id="IMark4831884112"/> {</text:p>
      <text:p text:style-name="P5"><text:s text:c="4"/>/**</text:p>
      <text:p text:style-name="P5"><text:s text:c="5"/>* Method to define the persistence modifier.</text:p>
      <text:p text:style-name="P5"><text:s text:c="5"/>* @param mod persistence modifier</text:p>
      <text:p text:style-name="P5"><text:s text:c="5"/>*/</text:p>
      <text:p text:style-name="P5"><text:s text:c="4"/><text:alphabetical-index-mark-start text:id="IMark4831884112" text:main-entry="true"/>ClassMetadata<text:alphabetical-index-mark-end text:id="IMark4831884112"/> setPersistenceModifier(<text:alphabetical-index-mark-start text:id="IMark4831554824" text:main-entry="true"/>ClassPersistenceModifier<text:alphabetical-index-mark-end text:id="IMark4831554824"/> mod);</text:p>
      <text:p text:style-name="P5"/>
      <text:p text:style-name="P5"><text:s text:c="4"/>/**</text:p>
      <text:p text:style-name="P5"><text:s text:c="5"/>* Accessor for the persistence modifier.</text:p>
      <text:p text:style-name="P5"><text:soft-page-break/><text:s text:c="5"/>* @return persistence modifier</text:p>
      <text:p text:style-name="P5"><text:s text:c="5"/>*/</text:p>
      <text:p text:style-name="P5"><text:s text:c="4"/><text:alphabetical-index-mark-start text:id="IMark4831554824" text:main-entry="true"/>ClassPersistenceModifier<text:alphabetical-index-mark-end text:id="IMark4831554824"/> getPersistenceModifier();</text:p>
      <text:p text:style-name="P5"/>
      <text:p text:style-name="P5"><text:s text:c="4"/>/**</text:p>
      <text:p text:style-name="P5"><text:s text:c="5"/>* Add a new field to this class.</text:p>
      <text:p text:style-name="P5"><text:s text:c="5"/>* @param name Name of the field</text:p>
      <text:p text:style-name="P5"><text:s text:c="5"/>* @return The <text:alphabetical-index-mark-start text:id="IMark4831554824" text:main-entry="true"/>FieldMetadata<text:alphabetical-index-mark-end text:id="IMark4831554824"/></text:p>
      <text:p text:style-name="P5"><text:s text:c="5"/>*/</text:p>
      <text:p text:style-name="P5"><text:s text:c="4"/><text:alphabetical-index-mark-start text:id="IMark4831554824" text:main-entry="true"/>FieldMetadata<text:alphabetical-index-mark-end text:id="IMark4831554824"/> newFieldMetadata(String name);</text:p>
      <text:p text:style-name="P5"/>
      <text:p text:style-name="P5"><text:s text:c="4"/>/**</text:p>
      <text:p text:style-name="P5"><text:s text:c="5"/>* Add a new field to this class.</text:p>
      <text:p text:style-name="P5"><text:s text:c="5"/>* @param fld The field</text:p>
      <text:p text:style-name="P5"><text:s text:c="5"/>* @return The <text:alphabetical-index-mark-start text:id="IMark4831554824" text:main-entry="true"/>FieldMetadata<text:alphabetical-index-mark-end text:id="IMark4831554824"/></text:p>
      <text:p text:style-name="P5"><text:s text:c="5"/>*/</text:p>
      <text:p text:style-name="P5"><text:s text:c="4"/><text:alphabetical-index-mark-start text:id="IMark4831554824" text:main-entry="true"/>FieldMetadata<text:alphabetical-index-mark-end text:id="IMark4831554824"/> newFieldMetadata(Field fld);</text:p>
      <text:p text:style-name="P5">}</text:p>
      <text:p text:style-name="P5"/>
      <text:h text:style-name="P29" text:outline-level="3">Interface Metadata</text:h>
      <text:p text:style-name="P4"><text:alphabetical-index-mark-start text:id="IMark4831554824" text:main-entry="true"/>InterfaceMetadata<text:alphabetical-index-mark-end text:id="IMark4831554824"/> represents metadata for a specific persistence-capable interface.</text:p>
      <text:p text:style-name="P5">/**</text:p>
      <text:p text:style-name="P5"><text:s/>* Represents a <text:alphabetical-index-mark-start text:id="IMark4831554824" text:key1="enum"/>persistent<text:alphabetical-index-mark-end text:id="IMark4831554824"/>-interface.</text:p>
      <text:p text:style-name="P5"><text:s/>* @since 2.3</text:p>
      <text:p text:style-name="P5"><text:s/>*/</text:p>
      <text:p text:style-name="P5">public interface <text:alphabetical-index-mark-start text:id="IMark4831554824" text:main-entry="true"/>InterfaceMetadata<text:alphabetical-index-mark-end text:id="IMark4831554824"/> extends <text:alphabetical-index-mark-start text:id="IMark4831884112" text:main-entry="true"/>ComponentMetadata<text:alphabetical-index-mark-end text:id="IMark4831884112"/> {</text:p>
      <text:p text:style-name="P5"><text:s text:c="4"/></text:p>
      <text:p text:style-name="P5">}</text:p>
      <text:p text:style-name="P5"/>
      <text:h text:style-name="P29" text:outline-level="3">Field Metadata</text:h>
      <text:p text:style-name="P4"><text:alphabetical-index-mark-start text:id="IMark4831884112" text:main-entry="true"/>FieldMetadata<text:alphabetical-index-mark-end text:id="IMark4831884112"/> represents metadata for <text:alphabetical-index-mark-start text:id="IMark4831554824" text:key1="enum"/>persistent<text:alphabetical-index-mark-end text:id="IMark4831554824"/> fields.</text:p>
      <text:p text:style-name="P5">/**</text:p>
      <text:p text:style-name="P5"><text:s/>* Represents a field in a class.</text:p>
      <text:p text:style-name="P5"><text:s/>* @since 2.3</text:p>
      <text:p text:style-name="P5"><text:s/>*/</text:p>
      <text:p text:style-name="P5">public interface <text:alphabetical-index-mark-start text:id="IMark4831554824" text:main-entry="true"/>FieldMetadata<text:alphabetical-index-mark-end text:id="IMark4831554824"/> extends <text:alphabetical-index-mark-start text:id="IMark4831884112" text:main-entry="true"/>MemberMetadata<text:alphabetical-index-mark-end text:id="IMark4831884112"/> {</text:p>
      <text:p text:style-name="P5"/>
      <text:p text:style-name="P5">}</text:p>
      <text:p text:style-name="P5"/>
      <text:h text:style-name="P29" text:outline-level="3"><text:soft-page-break/>Property Metadata</text:h>
      <text:p text:style-name="P4"><text:alphabetical-index-mark-start text:id="IMark4831884112" text:main-entry="true"/>PropertyMetadata<text:alphabetical-index-mark-end text:id="IMark4831884112"/> represents metadata for <text:alphabetical-index-mark-start text:id="IMark4831554824" text:key1="enum"/>persistent<text:alphabetical-index-mark-end text:id="IMark4831554824"/> properties.</text:p>
      <text:p text:style-name="P5">/**</text:p>
      <text:p text:style-name="P5"><text:s/>* Represents a property in a class/<text:alphabetical-index-mark-start text:id="IMark4831554824" text:key1="enum"/>persistent<text:alphabetical-index-mark-end text:id="IMark4831554824"/>-interface.</text:p>
      <text:p text:style-name="P5"><text:s/>* @since 2.3</text:p>
      <text:p text:style-name="P5"><text:s/>*/</text:p>
      <text:p text:style-name="P5">public interface <text:alphabetical-index-mark-start text:id="IMark4831554824" text:main-entry="true"/>PropertyMetadata<text:alphabetical-index-mark-end text:id="IMark4831554824"/> extends <text:alphabetical-index-mark-start text:id="IMark4831884112" text:main-entry="true"/>MemberMetadata<text:alphabetical-index-mark-end text:id="IMark4831884112"/> {</text:p>
      <text:p text:style-name="P5"><text:s text:c="4"/>/**</text:p>
      <text:p text:style-name="P5"><text:s text:c="5"/>* Method to set the field name (<text:alphabetical-index-mark-start text:id="IMark4831884112" text:key1="enum"/>persistent<text:alphabetical-index-mark-end text:id="IMark4831884112"/> interfaces)</text:p>
      <text:p text:style-name="P5"><text:s text:c="5"/>* </text:p>
      <text:p text:style-name="P5"><text:s text:c="5"/>* @param name field name</text:p>
      <text:p text:style-name="P5"><text:s text:c="5"/>*/</text:p>
      <text:p text:style-name="P5"><text:s text:c="4"/><text:alphabetical-index-mark-start text:id="IMark4831884112" text:main-entry="true"/>PropertyMetadata<text:alphabetical-index-mark-end text:id="IMark4831884112"/> setFieldName(String name);</text:p>
      <text:p text:style-name="P5"/>
      <text:p text:style-name="P5"><text:s text:c="4"/>/**</text:p>
      <text:p text:style-name="P5"><text:s text:c="5"/>* Accessor for the field name</text:p>
      <text:p text:style-name="P5"><text:s text:c="5"/>* </text:p>
      <text:p text:style-name="P5"><text:s text:c="5"/>* @return Field name</text:p>
      <text:p text:style-name="P5"><text:s text:c="5"/>*/</text:p>
      <text:p text:style-name="P5"><text:s text:c="4"/>String getFieldName();</text:p>
      <text:p text:style-name="P5">}</text:p>
      <text:p text:style-name="P5"/>
      <text:h text:style-name="P29" text:outline-level="3"><text:alphabetical-index-mark-start text:id="IMark4831884112" text:key1="annotation"/>Query<text:alphabetical-index-mark-end text:id="IMark4831884112"/> Metadata</text:h>
      <text:p text:style-name="P4"><text:alphabetical-index-mark-start text:id="IMark4831884112" text:main-entry="true"/>QueryMetadata<text:alphabetical-index-mark-end text:id="IMark4831884112"/> represents metadata for <text:alphabetical-index-mark-start text:id="IMark4831554824" text:key1="annotation"/>queries<text:alphabetical-index-mark-end text:id="IMark4831554824"/>.</text:p>
      <text:p text:style-name="P5">/**</text:p>
      <text:p text:style-name="P5"><text:s/>* Represents a named <text:alphabetical-index-mark-start text:id="IMark4831554824" text:key1="annotation"/>query<text:alphabetical-index-mark-end text:id="IMark4831554824"/>.</text:p>
      <text:p text:style-name="P5"><text:s/>* @since 2.3</text:p>
      <text:p text:style-name="P5"><text:s/>*/</text:p>
      <text:p text:style-name="P5">public interface <text:alphabetical-index-mark-start text:id="IMark4831554824" text:main-entry="true"/>QueryMetadata<text:alphabetical-index-mark-end text:id="IMark4831554824"/> extends Metadata {</text:p>
      <text:p text:style-name="P5"><text:s text:c="4"/>/**</text:p>
      <text:p text:style-name="P5"><text:s text:c="5"/>* Accessor for the name of the <text:alphabetical-index-mark-start text:id="IMark4831554824" text:key1="annotation"/>query<text:alphabetical-index-mark-end text:id="IMark4831554824"/> (set on construction).</text:p>
      <text:p text:style-name="P5"><text:s text:c="5"/>* </text:p>
      <text:p text:style-name="P5"><text:s text:c="5"/>* @return The name</text:p>
      <text:p text:style-name="P5"><text:s text:c="5"/>*/</text:p>
      <text:p text:style-name="P5"><text:s text:c="4"/>String <text:alphabetical-index-mark-start text:id="IMark4831554824" text:main-entry="true"/>getName<text:alphabetical-index-mark-end text:id="IMark4831554824"/>();</text:p>
      <text:p text:style-name="P5"/>
      <text:p text:style-name="P5"><text:s text:c="4"/>/**</text:p>
      <text:p text:style-name="P5"><text:s text:c="5"/>* Method to set the language of the <text:alphabetical-index-mark-start text:id="IMark4831554824" text:key1="annotation"/>query<text:alphabetical-index-mark-end text:id="IMark4831554824"/>.</text:p>
      <text:p text:style-name="P5"><text:s text:c="5"/>* </text:p>
      <text:p text:style-name="P5"><text:s text:c="5"/>* @param lang <text:alphabetical-index-mark-start text:id="IMark4831554824" text:key1="annotation"/>Query<text:alphabetical-index-mark-end text:id="IMark4831554824"/> language</text:p>
      <text:p text:style-name="P5"><text:s text:c="5"/>*/</text:p>
      <text:p text:style-name="P5"><text:soft-page-break/><text:s text:c="4"/><text:alphabetical-index-mark-start text:id="IMark4831554824" text:main-entry="true"/>QueryMetadata<text:alphabetical-index-mark-end text:id="IMark4831554824"/> setLanguage(String lang);</text:p>
      <text:p text:style-name="P5"/>
      <text:p text:style-name="P5"><text:s text:c="4"/>/**</text:p>
      <text:p text:style-name="P5"><text:s text:c="5"/>* Accessor for the <text:alphabetical-index-mark-start text:id="IMark4831554824" text:key1="annotation"/>query<text:alphabetical-index-mark-end text:id="IMark4831554824"/> language.</text:p>
      <text:p text:style-name="P5"><text:s text:c="5"/>* </text:p>
      <text:p text:style-name="P5"><text:s text:c="5"/>* @return The language</text:p>
      <text:p text:style-name="P5"><text:s text:c="5"/>*/</text:p>
      <text:p text:style-name="P5"><text:s text:c="4"/>String getLanguage();</text:p>
      <text:p text:style-name="P5"/>
      <text:p text:style-name="P5"><text:s text:c="4"/>/**</text:p>
      <text:p text:style-name="P5"><text:s text:c="5"/>* Method to set the single-string <text:alphabetical-index-mark-start text:id="IMark4831554824" text:key1="annotation"/>query<text:alphabetical-index-mark-end text:id="IMark4831554824"/>.</text:p>
      <text:p text:style-name="P5"><text:s text:c="5"/>* </text:p>
      <text:p text:style-name="P5"><text:s text:c="5"/>* @param <text:alphabetical-index-mark-start text:id="IMark4831554824" text:key1="annotation"/>query<text:alphabetical-index-mark-end text:id="IMark4831554824"/> The <text:alphabetical-index-mark-start text:id="IMark4831884112" text:key1="annotation"/>query<text:alphabetical-index-mark-end text:id="IMark4831884112"/></text:p>
      <text:p text:style-name="P5"><text:s text:c="5"/>*/</text:p>
      <text:p text:style-name="P5"><text:s text:c="4"/><text:alphabetical-index-mark-start text:id="IMark4831884112" text:main-entry="true"/>QueryMetadata<text:alphabetical-index-mark-end text:id="IMark4831884112"/> setQuery(String <text:alphabetical-index-mark-start text:id="IMark4831554824" text:key1="annotation"/>query<text:alphabetical-index-mark-end text:id="IMark4831554824"/>);</text:p>
      <text:p text:style-name="P5"/>
      <text:p text:style-name="P5"><text:s text:c="4"/>/**</text:p>
      <text:p text:style-name="P5"><text:s text:c="5"/>* Accessor for the single-string <text:alphabetical-index-mark-start text:id="IMark4831554824" text:key1="annotation"/>query<text:alphabetical-index-mark-end text:id="IMark4831554824"/>.</text:p>
      <text:p text:style-name="P5"><text:s text:c="5"/>* </text:p>
      <text:p text:style-name="P5"><text:s text:c="5"/>* @return The <text:alphabetical-index-mark-start text:id="IMark4831554824" text:key1="annotation"/>query<text:alphabetical-index-mark-end text:id="IMark4831554824"/></text:p>
      <text:p text:style-name="P5"><text:s text:c="5"/>*/</text:p>
      <text:p text:style-name="P5"><text:s text:c="4"/>String getQuery();</text:p>
      <text:p text:style-name="P5"/>
      <text:p text:style-name="P5"><text:s text:c="4"/>/**</text:p>
      <text:p text:style-name="P5"><text:s text:c="5"/>* Method to set the result class name for the <text:alphabetical-index-mark-start text:id="IMark4831554824" text:key1="annotation"/>query<text:alphabetical-index-mark-end text:id="IMark4831554824"/></text:p>
      <text:p text:style-name="P5"><text:s text:c="5"/>* </text:p>
      <text:p text:style-name="P5"><text:s text:c="5"/>* @param clsName Result class name</text:p>
      <text:p text:style-name="P5"><text:s text:c="5"/>*/</text:p>
      <text:p text:style-name="P5"><text:s text:c="4"/><text:alphabetical-index-mark-start text:id="IMark4831554824" text:main-entry="true"/>QueryMetadata<text:alphabetical-index-mark-end text:id="IMark4831554824"/> setResultClass(String clsName);</text:p>
      <text:p text:style-name="P5"/>
      <text:p text:style-name="P5"><text:s text:c="4"/>/**</text:p>
      <text:p text:style-name="P5"><text:s text:c="5"/>* Accessor for the result class name for the <text:alphabetical-index-mark-start text:id="IMark4831554824" text:key1="annotation"/>query<text:alphabetical-index-mark-end text:id="IMark4831554824"/>.</text:p>
      <text:p text:style-name="P5"><text:s text:c="5"/>* </text:p>
      <text:p text:style-name="P5"><text:s text:c="5"/>* @return The result class name</text:p>
      <text:p text:style-name="P5"><text:s text:c="5"/>*/</text:p>
      <text:p text:style-name="P5"><text:s text:c="4"/>String getResultClass();</text:p>
      <text:p text:style-name="P5"/>
      <text:p text:style-name="P5"><text:s text:c="4"/>/**</text:p>
      <text:p text:style-name="P5"><text:s text:c="5"/>* Method to set if the <text:alphabetical-index-mark-start text:id="IMark4831554824" text:key1="annotation"/>query<text:alphabetical-index-mark-end text:id="IMark4831554824"/> results are <text:alphabetical-index-mark-start text:id="IMark4831884112" text:key1="annotation"/>unique<text:alphabetical-index-mark-end text:id="IMark4831884112"/></text:p>
      <text:p text:style-name="P5"><text:s text:c="5"/>* </text:p>
      <text:p text:style-name="P5"><text:s text:c="5"/>* @param <text:alphabetical-index-mark-start text:id="IMark4831884112" text:key1="annotation"/>unique<text:alphabetical-index-mark-end text:id="IMark4831884112"/> Whether they are <text:alphabetical-index-mark-start text:id="IMark4831554824" text:key1="annotation"/>unique<text:alphabetical-index-mark-end text:id="IMark4831554824"/></text:p>
      <text:p text:style-name="P5"><text:s text:c="5"/>*/</text:p>
      <text:p text:style-name="P5"><text:soft-page-break/><text:s text:c="4"/><text:alphabetical-index-mark-start text:id="IMark4831554824" text:main-entry="true"/>QueryMetadata<text:alphabetical-index-mark-end text:id="IMark4831554824"/> setUnique(boolean <text:alphabetical-index-mark-start text:id="IMark4831884112" text:key1="annotation"/>unique<text:alphabetical-index-mark-end text:id="IMark4831884112"/>);</text:p>
      <text:p text:style-name="P5"/>
      <text:p text:style-name="P5"><text:s text:c="4"/>/**</text:p>
      <text:p text:style-name="P5"><text:s text:c="5"/>* Accessor for whether results from the <text:alphabetical-index-mark-start text:id="IMark4831884112" text:key1="annotation"/>query<text:alphabetical-index-mark-end text:id="IMark4831884112"/> are <text:alphabetical-index-mark-start text:id="IMark4831554824" text:key1="annotation"/>unique<text:alphabetical-index-mark-end text:id="IMark4831554824"/></text:p>
      <text:p text:style-name="P5"><text:s text:c="5"/>* </text:p>
      <text:p text:style-name="P5"><text:s text:c="5"/>* @return Results are <text:alphabetical-index-mark-start text:id="IMark4831554824" text:key1="annotation"/>unique<text:alphabetical-index-mark-end text:id="IMark4831554824"/>?</text:p>
      <text:p text:style-name="P5"><text:s text:c="5"/>*/</text:p>
      <text:p text:style-name="P5"><text:s text:c="4"/>Boolean getUnique();</text:p>
      <text:p text:style-name="P5"/>
      <text:p text:style-name="P5"><text:s text:c="4"/>/**</text:p>
      <text:p text:style-name="P5"><text:s text:c="5"/>* Method to set the <text:alphabetical-index-mark-start text:id="IMark4831554824" text:key1="annotation"/>query<text:alphabetical-index-mark-end text:id="IMark4831554824"/> as not being modifiable from now.</text:p>
      <text:p text:style-name="P5"><text:s text:c="5"/>*/</text:p>
      <text:p text:style-name="P5"><text:s text:c="4"/><text:alphabetical-index-mark-start text:id="IMark4831554824" text:main-entry="true"/>QueryMetadata<text:alphabetical-index-mark-end text:id="IMark4831554824"/> setUnmodifiable();</text:p>
      <text:p text:style-name="P5"/>
      <text:p text:style-name="P5"><text:s text:c="4"/>/**</text:p>
      <text:p text:style-name="P5"><text:s text:c="5"/>* Accessor for whether the <text:alphabetical-index-mark-start text:id="IMark4831554824" text:key1="annotation"/>query<text:alphabetical-index-mark-end text:id="IMark4831554824"/> is unmodifiable.</text:p>
      <text:p text:style-name="P5"><text:s text:c="5"/>* </text:p>
      <text:p text:style-name="P5"><text:s text:c="5"/>* @return Can’t be changed?</text:p>
      <text:p text:style-name="P5"><text:s text:c="5"/>*/</text:p>
      <text:p text:style-name="P5"><text:s text:c="4"/>boolean getUnmodifiable();</text:p>
      <text:p text:style-name="P5"/>
      <text:p text:style-name="P5"><text:s text:c="4"/>/**</text:p>
      <text:p text:style-name="P5"><text:s text:c="5"/>* Method to set the <text:alphabetical-index-mark-start text:id="IMark4831554824" text:key1="annotation"/>FetchPlan<text:alphabetical-index-mark-end text:id="IMark4831554824"/> to use for this named <text:alphabetical-index-mark-start text:id="IMark4831884112" text:key1="annotation"/>query<text:alphabetical-index-mark-end text:id="IMark4831884112"/>.</text:p>
      <text:p text:style-name="P5"><text:s text:c="5"/>* </text:p>
      <text:p text:style-name="P5"><text:s text:c="5"/>* @param fetchPlanName name of the <text:alphabetical-index-mark-start text:id="IMark4831884112" text:key1="annotation"/>FetchPlan<text:alphabetical-index-mark-end text:id="IMark4831884112"/></text:p>
      <text:p text:style-name="P5"><text:s text:c="5"/>*/</text:p>
      <text:p text:style-name="P5"><text:s text:c="4"/><text:alphabetical-index-mark-start text:id="IMark4831884112" text:main-entry="true"/>QueryMetadata<text:alphabetical-index-mark-end text:id="IMark4831884112"/> setFetchPlan(String fetchPlanName);</text:p>
      <text:p text:style-name="P5"/>
      <text:p text:style-name="P5"><text:s text:c="4"/>/**</text:p>
      <text:p text:style-name="P5"><text:s text:c="5"/>* Accessor for the name of a fetch plan to use (if any).</text:p>
      <text:p text:style-name="P5"><text:s text:c="5"/>* </text:p>
      <text:p text:style-name="P5"><text:s text:c="5"/>* @return The fetch plan name</text:p>
      <text:p text:style-name="P5"><text:s text:c="5"/>*/</text:p>
      <text:p text:style-name="P5"><text:s text:c="4"/>String getFetchPlan();</text:p>
      <text:p text:style-name="P5">}</text:p>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2-06-24T16:01:14.64</meta:creation-date>
    <meta:editing-duration>PT2H53M28S</meta:editing-duration>
    <meta:generator>OpenOffice/4.1.2$Unix OpenOffice.org_project/412m3$Build-9782</meta:generator>
    <dc:title>JDO_Chapter</dc:title>
    <dc:date>2016-10-28T15:47:30</dc:date>
    <dc:creator>Craig Russell</dc:creator>
    <meta:document-statistic meta:table-count="1" meta:image-count="3" meta:object-count="0" meta:page-count="56" meta:paragraph-count="2221" meta:word-count="9289" meta:character-count="672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